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57in"/>
    </style:style>
    <style:style style:name="co2" style:family="table-column">
      <style:table-column-properties fo:break-before="auto" style:column-width="0.4701in"/>
    </style:style>
    <style:style style:name="co3" style:family="table-column">
      <style:table-column-properties fo:break-before="auto" style:column-width="0.51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3441in" svg:height="6.0996in" svg:x="2.2154in" svg:y="0.2413in">
            <draw:object draw:notify-on-update-of-ranges="Sheet1.A1:Sheet1.A1 Sheet1.A2:Sheet1.A573 Sheet1.B1:Sheet1.B1 Sheet1.B2:Sheet1.B57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Valve Temp °C</text:p>
          </table:table-cell>
          <table:table-cell table:number-columns-repeated="2" office:value-type="string">
            <text:p>N/A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7.15">
            <text:p>17.15</text:p>
          </table:table-cell>
          <table:table-cell office:value-type="float" office:value="-30.05">
            <text:p>-30.0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.15">
            <text:p>17.15</text:p>
          </table:table-cell>
          <table:table-cell office:value-type="float" office:value="-30.05">
            <text:p>-30.0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17.05">
            <text:p>17.05</text:p>
          </table:table-cell>
          <table:table-cell office:value-type="float" office:value="-30.26">
            <text:p>-30.26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7.05">
            <text:p>17.05</text:p>
          </table:table-cell>
          <table:table-cell office:value-type="float" office:value="-30.26">
            <text:p>-30.26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17.48">
            <text:p>17.48</text:p>
          </table:table-cell>
          <table:table-cell office:value-type="float" office:value="-29.94">
            <text:p>-29.94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.48">
            <text:p>17.48</text:p>
          </table:table-cell>
          <table:table-cell office:value-type="float" office:value="-29.94">
            <text:p>-29.94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18.44">
            <text:p>18.4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8.44">
            <text:p>18.4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2.75">
            <text:p>2.75</text:p>
          </table:table-cell>
          <table:table-cell office:value-type="float" office:value="16.29">
            <text:p>16.29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.29">
            <text:p>16.29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17.26">
            <text:p>17.2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7.26">
            <text:p>17.2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16.83">
            <text:p>16.83</text:p>
          </table:table-cell>
          <table:table-cell table:number-columns-repeated="2" office:value-type="float" office:value="-30.26">
            <text:p>-30.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.83">
            <text:p>16.83</text:p>
          </table:table-cell>
          <table:table-cell table:number-columns-repeated="2" office:value-type="float" office:value="-30.26">
            <text:p>-30.26</text:p>
          </table:table-cell>
        </table:table-row>
        <table:table-row table:style-name="ro1">
          <table:table-cell office:value-type="float" office:value="4.25">
            <text:p>4.25</text:p>
          </table:table-cell>
          <table:table-cell office:value-type="float" office:value="17.91">
            <text:p>17.91</text:p>
          </table:table-cell>
          <table:table-cell office:value-type="float" office:value="-30.05">
            <text:p>-30.05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7.91">
            <text:p>17.91</text:p>
          </table:table-cell>
          <table:table-cell office:value-type="float" office:value="-30.05">
            <text:p>-30.05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17.05">
            <text:p>17.05</text:p>
          </table:table-cell>
          <table:table-cell office:value-type="float" office:value="-29.83">
            <text:p>-29.83</text:p>
          </table:table-cell>
          <table:table-cell office:value-type="float" office:value="-28.76">
            <text:p>-28.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.05">
            <text:p>17.05</text:p>
          </table:table-cell>
          <table:table-cell office:value-type="float" office:value="-29.83">
            <text:p>-29.83</text:p>
          </table:table-cell>
          <table:table-cell office:value-type="float" office:value="-28.76">
            <text:p>-28.76</text:p>
          </table:table-cell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17.26">
            <text:p>17.26</text:p>
          </table:table-cell>
          <table:table-cell office:value-type="float" office:value="-29.83">
            <text:p>-29.83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7.26">
            <text:p>17.26</text:p>
          </table:table-cell>
          <table:table-cell office:value-type="float" office:value="-29.83">
            <text:p>-29.83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17.15">
            <text:p>17.15</text:p>
          </table:table-cell>
          <table:table-cell office:value-type="float" office:value="-29.94">
            <text:p>-29.94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.15">
            <text:p>17.15</text:p>
          </table:table-cell>
          <table:table-cell office:value-type="float" office:value="-29.94">
            <text:p>-29.94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6.25">
            <text:p>6.25</text:p>
          </table:table-cell>
          <table:table-cell office:value-type="float" office:value="16.83">
            <text:p>16.83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6.83">
            <text:p>16.83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6.75">
            <text:p>6.75</text:p>
          </table:table-cell>
          <table:table-cell office:value-type="float" office:value="16.83">
            <text:p>16.83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.83">
            <text:p>16.83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7.25">
            <text:p>7.25</text:p>
          </table:table-cell>
          <table:table-cell office:value-type="float" office:value="17.05">
            <text:p>17.0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17.05">
            <text:p>17.0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7.75">
            <text:p>7.75</text:p>
          </table:table-cell>
          <table:table-cell office:value-type="float" office:value="15.43">
            <text:p>15.43</text:p>
          </table:table-cell>
          <table:table-cell office:value-type="float" office:value="-30.37">
            <text:p>-30.37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.43">
            <text:p>15.43</text:p>
          </table:table-cell>
          <table:table-cell office:value-type="float" office:value="-30.37">
            <text:p>-30.37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8.25">
            <text:p>8.25</text:p>
          </table:table-cell>
          <table:table-cell office:value-type="float" office:value="16.62">
            <text:p>16.62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16.62">
            <text:p>16.62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8.75">
            <text:p>8.75</text:p>
          </table:table-cell>
          <table:table-cell office:value-type="float" office:value="16.94">
            <text:p>16.94</text:p>
          </table:table-cell>
          <table:table-cell office:value-type="float" office:value="-30.15">
            <text:p>-30.15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.94">
            <text:p>16.94</text:p>
          </table:table-cell>
          <table:table-cell office:value-type="float" office:value="-30.15">
            <text:p>-30.15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9.25">
            <text:p>9.25</text:p>
          </table:table-cell>
          <table:table-cell office:value-type="float" office:value="16.94">
            <text:p>16.94</text:p>
          </table:table-cell>
          <table:table-cell office:value-type="float" office:value="-29.62">
            <text:p>-29.62</text:p>
          </table:table-cell>
          <table:table-cell office:value-type="float" office:value="-29.72">
            <text:p>-29.72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16.94">
            <text:p>16.94</text:p>
          </table:table-cell>
          <table:table-cell office:value-type="float" office:value="-29.62">
            <text:p>-29.62</text:p>
          </table:table-cell>
          <table:table-cell office:value-type="float" office:value="-29.72">
            <text:p>-29.72</text:p>
          </table:table-cell>
        </table:table-row>
        <table:table-row table:style-name="ro1">
          <table:table-cell office:value-type="float" office:value="9.75">
            <text:p>9.75</text:p>
          </table:table-cell>
          <table:table-cell office:value-type="float" office:value="17.26">
            <text:p>17.26</text:p>
          </table:table-cell>
          <table:table-cell office:value-type="float" office:value="-30.05">
            <text:p>-30.05</text:p>
          </table:table-cell>
          <table:table-cell office:value-type="float" office:value="-28.43">
            <text:p>-28.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.26">
            <text:p>17.26</text:p>
          </table:table-cell>
          <table:table-cell office:value-type="float" office:value="-30.05">
            <text:p>-30.05</text:p>
          </table:table-cell>
          <table:table-cell office:value-type="float" office:value="-28.43">
            <text:p>-28.43</text:p>
          </table:table-cell>
        </table:table-row>
        <table:table-row table:style-name="ro1">
          <table:table-cell office:value-type="float" office:value="10.25">
            <text:p>10.25</text:p>
          </table:table-cell>
          <table:table-cell office:value-type="float" office:value="17.15">
            <text:p>17.1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office:value-type="float" office:value="17.15">
            <text:p>17.1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0.75">
            <text:p>10.75</text:p>
          </table:table-cell>
          <table:table-cell office:value-type="float" office:value="16.62">
            <text:p>16.62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.62">
            <text:p>16.62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1.25">
            <text:p>11.25</text:p>
          </table:table-cell>
          <table:table-cell office:value-type="float" office:value="17.15">
            <text:p>17.1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1.5">
            <text:p>11.5</text:p>
          </table:table-cell>
          <table:table-cell office:value-type="float" office:value="17.15">
            <text:p>17.1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1.75">
            <text:p>11.75</text:p>
          </table:table-cell>
          <table:table-cell office:value-type="float" office:value="18.23">
            <text:p>18.23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.23">
            <text:p>18.23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2.25">
            <text:p>12.25</text:p>
          </table:table-cell>
          <table:table-cell office:value-type="float" office:value="16.62">
            <text:p>16.62</text:p>
          </table:table-cell>
          <table:table-cell office:value-type="float" office:value="-29.94">
            <text:p>-29.94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16.62">
            <text:p>16.62</text:p>
          </table:table-cell>
          <table:table-cell office:value-type="float" office:value="-29.94">
            <text:p>-29.94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2.75">
            <text:p>12.75</text:p>
          </table:table-cell>
          <table:table-cell office:value-type="float" office:value="17.48">
            <text:p>17.48</text:p>
          </table:table-cell>
          <table:table-cell office:value-type="float" office:value="-30.05">
            <text:p>-30.05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.48">
            <text:p>17.48</text:p>
          </table:table-cell>
          <table:table-cell office:value-type="float" office:value="-30.05">
            <text:p>-30.05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13.25">
            <text:p>13.25</text:p>
          </table:table-cell>
          <table:table-cell office:value-type="float" office:value="16.51">
            <text:p>16.51</text:p>
          </table:table-cell>
          <table:table-cell office:value-type="float" office:value="-29.83">
            <text:p>-29.83</text:p>
          </table:table-cell>
          <table:table-cell office:value-type="float" office:value="-29.29">
            <text:p>-29.29</text:p>
          </table:table-cell>
        </table:table-row>
        <table:table-row table:style-name="ro1">
          <table:table-cell office:value-type="float" office:value="13.5">
            <text:p>13.5</text:p>
          </table:table-cell>
          <table:table-cell office:value-type="float" office:value="16.51">
            <text:p>16.51</text:p>
          </table:table-cell>
          <table:table-cell office:value-type="float" office:value="-29.83">
            <text:p>-29.83</text:p>
          </table:table-cell>
          <table:table-cell office:value-type="float" office:value="-29.29">
            <text:p>-29.29</text:p>
          </table:table-cell>
        </table:table-row>
        <table:table-row table:style-name="ro1">
          <table:table-cell office:value-type="float" office:value="13.75">
            <text:p>13.75</text:p>
          </table:table-cell>
          <table:table-cell office:value-type="float" office:value="15.11">
            <text:p>15.11</text:p>
          </table:table-cell>
          <table:table-cell office:value-type="float" office:value="-30.05">
            <text:p>-30.0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.11">
            <text:p>15.11</text:p>
          </table:table-cell>
          <table:table-cell office:value-type="float" office:value="-30.05">
            <text:p>-30.0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4.25">
            <text:p>14.25</text:p>
          </table:table-cell>
          <table:table-cell office:value-type="float" office:value="17.37">
            <text:p>17.3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4.5">
            <text:p>14.5</text:p>
          </table:table-cell>
          <table:table-cell office:value-type="float" office:value="17.37">
            <text:p>17.3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4.75">
            <text:p>14.75</text:p>
          </table:table-cell>
          <table:table-cell office:value-type="float" office:value="17.37">
            <text:p>17.3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.37">
            <text:p>17.3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5.25">
            <text:p>15.25</text:p>
          </table:table-cell>
          <table:table-cell office:value-type="float" office:value="17.15">
            <text:p>17.1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5.5">
            <text:p>15.5</text:p>
          </table:table-cell>
          <table:table-cell office:value-type="float" office:value="17.15">
            <text:p>17.1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5.75">
            <text:p>15.75</text:p>
          </table:table-cell>
          <table:table-cell office:value-type="float" office:value="16.72">
            <text:p>16.72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.72">
            <text:p>16.72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6.25">
            <text:p>16.25</text:p>
          </table:table-cell>
          <table:table-cell office:value-type="float" office:value="17.26">
            <text:p>17.26</text:p>
          </table:table-cell>
          <table:table-cell table:number-columns-repeated="2" office:value-type="float" office:value="-30.15">
            <text:p>-30.15</text:p>
          </table:table-cell>
        </table:table-row>
        <table:table-row table:style-name="ro1">
          <table:table-cell office:value-type="float" office:value="16.5">
            <text:p>16.5</text:p>
          </table:table-cell>
          <table:table-cell office:value-type="float" office:value="17.26">
            <text:p>17.26</text:p>
          </table:table-cell>
          <table:table-cell table:number-columns-repeated="2" office:value-type="float" office:value="-30.15">
            <text:p>-30.15</text:p>
          </table:table-cell>
        </table:table-row>
        <table:table-row table:style-name="ro1">
          <table:table-cell office:value-type="float" office:value="16.75">
            <text:p>16.75</text:p>
          </table:table-cell>
          <table:table-cell office:value-type="float" office:value="18.55">
            <text:p>18.55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.55">
            <text:p>18.55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7.25">
            <text:p>17.25</text:p>
          </table:table-cell>
          <table:table-cell office:value-type="float" office:value="17.15">
            <text:p>17.15</text:p>
          </table:table-cell>
          <table:table-cell office:value-type="float" office:value="-29.51">
            <text:p>-29.51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17.5">
            <text:p>17.5</text:p>
          </table:table-cell>
          <table:table-cell office:value-type="float" office:value="17.15">
            <text:p>17.15</text:p>
          </table:table-cell>
          <table:table-cell office:value-type="float" office:value="-29.51">
            <text:p>-29.51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17.75">
            <text:p>17.75</text:p>
          </table:table-cell>
          <table:table-cell office:value-type="float" office:value="17.58">
            <text:p>17.58</text:p>
          </table:table-cell>
          <table:table-cell office:value-type="float" office:value="-29.94">
            <text:p>-29.94</text:p>
          </table:table-cell>
          <table:table-cell office:value-type="float" office:value="-30.05">
            <text:p>-30.0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.58">
            <text:p>17.58</text:p>
          </table:table-cell>
          <table:table-cell office:value-type="float" office:value="-29.94">
            <text:p>-29.94</text:p>
          </table:table-cell>
          <table:table-cell office:value-type="float" office:value="-30.05">
            <text:p>-30.05</text:p>
          </table:table-cell>
        </table:table-row>
        <table:table-row table:style-name="ro1">
          <table:table-cell office:value-type="float" office:value="18.25">
            <text:p>18.25</text:p>
          </table:table-cell>
          <table:table-cell office:value-type="float" office:value="17.58">
            <text:p>17.5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8.5">
            <text:p>18.5</text:p>
          </table:table-cell>
          <table:table-cell office:value-type="float" office:value="17.58">
            <text:p>17.5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8.75">
            <text:p>18.75</text:p>
          </table:table-cell>
          <table:table-cell office:value-type="float" office:value="18.44">
            <text:p>18.44</text:p>
          </table:table-cell>
          <table:table-cell office:value-type="float" office:value="-30.37">
            <text:p>-30.37</text:p>
          </table:table-cell>
          <table:table-cell office:value-type="float" office:value="-28.54">
            <text:p>-28.5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.44">
            <text:p>18.44</text:p>
          </table:table-cell>
          <table:table-cell office:value-type="float" office:value="-30.37">
            <text:p>-30.37</text:p>
          </table:table-cell>
          <table:table-cell office:value-type="float" office:value="-28.54">
            <text:p>-28.54</text:p>
          </table:table-cell>
        </table:table-row>
        <table:table-row table:style-name="ro1">
          <table:table-cell office:value-type="float" office:value="19.25">
            <text:p>19.25</text:p>
          </table:table-cell>
          <table:table-cell office:value-type="float" office:value="15.54">
            <text:p>15.5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9.5">
            <text:p>19.5</text:p>
          </table:table-cell>
          <table:table-cell office:value-type="float" office:value="15.54">
            <text:p>15.5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9.75">
            <text:p>19.75</text:p>
          </table:table-cell>
          <table:table-cell office:value-type="float" office:value="16.94">
            <text:p>16.9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.94">
            <text:p>16.9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20.25">
            <text:p>20.25</text:p>
          </table:table-cell>
          <table:table-cell office:value-type="float" office:value="16.29">
            <text:p>16.29</text:p>
          </table:table-cell>
          <table:table-cell office:value-type="float" office:value="-30.05">
            <text:p>-30.0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20.5">
            <text:p>20.5</text:p>
          </table:table-cell>
          <table:table-cell office:value-type="float" office:value="16.29">
            <text:p>16.29</text:p>
          </table:table-cell>
          <table:table-cell office:value-type="float" office:value="-30.05">
            <text:p>-30.0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20.75">
            <text:p>20.75</text:p>
          </table:table-cell>
          <table:table-cell office:value-type="float" office:value="17.15">
            <text:p>17.15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.15">
            <text:p>17.15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21.25">
            <text:p>21.25</text:p>
          </table:table-cell>
          <table:table-cell office:value-type="float" office:value="17.26">
            <text:p>17.26</text:p>
          </table:table-cell>
          <table:table-cell office:value-type="float" office:value="-28.97">
            <text:p>-28.97</text:p>
          </table:table-cell>
          <table:table-cell office:value-type="float" office:value="-29.51">
            <text:p>-29.51</text:p>
          </table:table-cell>
        </table:table-row>
        <table:table-row table:style-name="ro1">
          <table:table-cell office:value-type="float" office:value="21.5">
            <text:p>21.5</text:p>
          </table:table-cell>
          <table:table-cell office:value-type="float" office:value="17.26">
            <text:p>17.26</text:p>
          </table:table-cell>
          <table:table-cell office:value-type="float" office:value="-28.97">
            <text:p>-28.97</text:p>
          </table:table-cell>
          <table:table-cell office:value-type="float" office:value="-29.51">
            <text:p>-29.51</text:p>
          </table:table-cell>
        </table:table-row>
        <table:table-row table:style-name="ro1">
          <table:table-cell office:value-type="float" office:value="21.75">
            <text:p>21.75</text:p>
          </table:table-cell>
          <table:table-cell office:value-type="float" office:value="17.26">
            <text:p>17.26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.26">
            <text:p>17.26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22.25">
            <text:p>22.25</text:p>
          </table:table-cell>
          <table:table-cell office:value-type="float" office:value="16.94">
            <text:p>16.9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22.5">
            <text:p>22.5</text:p>
          </table:table-cell>
          <table:table-cell office:value-type="float" office:value="16.94">
            <text:p>16.9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22.75">
            <text:p>22.75</text:p>
          </table:table-cell>
          <table:table-cell office:value-type="float" office:value="17.05">
            <text:p>17.05</text:p>
          </table:table-cell>
          <table:table-cell office:value-type="float" office:value="-30.37">
            <text:p>-30.37</text:p>
          </table:table-cell>
          <table:table-cell office:value-type="float" office:value="-30.05">
            <text:p>-30.0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.05">
            <text:p>17.05</text:p>
          </table:table-cell>
          <table:table-cell office:value-type="float" office:value="-30.37">
            <text:p>-30.37</text:p>
          </table:table-cell>
          <table:table-cell office:value-type="float" office:value="-30.05">
            <text:p>-30.05</text:p>
          </table:table-cell>
        </table:table-row>
        <table:table-row table:style-name="ro1">
          <table:table-cell office:value-type="float" office:value="23.25">
            <text:p>23.25</text:p>
          </table:table-cell>
          <table:table-cell office:value-type="float" office:value="17.26">
            <text:p>17.2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23.5">
            <text:p>23.5</text:p>
          </table:table-cell>
          <table:table-cell office:value-type="float" office:value="17.26">
            <text:p>17.2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23.75">
            <text:p>23.75</text:p>
          </table:table-cell>
          <table:table-cell office:value-type="float" office:value="16.4">
            <text:p>16.4</text:p>
          </table:table-cell>
          <table:table-cell office:value-type="float" office:value="-30.37">
            <text:p>-30.37</text:p>
          </table:table-cell>
          <table:table-cell office:value-type="float" office:value="-29.19">
            <text:p>-29.1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.4">
            <text:p>16.4</text:p>
          </table:table-cell>
          <table:table-cell office:value-type="float" office:value="-30.37">
            <text:p>-30.37</text:p>
          </table:table-cell>
          <table:table-cell office:value-type="float" office:value="-29.19">
            <text:p>-29.19</text:p>
          </table:table-cell>
        </table:table-row>
        <table:table-row table:style-name="ro1">
          <table:table-cell office:value-type="float" office:value="24.25">
            <text:p>24.25</text:p>
          </table:table-cell>
          <table:table-cell office:value-type="float" office:value="18.77">
            <text:p>18.77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24.5">
            <text:p>24.5</text:p>
          </table:table-cell>
          <table:table-cell office:value-type="float" office:value="18.77">
            <text:p>18.77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24.75">
            <text:p>24.75</text:p>
          </table:table-cell>
          <table:table-cell office:value-type="float" office:value="16.62">
            <text:p>16.62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.62">
            <text:p>16.62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25.25">
            <text:p>25.25</text:p>
          </table:table-cell>
          <table:table-cell office:value-type="float" office:value="17.48">
            <text:p>17.48</text:p>
          </table:table-cell>
          <table:table-cell office:value-type="float" office:value="-29.62">
            <text:p>-29.62</text:p>
          </table:table-cell>
          <table:table-cell office:value-type="float" office:value="-29.83">
            <text:p>-29.83</text:p>
          </table:table-cell>
        </table:table-row>
        <table:table-row table:style-name="ro1">
          <table:table-cell office:value-type="float" office:value="25.5">
            <text:p>25.5</text:p>
          </table:table-cell>
          <table:table-cell office:value-type="float" office:value="17.48">
            <text:p>17.48</text:p>
          </table:table-cell>
          <table:table-cell office:value-type="float" office:value="-29.62">
            <text:p>-29.62</text:p>
          </table:table-cell>
          <table:table-cell office:value-type="float" office:value="-29.83">
            <text:p>-29.83</text:p>
          </table:table-cell>
        </table:table-row>
        <table:table-row table:style-name="ro1">
          <table:table-cell office:value-type="float" office:value="25.75">
            <text:p>25.75</text:p>
          </table:table-cell>
          <table:table-cell office:value-type="float" office:value="17.26">
            <text:p>17.26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.26">
            <text:p>17.26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26.25">
            <text:p>26.25</text:p>
          </table:table-cell>
          <table:table-cell office:value-type="float" office:value="17.05">
            <text:p>17.0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26.5">
            <text:p>26.5</text:p>
          </table:table-cell>
          <table:table-cell office:value-type="float" office:value="17.05">
            <text:p>17.0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26.75">
            <text:p>26.75</text:p>
          </table:table-cell>
          <table:table-cell office:value-type="float" office:value="16.83">
            <text:p>16.83</text:p>
          </table:table-cell>
          <table:table-cell office:value-type="float" office:value="-30.05">
            <text:p>-30.0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.83">
            <text:p>16.83</text:p>
          </table:table-cell>
          <table:table-cell office:value-type="float" office:value="-30.05">
            <text:p>-30.0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27.25">
            <text:p>27.25</text:p>
          </table:table-cell>
          <table:table-cell office:value-type="float" office:value="16.51">
            <text:p>16.5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27.5">
            <text:p>27.5</text:p>
          </table:table-cell>
          <table:table-cell office:value-type="float" office:value="16.51">
            <text:p>16.5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27.75">
            <text:p>27.75</text:p>
          </table:table-cell>
          <table:table-cell office:value-type="float" office:value="16.62">
            <text:p>16.62</text:p>
          </table:table-cell>
          <table:table-cell office:value-type="float" office:value="-30.37">
            <text:p>-30.37</text:p>
          </table:table-cell>
          <table:table-cell office:value-type="float" office:value="-29.08">
            <text:p>-29.0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.62">
            <text:p>16.62</text:p>
          </table:table-cell>
          <table:table-cell office:value-type="float" office:value="-30.37">
            <text:p>-30.37</text:p>
          </table:table-cell>
          <table:table-cell office:value-type="float" office:value="-29.08">
            <text:p>-29.08</text:p>
          </table:table-cell>
        </table:table-row>
        <table:table-row table:style-name="ro1">
          <table:table-cell office:value-type="float" office:value="28.25">
            <text:p>28.25</text:p>
          </table:table-cell>
          <table:table-cell office:value-type="float" office:value="16.4">
            <text:p>16.4</text:p>
          </table:table-cell>
          <table:table-cell office:value-type="float" office:value="-30.05">
            <text:p>-30.0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28.5">
            <text:p>28.5</text:p>
          </table:table-cell>
          <table:table-cell office:value-type="float" office:value="16.4">
            <text:p>16.4</text:p>
          </table:table-cell>
          <table:table-cell office:value-type="float" office:value="-30.05">
            <text:p>-30.0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28.75">
            <text:p>28.75</text:p>
          </table:table-cell>
          <table:table-cell office:value-type="float" office:value="17.26">
            <text:p>17.26</text:p>
          </table:table-cell>
          <table:table-cell office:value-type="float" office:value="-29.72">
            <text:p>-29.72</text:p>
          </table:table-cell>
          <table:table-cell office:value-type="float" office:value="-29.08">
            <text:p>-29.0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7.26">
            <text:p>17.26</text:p>
          </table:table-cell>
          <table:table-cell office:value-type="float" office:value="-29.72">
            <text:p>-29.72</text:p>
          </table:table-cell>
          <table:table-cell office:value-type="float" office:value="-29.08">
            <text:p>-29.08</text:p>
          </table:table-cell>
        </table:table-row>
        <table:table-row table:style-name="ro1">
          <table:table-cell office:value-type="float" office:value="29.25">
            <text:p>29.25</text:p>
          </table:table-cell>
          <table:table-cell office:value-type="float" office:value="17.91">
            <text:p>17.91</text:p>
          </table:table-cell>
          <table:table-cell office:value-type="float" office:value="-29.51">
            <text:p>-29.51</text:p>
          </table:table-cell>
          <table:table-cell office:value-type="float" office:value="-29.83">
            <text:p>-29.83</text:p>
          </table:table-cell>
        </table:table-row>
        <table:table-row table:style-name="ro1">
          <table:table-cell office:value-type="float" office:value="29.5">
            <text:p>29.5</text:p>
          </table:table-cell>
          <table:table-cell office:value-type="float" office:value="17.91">
            <text:p>17.91</text:p>
          </table:table-cell>
          <table:table-cell office:value-type="float" office:value="-29.51">
            <text:p>-29.51</text:p>
          </table:table-cell>
          <table:table-cell office:value-type="float" office:value="-29.83">
            <text:p>-29.83</text:p>
          </table:table-cell>
        </table:table-row>
        <table:table-row table:style-name="ro1">
          <table:table-cell office:value-type="float" office:value="29.75">
            <text:p>29.75</text:p>
          </table:table-cell>
          <table:table-cell office:value-type="float" office:value="17.58">
            <text:p>17.58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.58">
            <text:p>17.58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30.25">
            <text:p>30.25</text:p>
          </table:table-cell>
          <table:table-cell office:value-type="float" office:value="17.26">
            <text:p>17.2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30.5">
            <text:p>30.5</text:p>
          </table:table-cell>
          <table:table-cell office:value-type="float" office:value="17.26">
            <text:p>17.2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30.75">
            <text:p>30.75</text:p>
          </table:table-cell>
          <table:table-cell office:value-type="float" office:value="16.62">
            <text:p>16.62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.62">
            <text:p>16.62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31.25">
            <text:p>31.25</text:p>
          </table:table-cell>
          <table:table-cell office:value-type="float" office:value="16.4">
            <text:p>16.4</text:p>
          </table:table-cell>
          <table:table-cell office:value-type="float" office:value="-30.37">
            <text:p>-30.37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31.5">
            <text:p>31.5</text:p>
          </table:table-cell>
          <table:table-cell office:value-type="float" office:value="16.4">
            <text:p>16.4</text:p>
          </table:table-cell>
          <table:table-cell office:value-type="float" office:value="-30.37">
            <text:p>-30.37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31.75">
            <text:p>31.75</text:p>
          </table:table-cell>
          <table:table-cell office:value-type="float" office:value="17.48">
            <text:p>17.48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.48">
            <text:p>17.48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32.25">
            <text:p>32.25</text:p>
          </table:table-cell>
          <table:table-cell office:value-type="float" office:value="16.94">
            <text:p>16.94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32.5">
            <text:p>32.5</text:p>
          </table:table-cell>
          <table:table-cell office:value-type="float" office:value="16.94">
            <text:p>16.94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32.75">
            <text:p>32.75</text:p>
          </table:table-cell>
          <table:table-cell office:value-type="float" office:value="17.48">
            <text:p>17.48</text:p>
          </table:table-cell>
          <table:table-cell office:value-type="float" office:value="-29.94">
            <text:p>-29.94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.48">
            <text:p>17.48</text:p>
          </table:table-cell>
          <table:table-cell office:value-type="float" office:value="-29.94">
            <text:p>-29.94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33.25">
            <text:p>33.25</text:p>
          </table:table-cell>
          <table:table-cell office:value-type="float" office:value="17.58">
            <text:p>17.58</text:p>
          </table:table-cell>
          <table:table-cell office:value-type="float" office:value="-29.94">
            <text:p>-29.94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33.5">
            <text:p>33.5</text:p>
          </table:table-cell>
          <table:table-cell office:value-type="float" office:value="17.58">
            <text:p>17.58</text:p>
          </table:table-cell>
          <table:table-cell office:value-type="float" office:value="-29.94">
            <text:p>-29.94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33.75">
            <text:p>33.75</text:p>
          </table:table-cell>
          <table:table-cell office:value-type="float" office:value="17.15">
            <text:p>17.15</text:p>
          </table:table-cell>
          <table:table-cell office:value-type="float" office:value="-30.15">
            <text:p>-30.15</text:p>
          </table:table-cell>
          <table:table-cell office:value-type="float" office:value="-29.4">
            <text:p>-29.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7.15">
            <text:p>17.15</text:p>
          </table:table-cell>
          <table:table-cell office:value-type="float" office:value="-30.15">
            <text:p>-30.15</text:p>
          </table:table-cell>
          <table:table-cell office:value-type="float" office:value="-29.4">
            <text:p>-29.4</text:p>
          </table:table-cell>
        </table:table-row>
        <table:table-row table:style-name="ro1">
          <table:table-cell office:value-type="float" office:value="34.25">
            <text:p>34.25</text:p>
          </table:table-cell>
          <table:table-cell office:value-type="float" office:value="17.05">
            <text:p>17.05</text:p>
          </table:table-cell>
          <table:table-cell office:value-type="float" office:value="-30.37">
            <text:p>-30.37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34.5">
            <text:p>34.5</text:p>
          </table:table-cell>
          <table:table-cell office:value-type="float" office:value="17.05">
            <text:p>17.05</text:p>
          </table:table-cell>
          <table:table-cell office:value-type="float" office:value="-30.37">
            <text:p>-30.37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34.75">
            <text:p>34.75</text:p>
          </table:table-cell>
          <table:table-cell office:value-type="float" office:value="17.15">
            <text:p>17.15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.15">
            <text:p>17.15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35.25">
            <text:p>35.25</text:p>
          </table:table-cell>
          <table:table-cell office:value-type="float" office:value="17.8">
            <text:p>17.8</text:p>
          </table:table-cell>
          <table:table-cell office:value-type="float" office:value="-30.37">
            <text:p>-30.37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35.5">
            <text:p>35.5</text:p>
          </table:table-cell>
          <table:table-cell office:value-type="float" office:value="17.8">
            <text:p>17.8</text:p>
          </table:table-cell>
          <table:table-cell office:value-type="float" office:value="-30.37">
            <text:p>-30.37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35.75">
            <text:p>35.75</text:p>
          </table:table-cell>
          <table:table-cell office:value-type="float" office:value="17.15">
            <text:p>17.15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7.15">
            <text:p>17.15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36.25">
            <text:p>36.25</text:p>
          </table:table-cell>
          <table:table-cell office:value-type="float" office:value="17.37">
            <text:p>17.37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36.5">
            <text:p>36.5</text:p>
          </table:table-cell>
          <table:table-cell office:value-type="float" office:value="17.37">
            <text:p>17.37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36.75">
            <text:p>36.75</text:p>
          </table:table-cell>
          <table:table-cell office:value-type="float" office:value="17.15">
            <text:p>17.15</text:p>
          </table:table-cell>
          <table:table-cell office:value-type="float" office:value="-30.26">
            <text:p>-30.26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7.15">
            <text:p>17.15</text:p>
          </table:table-cell>
          <table:table-cell office:value-type="float" office:value="-30.26">
            <text:p>-30.26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37.25">
            <text:p>37.25</text:p>
          </table:table-cell>
          <table:table-cell office:value-type="float" office:value="17.58">
            <text:p>17.58</text:p>
          </table:table-cell>
          <table:table-cell office:value-type="float" office:value="-30.05">
            <text:p>-30.05</text:p>
          </table:table-cell>
          <table:table-cell office:value-type="float" office:value="-29.29">
            <text:p>-29.29</text:p>
          </table:table-cell>
        </table:table-row>
        <table:table-row table:style-name="ro1">
          <table:table-cell office:value-type="float" office:value="37.5">
            <text:p>37.5</text:p>
          </table:table-cell>
          <table:table-cell office:value-type="float" office:value="17.58">
            <text:p>17.58</text:p>
          </table:table-cell>
          <table:table-cell office:value-type="float" office:value="-30.05">
            <text:p>-30.05</text:p>
          </table:table-cell>
          <table:table-cell office:value-type="float" office:value="-29.29">
            <text:p>-29.29</text:p>
          </table:table-cell>
        </table:table-row>
        <table:table-row table:style-name="ro1">
          <table:table-cell office:value-type="float" office:value="37.75">
            <text:p>37.75</text:p>
          </table:table-cell>
          <table:table-cell office:value-type="float" office:value="17.8">
            <text:p>17.8</text:p>
          </table:table-cell>
          <table:table-cell office:value-type="float" office:value="-30.37">
            <text:p>-30.37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7.8">
            <text:p>17.8</text:p>
          </table:table-cell>
          <table:table-cell office:value-type="float" office:value="-30.37">
            <text:p>-30.37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38.25">
            <text:p>38.25</text:p>
          </table:table-cell>
          <table:table-cell office:value-type="float" office:value="17.05">
            <text:p>17.0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38.5">
            <text:p>38.5</text:p>
          </table:table-cell>
          <table:table-cell office:value-type="float" office:value="17.05">
            <text:p>17.0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38.75">
            <text:p>38.75</text:p>
          </table:table-cell>
          <table:table-cell office:value-type="float" office:value="16.83">
            <text:p>16.83</text:p>
          </table:table-cell>
          <table:table-cell office:value-type="float" office:value="-30.37">
            <text:p>-30.37</text:p>
          </table:table-cell>
          <table:table-cell office:value-type="float" office:value="-29.19">
            <text:p>-29.1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.83">
            <text:p>16.83</text:p>
          </table:table-cell>
          <table:table-cell office:value-type="float" office:value="-30.37">
            <text:p>-30.37</text:p>
          </table:table-cell>
          <table:table-cell office:value-type="float" office:value="-29.19">
            <text:p>-29.19</text:p>
          </table:table-cell>
        </table:table-row>
        <table:table-row table:style-name="ro1">
          <table:table-cell office:value-type="float" office:value="39.25">
            <text:p>39.25</text:p>
          </table:table-cell>
          <table:table-cell office:value-type="float" office:value="17.8">
            <text:p>17.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39.5">
            <text:p>39.5</text:p>
          </table:table-cell>
          <table:table-cell office:value-type="float" office:value="17.8">
            <text:p>17.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39.75">
            <text:p>39.75</text:p>
          </table:table-cell>
          <table:table-cell office:value-type="float" office:value="17.05">
            <text:p>17.05</text:p>
          </table:table-cell>
          <table:table-cell office:value-type="float" office:value="-30.26">
            <text:p>-30.26</text:p>
          </table:table-cell>
          <table:table-cell office:value-type="float" office:value="-28.65">
            <text:p>-28.6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.05">
            <text:p>17.05</text:p>
          </table:table-cell>
          <table:table-cell office:value-type="float" office:value="-30.26">
            <text:p>-30.26</text:p>
          </table:table-cell>
          <table:table-cell office:value-type="float" office:value="-28.65">
            <text:p>-28.65</text:p>
          </table:table-cell>
        </table:table-row>
        <table:table-row table:style-name="ro1">
          <table:table-cell office:value-type="float" office:value="40.25">
            <text:p>40.25</text:p>
          </table:table-cell>
          <table:table-cell office:value-type="float" office:value="17.05">
            <text:p>17.05</text:p>
          </table:table-cell>
          <table:table-cell office:value-type="float" office:value="-30.26">
            <text:p>-30.26</text:p>
          </table:table-cell>
          <table:table-cell office:value-type="float" office:value="-28.65">
            <text:p>-28.65</text:p>
          </table:table-cell>
        </table:table-row>
        <table:table-row table:style-name="ro1">
          <table:table-cell office:value-type="float" office:value="40.5">
            <text:p>40.5</text:p>
          </table:table-cell>
          <table:table-cell office:value-type="float" office:value="17.26">
            <text:p>17.26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40.75">
            <text:p>40.75</text:p>
          </table:table-cell>
          <table:table-cell office:value-type="float" office:value="17.15">
            <text:p>17.15</text:p>
          </table:table-cell>
          <table:table-cell office:value-type="float" office:value="-29.4">
            <text:p>-29.4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.15">
            <text:p>17.15</text:p>
          </table:table-cell>
          <table:table-cell office:value-type="float" office:value="-29.4">
            <text:p>-29.4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41.25">
            <text:p>41.25</text:p>
          </table:table-cell>
          <table:table-cell office:value-type="float" office:value="17.37">
            <text:p>17.37</text:p>
          </table:table-cell>
          <table:table-cell office:value-type="float" office:value="-29.94">
            <text:p>-29.94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41.5">
            <text:p>41.5</text:p>
          </table:table-cell>
          <table:table-cell office:value-type="float" office:value="17.37">
            <text:p>17.37</text:p>
          </table:table-cell>
          <table:table-cell office:value-type="float" office:value="-29.94">
            <text:p>-29.94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41.75">
            <text:p>41.75</text:p>
          </table:table-cell>
          <table:table-cell office:value-type="float" office:value="16.83">
            <text:p>16.83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.83">
            <text:p>16.83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42.25">
            <text:p>42.25</text:p>
          </table:table-cell>
          <table:table-cell office:value-type="float" office:value="16.94">
            <text:p>16.9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42.5">
            <text:p>42.5</text:p>
          </table:table-cell>
          <table:table-cell office:value-type="float" office:value="16.94">
            <text:p>16.9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42.75">
            <text:p>42.75</text:p>
          </table:table-cell>
          <table:table-cell office:value-type="float" office:value="17.26">
            <text:p>17.2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.26">
            <text:p>17.2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43.25">
            <text:p>43.25</text:p>
          </table:table-cell>
          <table:table-cell office:value-type="float" office:value="17.37">
            <text:p>17.3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43.5">
            <text:p>43.5</text:p>
          </table:table-cell>
          <table:table-cell office:value-type="float" office:value="17.37">
            <text:p>17.3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43.75">
            <text:p>43.75</text:p>
          </table:table-cell>
          <table:table-cell office:value-type="float" office:value="17.37">
            <text:p>17.3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.66">
            <text:p>18.66</text:p>
          </table:table-cell>
          <table:table-cell office:value-type="float" office:value="-30.15">
            <text:p>-30.15</text:p>
          </table:table-cell>
          <table:table-cell office:value-type="float" office:value="-29.62">
            <text:p>-29.62</text:p>
          </table:table-cell>
        </table:table-row>
        <table:table-row table:style-name="ro1">
          <table:table-cell office:value-type="float" office:value="44.25">
            <text:p>44.25</text:p>
          </table:table-cell>
          <table:table-cell office:value-type="float" office:value="18.66">
            <text:p>18.66</text:p>
          </table:table-cell>
          <table:table-cell office:value-type="float" office:value="-30.15">
            <text:p>-30.15</text:p>
          </table:table-cell>
          <table:table-cell office:value-type="float" office:value="-29.62">
            <text:p>-29.62</text:p>
          </table:table-cell>
        </table:table-row>
        <table:table-row table:style-name="ro1">
          <table:table-cell office:value-type="float" office:value="44.5">
            <text:p>44.5</text:p>
          </table:table-cell>
          <table:table-cell office:value-type="float" office:value="18.23">
            <text:p>18.23</text:p>
          </table:table-cell>
          <table:table-cell office:value-type="float" office:value="-30.15">
            <text:p>-30.15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44.75">
            <text:p>44.75</text:p>
          </table:table-cell>
          <table:table-cell office:value-type="float" office:value="18.23">
            <text:p>18.23</text:p>
          </table:table-cell>
          <table:table-cell office:value-type="float" office:value="-30.15">
            <text:p>-30.15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7.8">
            <text:p>17.8</text:p>
          </table:table-cell>
          <table:table-cell office:value-type="float" office:value="-29.08">
            <text:p>-29.08</text:p>
          </table:table-cell>
          <table:table-cell office:value-type="float" office:value="-29.83">
            <text:p>-29.83</text:p>
          </table:table-cell>
        </table:table-row>
        <table:table-row table:style-name="ro1">
          <table:table-cell office:value-type="float" office:value="45.25">
            <text:p>45.25</text:p>
          </table:table-cell>
          <table:table-cell office:value-type="float" office:value="17.8">
            <text:p>17.8</text:p>
          </table:table-cell>
          <table:table-cell office:value-type="float" office:value="-29.08">
            <text:p>-29.08</text:p>
          </table:table-cell>
          <table:table-cell office:value-type="float" office:value="-29.83">
            <text:p>-29.83</text:p>
          </table:table-cell>
        </table:table-row>
        <table:table-row table:style-name="ro1">
          <table:table-cell office:value-type="float" office:value="45.5">
            <text:p>45.5</text:p>
          </table:table-cell>
          <table:table-cell office:value-type="float" office:value="18.44">
            <text:p>18.44</text:p>
          </table:table-cell>
          <table:table-cell office:value-type="float" office:value="-30.05">
            <text:p>-30.0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45.75">
            <text:p>45.75</text:p>
          </table:table-cell>
          <table:table-cell office:value-type="float" office:value="18.44">
            <text:p>18.44</text:p>
          </table:table-cell>
          <table:table-cell office:value-type="float" office:value="-30.05">
            <text:p>-30.0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.51">
            <text:p>16.5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46.25">
            <text:p>46.25</text:p>
          </table:table-cell>
          <table:table-cell office:value-type="float" office:value="16.51">
            <text:p>16.5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46.5">
            <text:p>46.5</text:p>
          </table:table-cell>
          <table:table-cell office:value-type="float" office:value="17.26">
            <text:p>17.2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46.75">
            <text:p>46.75</text:p>
          </table:table-cell>
          <table:table-cell office:value-type="float" office:value="17.26">
            <text:p>17.2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.83">
            <text:p>16.83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47.25">
            <text:p>47.25</text:p>
          </table:table-cell>
          <table:table-cell office:value-type="float" office:value="16.83">
            <text:p>16.83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47.5">
            <text:p>47.5</text:p>
          </table:table-cell>
          <table:table-cell office:value-type="float" office:value="17.15">
            <text:p>17.15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47.75">
            <text:p>47.75</text:p>
          </table:table-cell>
          <table:table-cell office:value-type="float" office:value="17.15">
            <text:p>17.15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.48">
            <text:p>17.48</text:p>
          </table:table-cell>
          <table:table-cell office:value-type="float" office:value="-30.15">
            <text:p>-30.15</text:p>
          </table:table-cell>
          <table:table-cell office:value-type="float" office:value="-28.33">
            <text:p>-28.33</text:p>
          </table:table-cell>
        </table:table-row>
        <table:table-row table:style-name="ro1">
          <table:table-cell office:value-type="float" office:value="48.25">
            <text:p>48.25</text:p>
          </table:table-cell>
          <table:table-cell office:value-type="float" office:value="17.48">
            <text:p>17.48</text:p>
          </table:table-cell>
          <table:table-cell office:value-type="float" office:value="-30.15">
            <text:p>-30.15</text:p>
          </table:table-cell>
          <table:table-cell office:value-type="float" office:value="-28.33">
            <text:p>-28.33</text:p>
          </table:table-cell>
        </table:table-row>
        <table:table-row table:style-name="ro1">
          <table:table-cell office:value-type="float" office:value="48.5">
            <text:p>48.5</text:p>
          </table:table-cell>
          <table:table-cell office:value-type="float" office:value="17.8">
            <text:p>17.8</text:p>
          </table:table-cell>
          <table:table-cell office:value-type="float" office:value="-30.37">
            <text:p>-30.37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48.75">
            <text:p>48.75</text:p>
          </table:table-cell>
          <table:table-cell office:value-type="float" office:value="17.8">
            <text:p>17.8</text:p>
          </table:table-cell>
          <table:table-cell office:value-type="float" office:value="-30.37">
            <text:p>-30.37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.72">
            <text:p>16.72</text:p>
          </table:table-cell>
          <table:table-cell office:value-type="float" office:value="-29.83">
            <text:p>-29.83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49.25">
            <text:p>49.25</text:p>
          </table:table-cell>
          <table:table-cell office:value-type="float" office:value="16.72">
            <text:p>16.72</text:p>
          </table:table-cell>
          <table:table-cell office:value-type="float" office:value="-29.83">
            <text:p>-29.83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49.5">
            <text:p>49.5</text:p>
          </table:table-cell>
          <table:table-cell office:value-type="float" office:value="18.01">
            <text:p>18.01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49.75">
            <text:p>49.75</text:p>
          </table:table-cell>
          <table:table-cell office:value-type="float" office:value="18.01">
            <text:p>18.01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.58">
            <text:p>17.58</text:p>
          </table:table-cell>
          <table:table-cell table:number-columns-repeated="2" office:value-type="float" office:value="-30.26">
            <text:p>-30.26</text:p>
          </table:table-cell>
        </table:table-row>
        <table:table-row table:style-name="ro1">
          <table:table-cell office:value-type="float" office:value="50.25">
            <text:p>50.25</text:p>
          </table:table-cell>
          <table:table-cell office:value-type="float" office:value="17.58">
            <text:p>17.58</text:p>
          </table:table-cell>
          <table:table-cell table:number-columns-repeated="2" office:value-type="float" office:value="-30.26">
            <text:p>-30.26</text:p>
          </table:table-cell>
        </table:table-row>
        <table:table-row table:style-name="ro1">
          <table:table-cell office:value-type="float" office:value="50.5">
            <text:p>50.5</text:p>
          </table:table-cell>
          <table:table-cell office:value-type="float" office:value="17.48">
            <text:p>17.48</text:p>
          </table:table-cell>
          <table:table-cell office:value-type="float" office:value="-30.15">
            <text:p>-30.15</text:p>
          </table:table-cell>
          <table:table-cell office:value-type="float" office:value="-28.86">
            <text:p>-28.86</text:p>
          </table:table-cell>
        </table:table-row>
        <table:table-row table:style-name="ro1">
          <table:table-cell office:value-type="float" office:value="50.75">
            <text:p>50.75</text:p>
          </table:table-cell>
          <table:table-cell office:value-type="float" office:value="17.48">
            <text:p>17.48</text:p>
          </table:table-cell>
          <table:table-cell office:value-type="float" office:value="-30.15">
            <text:p>-30.15</text:p>
          </table:table-cell>
          <table:table-cell office:value-type="float" office:value="-28.86">
            <text:p>-28.8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.05">
            <text:p>17.0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51.25">
            <text:p>51.25</text:p>
          </table:table-cell>
          <table:table-cell office:value-type="float" office:value="17.05">
            <text:p>17.0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51.5">
            <text:p>51.5</text:p>
          </table:table-cell>
          <table:table-cell office:value-type="float" office:value="16.72">
            <text:p>16.72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51.75">
            <text:p>51.75</text:p>
          </table:table-cell>
          <table:table-cell office:value-type="float" office:value="16.72">
            <text:p>16.72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.8">
            <text:p>17.8</text:p>
          </table:table-cell>
          <table:table-cell office:value-type="float" office:value="-30.05">
            <text:p>-30.05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52.25">
            <text:p>52.25</text:p>
          </table:table-cell>
          <table:table-cell office:value-type="float" office:value="17.8">
            <text:p>17.8</text:p>
          </table:table-cell>
          <table:table-cell office:value-type="float" office:value="-30.05">
            <text:p>-30.05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52.5">
            <text:p>52.5</text:p>
          </table:table-cell>
          <table:table-cell office:value-type="float" office:value="17.15">
            <text:p>17.15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52.75">
            <text:p>52.75</text:p>
          </table:table-cell>
          <table:table-cell office:value-type="float" office:value="17.15">
            <text:p>17.15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7.8">
            <text:p>17.8</text:p>
          </table:table-cell>
          <table:table-cell office:value-type="float" office:value="-29.51">
            <text:p>-29.51</text:p>
          </table:table-cell>
          <table:table-cell office:value-type="float" office:value="-29.4">
            <text:p>-29.4</text:p>
          </table:table-cell>
        </table:table-row>
        <table:table-row table:style-name="ro1">
          <table:table-cell office:value-type="float" office:value="53.25">
            <text:p>53.25</text:p>
          </table:table-cell>
          <table:table-cell office:value-type="float" office:value="17.8">
            <text:p>17.8</text:p>
          </table:table-cell>
          <table:table-cell office:value-type="float" office:value="-29.51">
            <text:p>-29.51</text:p>
          </table:table-cell>
          <table:table-cell office:value-type="float" office:value="-29.4">
            <text:p>-29.4</text:p>
          </table:table-cell>
        </table:table-row>
        <table:table-row table:style-name="ro1">
          <table:table-cell office:value-type="float" office:value="53.5">
            <text:p>53.5</text:p>
          </table:table-cell>
          <table:table-cell office:value-type="float" office:value="17.26">
            <text:p>17.2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53.75">
            <text:p>53.75</text:p>
          </table:table-cell>
          <table:table-cell office:value-type="float" office:value="17.26">
            <text:p>17.2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.48">
            <text:p>17.48</text:p>
          </table:table-cell>
          <table:table-cell office:value-type="float" office:value="-30.05">
            <text:p>-30.05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54.25">
            <text:p>54.25</text:p>
          </table:table-cell>
          <table:table-cell office:value-type="float" office:value="17.48">
            <text:p>17.48</text:p>
          </table:table-cell>
          <table:table-cell office:value-type="float" office:value="-30.05">
            <text:p>-30.05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54.5">
            <text:p>54.5</text:p>
          </table:table-cell>
          <table:table-cell office:value-type="float" office:value="17.58">
            <text:p>17.5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54.75">
            <text:p>54.75</text:p>
          </table:table-cell>
          <table:table-cell office:value-type="float" office:value="17.58">
            <text:p>17.5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5.97">
            <text:p>15.9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55.25">
            <text:p>55.25</text:p>
          </table:table-cell>
          <table:table-cell office:value-type="float" office:value="15.97">
            <text:p>15.9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55.5">
            <text:p>55.5</text:p>
          </table:table-cell>
          <table:table-cell office:value-type="float" office:value="17.26">
            <text:p>17.26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55.75">
            <text:p>55.75</text:p>
          </table:table-cell>
          <table:table-cell office:value-type="float" office:value="17.26">
            <text:p>17.26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7.58">
            <text:p>17.58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56.25">
            <text:p>56.25</text:p>
          </table:table-cell>
          <table:table-cell office:value-type="float" office:value="17.58">
            <text:p>17.58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56.5">
            <text:p>56.5</text:p>
          </table:table-cell>
          <table:table-cell office:value-type="float" office:value="18.44">
            <text:p>18.44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56.75">
            <text:p>56.75</text:p>
          </table:table-cell>
          <table:table-cell office:value-type="float" office:value="18.44">
            <text:p>18.44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7.8">
            <text:p>17.8</text:p>
          </table:table-cell>
          <table:table-cell office:value-type="float" office:value="-29.72">
            <text:p>-29.72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57.25">
            <text:p>57.25</text:p>
          </table:table-cell>
          <table:table-cell office:value-type="float" office:value="17.8">
            <text:p>17.8</text:p>
          </table:table-cell>
          <table:table-cell office:value-type="float" office:value="-29.72">
            <text:p>-29.72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57.5">
            <text:p>57.5</text:p>
          </table:table-cell>
          <table:table-cell office:value-type="float" office:value="17.15">
            <text:p>17.1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57.75">
            <text:p>57.75</text:p>
          </table:table-cell>
          <table:table-cell office:value-type="float" office:value="17.15">
            <text:p>17.1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7.37">
            <text:p>17.37</text:p>
          </table:table-cell>
          <table:table-cell office:value-type="float" office:value="-30.15">
            <text:p>-30.15</text:p>
          </table:table-cell>
          <table:table-cell office:value-type="float" office:value="-29.51">
            <text:p>-29.51</text:p>
          </table:table-cell>
        </table:table-row>
        <table:table-row table:style-name="ro1">
          <table:table-cell office:value-type="float" office:value="58.25">
            <text:p>58.25</text:p>
          </table:table-cell>
          <table:table-cell office:value-type="float" office:value="17.37">
            <text:p>17.37</text:p>
          </table:table-cell>
          <table:table-cell office:value-type="float" office:value="-30.15">
            <text:p>-30.15</text:p>
          </table:table-cell>
          <table:table-cell office:value-type="float" office:value="-29.51">
            <text:p>-29.51</text:p>
          </table:table-cell>
        </table:table-row>
        <table:table-row table:style-name="ro1">
          <table:table-cell office:value-type="float" office:value="58.5">
            <text:p>58.5</text:p>
          </table:table-cell>
          <table:table-cell office:value-type="float" office:value="15.54">
            <text:p>15.54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58.75">
            <text:p>58.75</text:p>
          </table:table-cell>
          <table:table-cell office:value-type="float" office:value="15.54">
            <text:p>15.54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7.37">
            <text:p>17.37</text:p>
          </table:table-cell>
          <table:table-cell office:value-type="float" office:value="-30.37">
            <text:p>-30.37</text:p>
          </table:table-cell>
          <table:table-cell office:value-type="float" office:value="-29.08">
            <text:p>-29.08</text:p>
          </table:table-cell>
        </table:table-row>
        <table:table-row table:style-name="ro1">
          <table:table-cell office:value-type="float" office:value="59.25">
            <text:p>59.25</text:p>
          </table:table-cell>
          <table:table-cell office:value-type="float" office:value="17.37">
            <text:p>17.37</text:p>
          </table:table-cell>
          <table:table-cell office:value-type="float" office:value="-30.37">
            <text:p>-30.37</text:p>
          </table:table-cell>
          <table:table-cell office:value-type="float" office:value="-29.08">
            <text:p>-29.08</text:p>
          </table:table-cell>
        </table:table-row>
        <table:table-row table:style-name="ro1">
          <table:table-cell office:value-type="float" office:value="59.5">
            <text:p>59.5</text:p>
          </table:table-cell>
          <table:table-cell office:value-type="float" office:value="17.37">
            <text:p>17.37</text:p>
          </table:table-cell>
          <table:table-cell office:value-type="float" office:value="-30.05">
            <text:p>-30.0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59.75">
            <text:p>59.75</text:p>
          </table:table-cell>
          <table:table-cell office:value-type="float" office:value="17.37">
            <text:p>17.37</text:p>
          </table:table-cell>
          <table:table-cell office:value-type="float" office:value="-30.05">
            <text:p>-30.0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7.48">
            <text:p>17.48</text:p>
          </table:table-cell>
          <table:table-cell office:value-type="float" office:value="-30.37">
            <text:p>-30.37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60.25">
            <text:p>60.25</text:p>
          </table:table-cell>
          <table:table-cell office:value-type="float" office:value="17.48">
            <text:p>17.48</text:p>
          </table:table-cell>
          <table:table-cell office:value-type="float" office:value="-30.37">
            <text:p>-30.37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60.5">
            <text:p>60.5</text:p>
          </table:table-cell>
          <table:table-cell office:value-type="float" office:value="17.15">
            <text:p>17.15</text:p>
          </table:table-cell>
          <table:table-cell office:value-type="float" office:value="-29.72">
            <text:p>-29.72</text:p>
          </table:table-cell>
          <table:table-cell office:value-type="float" office:value="-30.05">
            <text:p>-30.05</text:p>
          </table:table-cell>
        </table:table-row>
        <table:table-row table:style-name="ro1">
          <table:table-cell office:value-type="float" office:value="60.75">
            <text:p>60.75</text:p>
          </table:table-cell>
          <table:table-cell office:value-type="float" office:value="17.15">
            <text:p>17.15</text:p>
          </table:table-cell>
          <table:table-cell office:value-type="float" office:value="-29.72">
            <text:p>-29.72</text:p>
          </table:table-cell>
          <table:table-cell office:value-type="float" office:value="-30.05">
            <text:p>-30.0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.12">
            <text:p>18.12</text:p>
          </table:table-cell>
          <table:table-cell office:value-type="float" office:value="-29.83">
            <text:p>-29.83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61.25">
            <text:p>61.25</text:p>
          </table:table-cell>
          <table:table-cell office:value-type="float" office:value="18.12">
            <text:p>18.12</text:p>
          </table:table-cell>
          <table:table-cell office:value-type="float" office:value="-29.83">
            <text:p>-29.83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61.5">
            <text:p>61.5</text:p>
          </table:table-cell>
          <table:table-cell office:value-type="float" office:value="17.69">
            <text:p>17.69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61.75">
            <text:p>61.75</text:p>
          </table:table-cell>
          <table:table-cell office:value-type="float" office:value="17.69">
            <text:p>17.69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8.87">
            <text:p>18.8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62.25">
            <text:p>62.25</text:p>
          </table:table-cell>
          <table:table-cell office:value-type="float" office:value="18.87">
            <text:p>18.8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62.5">
            <text:p>62.5</text:p>
          </table:table-cell>
          <table:table-cell office:value-type="float" office:value="16.94">
            <text:p>16.9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62.75">
            <text:p>62.75</text:p>
          </table:table-cell>
          <table:table-cell office:value-type="float" office:value="16.94">
            <text:p>16.9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7.05">
            <text:p>17.05</text:p>
          </table:table-cell>
          <table:table-cell office:value-type="float" office:value="-30.37">
            <text:p>-30.37</text:p>
          </table:table-cell>
          <table:table-cell office:value-type="float" office:value="-29.83">
            <text:p>-29.83</text:p>
          </table:table-cell>
        </table:table-row>
        <table:table-row table:style-name="ro1">
          <table:table-cell office:value-type="float" office:value="63.25">
            <text:p>63.25</text:p>
          </table:table-cell>
          <table:table-cell office:value-type="float" office:value="17.05">
            <text:p>17.05</text:p>
          </table:table-cell>
          <table:table-cell office:value-type="float" office:value="-30.37">
            <text:p>-30.37</text:p>
          </table:table-cell>
          <table:table-cell office:value-type="float" office:value="-29.83">
            <text:p>-29.83</text:p>
          </table:table-cell>
        </table:table-row>
        <table:table-row table:style-name="ro1">
          <table:table-cell office:value-type="float" office:value="63.5">
            <text:p>63.5</text:p>
          </table:table-cell>
          <table:table-cell office:value-type="float" office:value="17.05">
            <text:p>17.05</text:p>
          </table:table-cell>
          <table:table-cell office:value-type="float" office:value="-30.37">
            <text:p>-30.37</text:p>
          </table:table-cell>
          <table:table-cell office:value-type="float" office:value="-29.62">
            <text:p>-29.62</text:p>
          </table:table-cell>
        </table:table-row>
        <table:table-row table:style-name="ro1">
          <table:table-cell office:value-type="float" office:value="63.75">
            <text:p>63.75</text:p>
          </table:table-cell>
          <table:table-cell office:value-type="float" office:value="17.05">
            <text:p>17.05</text:p>
          </table:table-cell>
          <table:table-cell office:value-type="float" office:value="-30.37">
            <text:p>-30.37</text:p>
          </table:table-cell>
          <table:table-cell office:value-type="float" office:value="-29.62">
            <text:p>-29.6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.51">
            <text:p>16.51</text:p>
          </table:table-cell>
          <table:table-cell office:value-type="float" office:value="-30.05">
            <text:p>-30.0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64.25">
            <text:p>64.25</text:p>
          </table:table-cell>
          <table:table-cell office:value-type="float" office:value="16.51">
            <text:p>16.51</text:p>
          </table:table-cell>
          <table:table-cell office:value-type="float" office:value="-30.05">
            <text:p>-30.0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64.5">
            <text:p>64.5</text:p>
          </table:table-cell>
          <table:table-cell office:value-type="float" office:value="18.34">
            <text:p>18.34</text:p>
          </table:table-cell>
          <table:table-cell office:value-type="float" office:value="-29.29">
            <text:p>-29.29</text:p>
          </table:table-cell>
          <table:table-cell office:value-type="float" office:value="-29.4">
            <text:p>-29.4</text:p>
          </table:table-cell>
        </table:table-row>
        <table:table-row table:style-name="ro1">
          <table:table-cell office:value-type="float" office:value="64.75">
            <text:p>64.75</text:p>
          </table:table-cell>
          <table:table-cell office:value-type="float" office:value="18.34">
            <text:p>18.34</text:p>
          </table:table-cell>
          <table:table-cell office:value-type="float" office:value="-29.29">
            <text:p>-29.29</text:p>
          </table:table-cell>
          <table:table-cell office:value-type="float" office:value="-29.4">
            <text:p>-29.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8.23">
            <text:p>18.23</text:p>
          </table:table-cell>
          <table:table-cell office:value-type="float" office:value="-29.94">
            <text:p>-29.94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65.25">
            <text:p>65.25</text:p>
          </table:table-cell>
          <table:table-cell office:value-type="float" office:value="18.23">
            <text:p>18.23</text:p>
          </table:table-cell>
          <table:table-cell office:value-type="float" office:value="-29.94">
            <text:p>-29.94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65.5">
            <text:p>65.5</text:p>
          </table:table-cell>
          <table:table-cell office:value-type="float" office:value="17.58">
            <text:p>17.5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65.75">
            <text:p>65.75</text:p>
          </table:table-cell>
          <table:table-cell office:value-type="float" office:value="17.58">
            <text:p>17.5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.48">
            <text:p>17.48</text:p>
          </table:table-cell>
          <table:table-cell office:value-type="float" office:value="-30.37">
            <text:p>-30.37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66.25">
            <text:p>66.25</text:p>
          </table:table-cell>
          <table:table-cell office:value-type="float" office:value="17.48">
            <text:p>17.48</text:p>
          </table:table-cell>
          <table:table-cell office:value-type="float" office:value="-30.37">
            <text:p>-30.37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66.5">
            <text:p>66.5</text:p>
          </table:table-cell>
          <table:table-cell office:value-type="float" office:value="17.26">
            <text:p>17.2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66.75">
            <text:p>66.75</text:p>
          </table:table-cell>
          <table:table-cell office:value-type="float" office:value="17.26">
            <text:p>17.2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7.8">
            <text:p>17.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67.25">
            <text:p>67.25</text:p>
          </table:table-cell>
          <table:table-cell office:value-type="float" office:value="17.8">
            <text:p>17.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67.5">
            <text:p>67.5</text:p>
          </table:table-cell>
          <table:table-cell office:value-type="float" office:value="17.58">
            <text:p>17.58</text:p>
          </table:table-cell>
          <table:table-cell office:value-type="float" office:value="-30.26">
            <text:p>-30.26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67.75">
            <text:p>67.75</text:p>
          </table:table-cell>
          <table:table-cell office:value-type="float" office:value="17.58">
            <text:p>17.58</text:p>
          </table:table-cell>
          <table:table-cell office:value-type="float" office:value="-30.26">
            <text:p>-30.26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7.8">
            <text:p>17.8</text:p>
          </table:table-cell>
          <table:table-cell office:value-type="float" office:value="-29.72">
            <text:p>-29.72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68.25">
            <text:p>68.25</text:p>
          </table:table-cell>
          <table:table-cell office:value-type="float" office:value="17.8">
            <text:p>17.8</text:p>
          </table:table-cell>
          <table:table-cell office:value-type="float" office:value="-29.72">
            <text:p>-29.72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68.5">
            <text:p>68.5</text:p>
          </table:table-cell>
          <table:table-cell office:value-type="float" office:value="17.8">
            <text:p>17.8</text:p>
          </table:table-cell>
          <table:table-cell office:value-type="float" office:value="-29.83">
            <text:p>-29.83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68.75">
            <text:p>68.75</text:p>
          </table:table-cell>
          <table:table-cell office:value-type="float" office:value="17.8">
            <text:p>17.8</text:p>
          </table:table-cell>
          <table:table-cell office:value-type="float" office:value="-29.83">
            <text:p>-29.83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6.94">
            <text:p>16.94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69.25">
            <text:p>69.25</text:p>
          </table:table-cell>
          <table:table-cell office:value-type="float" office:value="16.94">
            <text:p>16.94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69.5">
            <text:p>69.5</text:p>
          </table:table-cell>
          <table:table-cell office:value-type="float" office:value="17.8">
            <text:p>17.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69.75">
            <text:p>69.75</text:p>
          </table:table-cell>
          <table:table-cell office:value-type="float" office:value="17.8">
            <text:p>17.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.37">
            <text:p>17.37</text:p>
          </table:table-cell>
          <table:table-cell office:value-type="float" office:value="-30.37">
            <text:p>-30.37</text:p>
          </table:table-cell>
          <table:table-cell office:value-type="float" office:value="-29.51">
            <text:p>-29.51</text:p>
          </table:table-cell>
        </table:table-row>
        <table:table-row table:style-name="ro1">
          <table:table-cell office:value-type="float" office:value="70.25">
            <text:p>70.25</text:p>
          </table:table-cell>
          <table:table-cell office:value-type="float" office:value="17.37">
            <text:p>17.37</text:p>
          </table:table-cell>
          <table:table-cell office:value-type="float" office:value="-30.37">
            <text:p>-30.37</text:p>
          </table:table-cell>
          <table:table-cell office:value-type="float" office:value="-29.51">
            <text:p>-29.51</text:p>
          </table:table-cell>
        </table:table-row>
        <table:table-row table:style-name="ro1">
          <table:table-cell office:value-type="float" office:value="70.5">
            <text:p>70.5</text:p>
          </table:table-cell>
          <table:table-cell office:value-type="float" office:value="18.01">
            <text:p>18.0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70.75">
            <text:p>70.75</text:p>
          </table:table-cell>
          <table:table-cell office:value-type="float" office:value="18.01">
            <text:p>18.0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8.23">
            <text:p>18.23</text:p>
          </table:table-cell>
          <table:table-cell table:number-columns-repeated="2" office:value-type="float" office:value="-30.15">
            <text:p>-30.15</text:p>
          </table:table-cell>
        </table:table-row>
        <table:table-row table:style-name="ro1">
          <table:table-cell office:value-type="float" office:value="71.25">
            <text:p>71.25</text:p>
          </table:table-cell>
          <table:table-cell office:value-type="float" office:value="18.23">
            <text:p>18.23</text:p>
          </table:table-cell>
          <table:table-cell table:number-columns-repeated="2" office:value-type="float" office:value="-30.15">
            <text:p>-30.15</text:p>
          </table:table-cell>
        </table:table-row>
        <table:table-row table:style-name="ro1">
          <table:table-cell office:value-type="float" office:value="71.5">
            <text:p>71.5</text:p>
          </table:table-cell>
          <table:table-cell office:value-type="float" office:value="17.15">
            <text:p>17.15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71.75">
            <text:p>71.75</text:p>
          </table:table-cell>
          <table:table-cell office:value-type="float" office:value="17.15">
            <text:p>17.15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8.01">
            <text:p>18.0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72.25">
            <text:p>72.25</text:p>
          </table:table-cell>
          <table:table-cell office:value-type="float" office:value="18.01">
            <text:p>18.0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72.5">
            <text:p>72.5</text:p>
          </table:table-cell>
          <table:table-cell office:value-type="float" office:value="17.8">
            <text:p>17.8</text:p>
          </table:table-cell>
          <table:table-cell office:value-type="float" office:value="-29.51">
            <text:p>-29.51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72.75">
            <text:p>72.75</text:p>
          </table:table-cell>
          <table:table-cell office:value-type="float" office:value="17.8">
            <text:p>17.8</text:p>
          </table:table-cell>
          <table:table-cell office:value-type="float" office:value="-29.51">
            <text:p>-29.51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7.8">
            <text:p>17.8</text:p>
          </table:table-cell>
          <table:table-cell table:number-columns-repeated="2" office:value-type="float" office:value="-30.05">
            <text:p>-30.05</text:p>
          </table:table-cell>
        </table:table-row>
        <table:table-row table:style-name="ro1">
          <table:table-cell office:value-type="float" office:value="73.25">
            <text:p>73.25</text:p>
          </table:table-cell>
          <table:table-cell office:value-type="float" office:value="17.8">
            <text:p>17.8</text:p>
          </table:table-cell>
          <table:table-cell table:number-columns-repeated="2" office:value-type="float" office:value="-30.05">
            <text:p>-30.05</text:p>
          </table:table-cell>
        </table:table-row>
        <table:table-row table:style-name="ro1">
          <table:table-cell office:value-type="float" office:value="73.5">
            <text:p>73.5</text:p>
          </table:table-cell>
          <table:table-cell office:value-type="float" office:value="17.91">
            <text:p>17.91</text:p>
          </table:table-cell>
          <table:table-cell office:value-type="float" office:value="-30.37">
            <text:p>-30.37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73.75">
            <text:p>73.75</text:p>
          </table:table-cell>
          <table:table-cell office:value-type="float" office:value="17.91">
            <text:p>17.91</text:p>
          </table:table-cell>
          <table:table-cell office:value-type="float" office:value="-30.37">
            <text:p>-30.37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7.8">
            <text:p>17.8</text:p>
          </table:table-cell>
          <table:table-cell office:value-type="float" office:value="-30.37">
            <text:p>-30.37</text:p>
          </table:table-cell>
          <table:table-cell office:value-type="float" office:value="-28.54">
            <text:p>-28.54</text:p>
          </table:table-cell>
        </table:table-row>
        <table:table-row table:style-name="ro1">
          <table:table-cell office:value-type="float" office:value="74.25">
            <text:p>74.25</text:p>
          </table:table-cell>
          <table:table-cell office:value-type="float" office:value="17.8">
            <text:p>17.8</text:p>
          </table:table-cell>
          <table:table-cell office:value-type="float" office:value="-30.37">
            <text:p>-30.37</text:p>
          </table:table-cell>
          <table:table-cell office:value-type="float" office:value="-28.54">
            <text:p>-28.54</text:p>
          </table:table-cell>
        </table:table-row>
        <table:table-row table:style-name="ro1">
          <table:table-cell office:value-type="float" office:value="74.5">
            <text:p>74.5</text:p>
          </table:table-cell>
          <table:table-cell office:value-type="float" office:value="17.8">
            <text:p>17.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74.75">
            <text:p>74.75</text:p>
          </table:table-cell>
          <table:table-cell office:value-type="float" office:value="17.8">
            <text:p>17.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6.51">
            <text:p>16.5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75.25">
            <text:p>75.25</text:p>
          </table:table-cell>
          <table:table-cell office:value-type="float" office:value="16.51">
            <text:p>16.5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75.5">
            <text:p>75.5</text:p>
          </table:table-cell>
          <table:table-cell office:value-type="float" office:value="16.72">
            <text:p>16.72</text:p>
          </table:table-cell>
          <table:table-cell table:number-columns-repeated="2" office:value-type="float" office:value="-30.15">
            <text:p>-30.15</text:p>
          </table:table-cell>
        </table:table-row>
        <table:table-row table:style-name="ro1">
          <table:table-cell office:value-type="float" office:value="75.75">
            <text:p>75.75</text:p>
          </table:table-cell>
          <table:table-cell office:value-type="float" office:value="16.72">
            <text:p>16.72</text:p>
          </table:table-cell>
          <table:table-cell table:number-columns-repeated="2" office:value-type="float" office:value="-30.15">
            <text:p>-30.1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6.08">
            <text:p>16.08</text:p>
          </table:table-cell>
          <table:table-cell office:value-type="float" office:value="-30.15">
            <text:p>-30.15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76.25">
            <text:p>76.25</text:p>
          </table:table-cell>
          <table:table-cell office:value-type="float" office:value="16.08">
            <text:p>16.08</text:p>
          </table:table-cell>
          <table:table-cell office:value-type="float" office:value="-30.15">
            <text:p>-30.15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76.5">
            <text:p>76.5</text:p>
          </table:table-cell>
          <table:table-cell office:value-type="float" office:value="15.43">
            <text:p>15.43</text:p>
          </table:table-cell>
          <table:table-cell office:value-type="float" office:value="-29.4">
            <text:p>-29.4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76.75">
            <text:p>76.75</text:p>
          </table:table-cell>
          <table:table-cell office:value-type="float" office:value="15.43">
            <text:p>15.43</text:p>
          </table:table-cell>
          <table:table-cell office:value-type="float" office:value="-29.4">
            <text:p>-29.4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4.9">
            <text:p>14.9</text:p>
          </table:table-cell>
          <table:table-cell office:value-type="float" office:value="-29.72">
            <text:p>-29.72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77.25">
            <text:p>77.25</text:p>
          </table:table-cell>
          <table:table-cell office:value-type="float" office:value="14.9">
            <text:p>14.9</text:p>
          </table:table-cell>
          <table:table-cell office:value-type="float" office:value="-29.72">
            <text:p>-29.72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77.5">
            <text:p>77.5</text:p>
          </table:table-cell>
          <table:table-cell office:value-type="float" office:value="15.22">
            <text:p>15.22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77.75">
            <text:p>77.75</text:p>
          </table:table-cell>
          <table:table-cell office:value-type="float" office:value="15.22">
            <text:p>15.22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3.82">
            <text:p>13.82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78.25">
            <text:p>78.25</text:p>
          </table:table-cell>
          <table:table-cell office:value-type="float" office:value="13.82">
            <text:p>13.82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78.5">
            <text:p>78.5</text:p>
          </table:table-cell>
          <table:table-cell office:value-type="float" office:value="13.07">
            <text:p>13.0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78.75">
            <text:p>78.75</text:p>
          </table:table-cell>
          <table:table-cell office:value-type="float" office:value="13.07">
            <text:p>13.0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3.5">
            <text:p>13.5</text:p>
          </table:table-cell>
          <table:table-cell office:value-type="float" office:value="-29.83">
            <text:p>-29.83</text:p>
          </table:table-cell>
          <table:table-cell office:value-type="float" office:value="-29.51">
            <text:p>-29.51</text:p>
          </table:table-cell>
        </table:table-row>
        <table:table-row table:style-name="ro1">
          <table:table-cell office:value-type="float" office:value="79.25">
            <text:p>79.25</text:p>
          </table:table-cell>
          <table:table-cell office:value-type="float" office:value="13.5">
            <text:p>13.5</text:p>
          </table:table-cell>
          <table:table-cell office:value-type="float" office:value="-29.83">
            <text:p>-29.83</text:p>
          </table:table-cell>
          <table:table-cell office:value-type="float" office:value="-29.51">
            <text:p>-29.51</text:p>
          </table:table-cell>
        </table:table-row>
        <table:table-row table:style-name="ro1">
          <table:table-cell office:value-type="float" office:value="79.5">
            <text:p>79.5</text:p>
          </table:table-cell>
          <table:table-cell office:value-type="float" office:value="12.21">
            <text:p>12.21</text:p>
          </table:table-cell>
          <table:table-cell office:value-type="float" office:value="-29.94">
            <text:p>-29.94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79.75">
            <text:p>79.75</text:p>
          </table:table-cell>
          <table:table-cell office:value-type="float" office:value="12.21">
            <text:p>12.21</text:p>
          </table:table-cell>
          <table:table-cell office:value-type="float" office:value="-29.94">
            <text:p>-29.94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3.18">
            <text:p>13.18</text:p>
          </table:table-cell>
          <table:table-cell office:value-type="float" office:value="-30.37">
            <text:p>-30.37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80.25">
            <text:p>80.25</text:p>
          </table:table-cell>
          <table:table-cell office:value-type="float" office:value="13.18">
            <text:p>13.18</text:p>
          </table:table-cell>
          <table:table-cell office:value-type="float" office:value="-30.37">
            <text:p>-30.37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80.5">
            <text:p>80.5</text:p>
          </table:table-cell>
          <table:table-cell office:value-type="float" office:value="12.42">
            <text:p>12.42</text:p>
          </table:table-cell>
          <table:table-cell office:value-type="float" office:value="-29.62">
            <text:p>-29.62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80.75">
            <text:p>80.75</text:p>
          </table:table-cell>
          <table:table-cell office:value-type="float" office:value="12.42">
            <text:p>12.42</text:p>
          </table:table-cell>
          <table:table-cell office:value-type="float" office:value="-29.62">
            <text:p>-29.62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.1">
            <text:p>12.1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81.25">
            <text:p>81.25</text:p>
          </table:table-cell>
          <table:table-cell office:value-type="float" office:value="12.1">
            <text:p>12.1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81.5">
            <text:p>81.5</text:p>
          </table:table-cell>
          <table:table-cell office:value-type="float" office:value="11.13">
            <text:p>11.13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81.75">
            <text:p>81.75</text:p>
          </table:table-cell>
          <table:table-cell office:value-type="float" office:value="11.13">
            <text:p>11.13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.13">
            <text:p>11.13</text:p>
          </table:table-cell>
          <table:table-cell office:value-type="float" office:value="-30.37">
            <text:p>-30.37</text:p>
          </table:table-cell>
          <table:table-cell office:value-type="float" office:value="-28.86">
            <text:p>-28.86</text:p>
          </table:table-cell>
        </table:table-row>
        <table:table-row table:style-name="ro1">
          <table:table-cell office:value-type="float" office:value="82.25">
            <text:p>82.25</text:p>
          </table:table-cell>
          <table:table-cell office:value-type="float" office:value="11.13">
            <text:p>11.13</text:p>
          </table:table-cell>
          <table:table-cell office:value-type="float" office:value="-30.37">
            <text:p>-30.37</text:p>
          </table:table-cell>
          <table:table-cell office:value-type="float" office:value="-28.86">
            <text:p>-28.86</text:p>
          </table:table-cell>
        </table:table-row>
        <table:table-row table:style-name="ro1">
          <table:table-cell office:value-type="float" office:value="82.5">
            <text:p>82.5</text:p>
          </table:table-cell>
          <table:table-cell office:value-type="float" office:value="10.7">
            <text:p>10.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82.75">
            <text:p>82.75</text:p>
          </table:table-cell>
          <table:table-cell office:value-type="float" office:value="10.7">
            <text:p>10.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.63">
            <text:p>9.63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83.25">
            <text:p>83.25</text:p>
          </table:table-cell>
          <table:table-cell office:value-type="float" office:value="9.63">
            <text:p>9.63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83.5">
            <text:p>83.5</text:p>
          </table:table-cell>
          <table:table-cell office:value-type="float" office:value="11.35">
            <text:p>11.35</text:p>
          </table:table-cell>
          <table:table-cell office:value-type="float" office:value="-29.51">
            <text:p>-29.51</text:p>
          </table:table-cell>
          <table:table-cell office:value-type="float" office:value="-30.05">
            <text:p>-30.05</text:p>
          </table:table-cell>
        </table:table-row>
        <table:table-row table:style-name="ro1">
          <table:table-cell office:value-type="float" office:value="83.75">
            <text:p>83.75</text:p>
          </table:table-cell>
          <table:table-cell office:value-type="float" office:value="11.35">
            <text:p>11.35</text:p>
          </table:table-cell>
          <table:table-cell office:value-type="float" office:value="-29.51">
            <text:p>-29.51</text:p>
          </table:table-cell>
          <table:table-cell office:value-type="float" office:value="-30.05">
            <text:p>-30.0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1.35">
            <text:p>11.35</text:p>
          </table:table-cell>
          <table:table-cell office:value-type="float" office:value="-30.37">
            <text:p>-30.37</text:p>
          </table:table-cell>
          <table:table-cell office:value-type="float" office:value="-30.05">
            <text:p>-30.05</text:p>
          </table:table-cell>
        </table:table-row>
        <table:table-row table:style-name="ro1">
          <table:table-cell office:value-type="float" office:value="84.25">
            <text:p>84.25</text:p>
          </table:table-cell>
          <table:table-cell office:value-type="float" office:value="11.35">
            <text:p>11.35</text:p>
          </table:table-cell>
          <table:table-cell office:value-type="float" office:value="-30.37">
            <text:p>-30.37</text:p>
          </table:table-cell>
          <table:table-cell office:value-type="float" office:value="-30.05">
            <text:p>-30.05</text:p>
          </table:table-cell>
        </table:table-row>
        <table:table-row table:style-name="ro1">
          <table:table-cell office:value-type="float" office:value="84.5">
            <text:p>84.5</text:p>
          </table:table-cell>
          <table:table-cell office:value-type="float" office:value="9.2">
            <text:p>9.2</text:p>
          </table:table-cell>
          <table:table-cell office:value-type="float" office:value="-29.4">
            <text:p>-29.4</text:p>
          </table:table-cell>
          <table:table-cell office:value-type="float" office:value="-29.83">
            <text:p>-29.83</text:p>
          </table:table-cell>
        </table:table-row>
        <table:table-row table:style-name="ro1">
          <table:table-cell office:value-type="float" office:value="84.75">
            <text:p>84.75</text:p>
          </table:table-cell>
          <table:table-cell office:value-type="float" office:value="9.2">
            <text:p>9.2</text:p>
          </table:table-cell>
          <table:table-cell office:value-type="float" office:value="-29.4">
            <text:p>-29.4</text:p>
          </table:table-cell>
          <table:table-cell office:value-type="float" office:value="-29.83">
            <text:p>-29.8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.27">
            <text:p>10.2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85.25">
            <text:p>85.25</text:p>
          </table:table-cell>
          <table:table-cell office:value-type="float" office:value="10.27">
            <text:p>10.2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85.5">
            <text:p>85.5</text:p>
          </table:table-cell>
          <table:table-cell office:value-type="float" office:value="9.63">
            <text:p>9.63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85.75">
            <text:p>85.75</text:p>
          </table:table-cell>
          <table:table-cell office:value-type="float" office:value="9.63">
            <text:p>9.63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0.6">
            <text:p>10.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86.25">
            <text:p>86.25</text:p>
          </table:table-cell>
          <table:table-cell office:value-type="float" office:value="10.6">
            <text:p>10.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86.5">
            <text:p>86.5</text:p>
          </table:table-cell>
          <table:table-cell office:value-type="float" office:value="8.12">
            <text:p>8.12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86.75">
            <text:p>86.75</text:p>
          </table:table-cell>
          <table:table-cell office:value-type="float" office:value="8.12">
            <text:p>8.12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.12">
            <text:p>8.12</text:p>
          </table:table-cell>
          <table:table-cell office:value-type="float" office:value="-30.37">
            <text:p>-30.37</text:p>
          </table:table-cell>
          <table:table-cell office:value-type="float" office:value="-28.65">
            <text:p>-28.65</text:p>
          </table:table-cell>
        </table:table-row>
        <table:table-row table:style-name="ro1">
          <table:table-cell office:value-type="float" office:value="87.25">
            <text:p>87.25</text:p>
          </table:table-cell>
          <table:table-cell office:value-type="float" office:value="8.12">
            <text:p>8.12</text:p>
          </table:table-cell>
          <table:table-cell office:value-type="float" office:value="-30.37">
            <text:p>-30.37</text:p>
          </table:table-cell>
          <table:table-cell office:value-type="float" office:value="-28.65">
            <text:p>-28.65</text:p>
          </table:table-cell>
        </table:table-row>
        <table:table-row table:style-name="ro1">
          <table:table-cell office:value-type="float" office:value="87.5">
            <text:p>87.5</text:p>
          </table:table-cell>
          <table:table-cell office:value-type="float" office:value="9.09">
            <text:p>9.09</text:p>
          </table:table-cell>
          <table:table-cell table:number-columns-repeated="2" office:value-type="float" office:value="-30.26">
            <text:p>-30.26</text:p>
          </table:table-cell>
        </table:table-row>
        <table:table-row table:style-name="ro1">
          <table:table-cell office:value-type="float" office:value="87.75">
            <text:p>87.75</text:p>
          </table:table-cell>
          <table:table-cell office:value-type="float" office:value="9.09">
            <text:p>9.09</text:p>
          </table:table-cell>
          <table:table-cell table:number-columns-repeated="2" office:value-type="float" office:value="-30.26">
            <text:p>-30.2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.26">
            <text:p>7.26</text:p>
          </table:table-cell>
          <table:table-cell office:value-type="float" office:value="-30.15">
            <text:p>-30.15</text:p>
          </table:table-cell>
          <table:table-cell office:value-type="float" office:value="-29.62">
            <text:p>-29.62</text:p>
          </table:table-cell>
        </table:table-row>
        <table:table-row table:style-name="ro1">
          <table:table-cell office:value-type="float" office:value="88.25">
            <text:p>88.25</text:p>
          </table:table-cell>
          <table:table-cell office:value-type="float" office:value="7.26">
            <text:p>7.26</text:p>
          </table:table-cell>
          <table:table-cell office:value-type="float" office:value="-30.15">
            <text:p>-30.15</text:p>
          </table:table-cell>
          <table:table-cell office:value-type="float" office:value="-29.62">
            <text:p>-29.62</text:p>
          </table:table-cell>
        </table:table-row>
        <table:table-row table:style-name="ro1">
          <table:table-cell office:value-type="float" office:value="88.5">
            <text:p>88.5</text:p>
          </table:table-cell>
          <table:table-cell office:value-type="float" office:value="7.59">
            <text:p>7.59</text:p>
          </table:table-cell>
          <table:table-cell office:value-type="float" office:value="-29.72">
            <text:p>-29.72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88.75">
            <text:p>88.75</text:p>
          </table:table-cell>
          <table:table-cell office:value-type="float" office:value="7.59">
            <text:p>7.59</text:p>
          </table:table-cell>
          <table:table-cell office:value-type="float" office:value="-29.72">
            <text:p>-29.72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.86">
            <text:p>5.86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89.25">
            <text:p>89.25</text:p>
          </table:table-cell>
          <table:table-cell office:value-type="float" office:value="5.86">
            <text:p>5.86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89.5">
            <text:p>89.5</text:p>
          </table:table-cell>
          <table:table-cell office:value-type="float" office:value="5.54">
            <text:p>5.5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89.75">
            <text:p>89.75</text:p>
          </table:table-cell>
          <table:table-cell office:value-type="float" office:value="5.54">
            <text:p>5.5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.68">
            <text:p>4.6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90.25">
            <text:p>90.25</text:p>
          </table:table-cell>
          <table:table-cell office:value-type="float" office:value="4.68">
            <text:p>4.6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90.5">
            <text:p>90.5</text:p>
          </table:table-cell>
          <table:table-cell office:value-type="float" office:value="3.07">
            <text:p>3.0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90.75">
            <text:p>90.75</text:p>
          </table:table-cell>
          <table:table-cell office:value-type="float" office:value="3.07">
            <text:p>3.0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.75">
            <text:p>2.7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91.25">
            <text:p>91.25</text:p>
          </table:table-cell>
          <table:table-cell office:value-type="float" office:value="2.75">
            <text:p>2.7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91.5">
            <text:p>91.5</text:p>
          </table:table-cell>
          <table:table-cell office:value-type="float" office:value="2.53">
            <text:p>2.53</text:p>
          </table:table-cell>
          <table:table-cell office:value-type="float" office:value="-30.05">
            <text:p>-30.0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91.75">
            <text:p>91.75</text:p>
          </table:table-cell>
          <table:table-cell office:value-type="float" office:value="2.53">
            <text:p>2.53</text:p>
          </table:table-cell>
          <table:table-cell office:value-type="float" office:value="-30.05">
            <text:p>-30.0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.32">
            <text:p>2.32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92.25">
            <text:p>92.25</text:p>
          </table:table-cell>
          <table:table-cell office:value-type="float" office:value="2.32">
            <text:p>2.32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92.5">
            <text:p>92.5</text:p>
          </table:table-cell>
          <table:table-cell office:value-type="float" office:value="2.21">
            <text:p>2.21</text:p>
          </table:table-cell>
          <table:table-cell office:value-type="float" office:value="-29.62">
            <text:p>-29.62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92.75">
            <text:p>92.75</text:p>
          </table:table-cell>
          <table:table-cell office:value-type="float" office:value="2.21">
            <text:p>2.21</text:p>
          </table:table-cell>
          <table:table-cell office:value-type="float" office:value="-29.62">
            <text:p>-29.62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.24">
            <text:p>1.24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93.25">
            <text:p>93.25</text:p>
          </table:table-cell>
          <table:table-cell office:value-type="float" office:value="1.24">
            <text:p>1.24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93.5">
            <text:p>93.5</text:p>
          </table:table-cell>
          <table:table-cell office:value-type="float" office:value="0.06">
            <text:p>0.06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93.75">
            <text:p>93.75</text:p>
          </table:table-cell>
          <table:table-cell office:value-type="float" office:value="0.06">
            <text:p>0.06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27">
            <text:p>0.27</text:p>
          </table:table-cell>
          <table:table-cell office:value-type="float" office:value="-30.37">
            <text:p>-30.37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94.25">
            <text:p>94.25</text:p>
          </table:table-cell>
          <table:table-cell office:value-type="float" office:value="0.27">
            <text:p>0.27</text:p>
          </table:table-cell>
          <table:table-cell office:value-type="float" office:value="-30.37">
            <text:p>-30.37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94.5">
            <text:p>94.5</text:p>
          </table:table-cell>
          <table:table-cell office:value-type="float" office:value="-0.48">
            <text:p>-0.4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94.75">
            <text:p>94.75</text:p>
          </table:table-cell>
          <table:table-cell office:value-type="float" office:value="-0.48">
            <text:p>-0.4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2.95">
            <text:p>-2.95</text:p>
          </table:table-cell>
          <table:table-cell office:value-type="float" office:value="-30.37">
            <text:p>-30.37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95.25">
            <text:p>95.25</text:p>
          </table:table-cell>
          <table:table-cell office:value-type="float" office:value="-2.95">
            <text:p>-2.95</text:p>
          </table:table-cell>
          <table:table-cell office:value-type="float" office:value="-30.37">
            <text:p>-30.37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95.5">
            <text:p>95.5</text:p>
          </table:table-cell>
          <table:table-cell office:value-type="float" office:value="-1.55">
            <text:p>-1.5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95.75">
            <text:p>95.75</text:p>
          </table:table-cell>
          <table:table-cell office:value-type="float" office:value="-1.55">
            <text:p>-1.5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2.84">
            <text:p>-2.84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96.25">
            <text:p>96.25</text:p>
          </table:table-cell>
          <table:table-cell office:value-type="float" office:value="-2.84">
            <text:p>-2.84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96.5">
            <text:p>96.5</text:p>
          </table:table-cell>
          <table:table-cell office:value-type="float" office:value="-2.63">
            <text:p>-2.63</text:p>
          </table:table-cell>
          <table:table-cell office:value-type="float" office:value="-29.94">
            <text:p>-29.94</text:p>
          </table:table-cell>
          <table:table-cell office:value-type="float" office:value="-29.83">
            <text:p>-29.83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-2.63">
            <text:p>-2.63</text:p>
          </table:table-cell>
          <table:table-cell office:value-type="float" office:value="-29.94">
            <text:p>-29.94</text:p>
          </table:table-cell>
          <table:table-cell office:value-type="float" office:value="-29.83">
            <text:p>-29.8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1.23">
            <text:p>-1.23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97.25">
            <text:p>97.25</text:p>
          </table:table-cell>
          <table:table-cell office:value-type="float" office:value="-1.23">
            <text:p>-1.23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-3.7">
            <text:p>-3.7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97.75">
            <text:p>97.75</text:p>
          </table:table-cell>
          <table:table-cell office:value-type="float" office:value="-3.7">
            <text:p>-3.7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3.81">
            <text:p>-3.8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-3.81">
            <text:p>-3.8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98.5">
            <text:p>98.5</text:p>
          </table:table-cell>
          <table:table-cell office:value-type="float" office:value="-3.81">
            <text:p>-3.8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98.75">
            <text:p>98.75</text:p>
          </table:table-cell>
          <table:table-cell office:value-type="float" office:value="-3.81">
            <text:p>-3.8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3.81">
            <text:p>-3.8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-5.42">
            <text:p>-5.42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99.5">
            <text:p>99.5</text:p>
          </table:table-cell>
          <table:table-cell office:value-type="float" office:value="-5.42">
            <text:p>-5.42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99.75">
            <text:p>99.75</text:p>
          </table:table-cell>
          <table:table-cell office:value-type="float" office:value="-4.35">
            <text:p>-4.3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5.75">
            <text:p>-5.75</text:p>
          </table:table-cell>
          <table:table-cell office:value-type="float" office:value="-30.05">
            <text:p>-30.05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100.25">
            <text:p>100.25</text:p>
          </table:table-cell>
          <table:table-cell office:value-type="float" office:value="-5.75">
            <text:p>-5.75</text:p>
          </table:table-cell>
          <table:table-cell office:value-type="float" office:value="-30.05">
            <text:p>-30.05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100.5">
            <text:p>100.5</text:p>
          </table:table-cell>
          <table:table-cell office:value-type="float" office:value="-5.1">
            <text:p>-5.1</text:p>
          </table:table-cell>
          <table:table-cell office:value-type="float" office:value="-29.19">
            <text:p>-29.19</text:p>
          </table:table-cell>
          <table:table-cell office:value-type="float" office:value="-29.62">
            <text:p>-29.62</text:p>
          </table:table-cell>
        </table:table-row>
        <table:table-row table:style-name="ro1">
          <table:table-cell office:value-type="float" office:value="100.75">
            <text:p>100.75</text:p>
          </table:table-cell>
          <table:table-cell office:value-type="float" office:value="-5.1">
            <text:p>-5.1</text:p>
          </table:table-cell>
          <table:table-cell office:value-type="float" office:value="-29.19">
            <text:p>-29.19</text:p>
          </table:table-cell>
          <table:table-cell office:value-type="float" office:value="-29.62">
            <text:p>-29.6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4.24">
            <text:p>-4.24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01.25">
            <text:p>101.25</text:p>
          </table:table-cell>
          <table:table-cell office:value-type="float" office:value="-4.24">
            <text:p>-4.24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01.5">
            <text:p>101.5</text:p>
          </table:table-cell>
          <table:table-cell office:value-type="float" office:value="-5.64">
            <text:p>-5.6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01.75">
            <text:p>101.75</text:p>
          </table:table-cell>
          <table:table-cell office:value-type="float" office:value="-5.64">
            <text:p>-5.6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5.75">
            <text:p>-5.7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02.25">
            <text:p>102.25</text:p>
          </table:table-cell>
          <table:table-cell office:value-type="float" office:value="-5.75">
            <text:p>-5.7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02.5">
            <text:p>102.5</text:p>
          </table:table-cell>
          <table:table-cell office:value-type="float" office:value="-5.75">
            <text:p>-5.7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02.75">
            <text:p>102.75</text:p>
          </table:table-cell>
          <table:table-cell office:value-type="float" office:value="-6.5">
            <text:p>-6.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6.5">
            <text:p>-6.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03.25">
            <text:p>103.25</text:p>
          </table:table-cell>
          <table:table-cell office:value-type="float" office:value="-5.96">
            <text:p>-5.9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03.5">
            <text:p>103.5</text:p>
          </table:table-cell>
          <table:table-cell office:value-type="float" office:value="-5.64">
            <text:p>-5.64</text:p>
          </table:table-cell>
          <table:table-cell office:value-type="float" office:value="-30.15">
            <text:p>-30.15</text:p>
          </table:table-cell>
          <table:table-cell office:value-type="float" office:value="-29.62">
            <text:p>-29.62</text:p>
          </table:table-cell>
        </table:table-row>
        <table:table-row table:style-name="ro1">
          <table:table-cell office:value-type="float" office:value="103.75">
            <text:p>103.75</text:p>
          </table:table-cell>
          <table:table-cell office:value-type="float" office:value="-5.64">
            <text:p>-5.64</text:p>
          </table:table-cell>
          <table:table-cell office:value-type="float" office:value="-30.15">
            <text:p>-30.15</text:p>
          </table:table-cell>
          <table:table-cell office:value-type="float" office:value="-29.62">
            <text:p>-29.6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6.39">
            <text:p>-6.39</text:p>
          </table:table-cell>
          <table:table-cell office:value-type="float" office:value="-29.94">
            <text:p>-29.94</text:p>
          </table:table-cell>
          <table:table-cell office:value-type="float" office:value="-28.33">
            <text:p>-28.33</text:p>
          </table:table-cell>
        </table:table-row>
        <table:table-row table:style-name="ro1">
          <table:table-cell office:value-type="float" office:value="104.25">
            <text:p>104.25</text:p>
          </table:table-cell>
          <table:table-cell office:value-type="float" office:value="-6.39">
            <text:p>-6.39</text:p>
          </table:table-cell>
          <table:table-cell office:value-type="float" office:value="-29.94">
            <text:p>-29.94</text:p>
          </table:table-cell>
          <table:table-cell office:value-type="float" office:value="-28.33">
            <text:p>-28.33</text:p>
          </table:table-cell>
        </table:table-row>
        <table:table-row table:style-name="ro1">
          <table:table-cell office:value-type="float" office:value="104.5">
            <text:p>104.5</text:p>
          </table:table-cell>
          <table:table-cell office:value-type="float" office:value="-6.39">
            <text:p>-6.39</text:p>
          </table:table-cell>
          <table:table-cell office:value-type="float" office:value="-29.94">
            <text:p>-29.94</text:p>
          </table:table-cell>
          <table:table-cell office:value-type="float" office:value="-28.33">
            <text:p>-28.33</text:p>
          </table:table-cell>
        </table:table-row>
        <table:table-row table:style-name="ro1">
          <table:table-cell office:value-type="float" office:value="104.75">
            <text:p>104.75</text:p>
          </table:table-cell>
          <table:table-cell office:value-type="float" office:value="-4.24">
            <text:p>-4.24</text:p>
          </table:table-cell>
          <table:table-cell office:value-type="float" office:value="-29.4">
            <text:p>-29.4</text:p>
          </table:table-cell>
          <table:table-cell office:value-type="float" office:value="-28.33">
            <text:p>-28.3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4.56">
            <text:p>-4.56</text:p>
          </table:table-cell>
          <table:table-cell office:value-type="float" office:value="-30.37">
            <text:p>-30.37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105.25">
            <text:p>105.25</text:p>
          </table:table-cell>
          <table:table-cell office:value-type="float" office:value="-4.56">
            <text:p>-4.56</text:p>
          </table:table-cell>
          <table:table-cell office:value-type="float" office:value="-30.37">
            <text:p>-30.37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105.5">
            <text:p>105.5</text:p>
          </table:table-cell>
          <table:table-cell office:value-type="float" office:value="-4.56">
            <text:p>-4.56</text:p>
          </table:table-cell>
          <table:table-cell office:value-type="float" office:value="-30.37">
            <text:p>-30.37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105.75">
            <text:p>105.75</text:p>
          </table:table-cell>
          <table:table-cell office:value-type="float" office:value="-6.18">
            <text:p>-6.1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6.18">
            <text:p>-6.1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06.25">
            <text:p>106.25</text:p>
          </table:table-cell>
          <table:table-cell office:value-type="float" office:value="-6.93">
            <text:p>-6.93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06.5">
            <text:p>106.5</text:p>
          </table:table-cell>
          <table:table-cell office:value-type="float" office:value="-6.93">
            <text:p>-6.93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06.75">
            <text:p>106.75</text:p>
          </table:table-cell>
          <table:table-cell office:value-type="float" office:value="-6.71">
            <text:p>-6.7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6.71">
            <text:p>-6.7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07.25">
            <text:p>107.25</text:p>
          </table:table-cell>
          <table:table-cell office:value-type="float" office:value="-6.71">
            <text:p>-6.7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07.5">
            <text:p>107.5</text:p>
          </table:table-cell>
          <table:table-cell office:value-type="float" office:value="-6.71">
            <text:p>-6.7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07.75">
            <text:p>107.75</text:p>
          </table:table-cell>
          <table:table-cell office:value-type="float" office:value="-6.39">
            <text:p>-6.39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6.39">
            <text:p>-6.39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08.25">
            <text:p>108.25</text:p>
          </table:table-cell>
          <table:table-cell office:value-type="float" office:value="-6.5">
            <text:p>-6.5</text:p>
          </table:table-cell>
          <table:table-cell office:value-type="float" office:value="-29.83">
            <text:p>-29.83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108.5">
            <text:p>108.5</text:p>
          </table:table-cell>
          <table:table-cell office:value-type="float" office:value="-6.5">
            <text:p>-6.5</text:p>
          </table:table-cell>
          <table:table-cell office:value-type="float" office:value="-29.83">
            <text:p>-29.83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108.75">
            <text:p>108.75</text:p>
          </table:table-cell>
          <table:table-cell office:value-type="float" office:value="-5.75">
            <text:p>-5.75</text:p>
          </table:table-cell>
          <table:table-cell office:value-type="float" office:value="-29.62">
            <text:p>-29.62</text:p>
          </table:table-cell>
          <table:table-cell office:value-type="float" office:value="-29.29">
            <text:p>-29.2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5.75">
            <text:p>-5.75</text:p>
          </table:table-cell>
          <table:table-cell office:value-type="float" office:value="-29.62">
            <text:p>-29.62</text:p>
          </table:table-cell>
          <table:table-cell office:value-type="float" office:value="-29.29">
            <text:p>-29.29</text:p>
          </table:table-cell>
        </table:table-row>
        <table:table-row table:style-name="ro1">
          <table:table-cell office:value-type="float" office:value="109.25">
            <text:p>109.25</text:p>
          </table:table-cell>
          <table:table-cell office:value-type="float" office:value="-6.07">
            <text:p>-6.07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09.5">
            <text:p>109.5</text:p>
          </table:table-cell>
          <table:table-cell office:value-type="float" office:value="-6.07">
            <text:p>-6.07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09.75">
            <text:p>109.75</text:p>
          </table:table-cell>
          <table:table-cell office:value-type="float" office:value="-6.71">
            <text:p>-6.71</text:p>
          </table:table-cell>
          <table:table-cell office:value-type="float" office:value="-30.37">
            <text:p>-30.37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6.71">
            <text:p>-6.71</text:p>
          </table:table-cell>
          <table:table-cell office:value-type="float" office:value="-30.37">
            <text:p>-30.37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110.25">
            <text:p>110.25</text:p>
          </table:table-cell>
          <table:table-cell office:value-type="float" office:value="-6.61">
            <text:p>-6.6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10.5">
            <text:p>110.5</text:p>
          </table:table-cell>
          <table:table-cell office:value-type="float" office:value="-6.61">
            <text:p>-6.6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10.75">
            <text:p>110.75</text:p>
          </table:table-cell>
          <table:table-cell office:value-type="float" office:value="-6.93">
            <text:p>-6.93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6.93">
            <text:p>-6.93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11.25">
            <text:p>111.25</text:p>
          </table:table-cell>
          <table:table-cell office:value-type="float" office:value="-6.82">
            <text:p>-6.82</text:p>
          </table:table-cell>
          <table:table-cell office:value-type="float" office:value="-30.05">
            <text:p>-30.05</text:p>
          </table:table-cell>
          <table:table-cell office:value-type="float" office:value="-29.72">
            <text:p>-29.72</text:p>
          </table:table-cell>
        </table:table-row>
        <table:table-row table:style-name="ro1">
          <table:table-cell office:value-type="float" office:value="111.5">
            <text:p>111.5</text:p>
          </table:table-cell>
          <table:table-cell office:value-type="float" office:value="-6.82">
            <text:p>-6.82</text:p>
          </table:table-cell>
          <table:table-cell office:value-type="float" office:value="-30.05">
            <text:p>-30.05</text:p>
          </table:table-cell>
          <table:table-cell office:value-type="float" office:value="-29.72">
            <text:p>-29.72</text:p>
          </table:table-cell>
        </table:table-row>
        <table:table-row table:style-name="ro1">
          <table:table-cell office:value-type="float" office:value="111.75">
            <text:p>111.75</text:p>
          </table:table-cell>
          <table:table-cell office:value-type="float" office:value="-5.85">
            <text:p>-5.85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-5.85">
            <text:p>-5.85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12.25">
            <text:p>112.25</text:p>
          </table:table-cell>
          <table:table-cell office:value-type="float" office:value="-6.18">
            <text:p>-6.1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12.5">
            <text:p>112.5</text:p>
          </table:table-cell>
          <table:table-cell office:value-type="float" office:value="-6.18">
            <text:p>-6.1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12.75">
            <text:p>112.75</text:p>
          </table:table-cell>
          <table:table-cell office:value-type="float" office:value="-5.75">
            <text:p>-5.75</text:p>
          </table:table-cell>
          <table:table-cell table:number-columns-repeated="2" office:value-type="float" office:value="-29.62">
            <text:p>-29.6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5.75">
            <text:p>-5.75</text:p>
          </table:table-cell>
          <table:table-cell table:number-columns-repeated="2" office:value-type="float" office:value="-29.62">
            <text:p>-29.62</text:p>
          </table:table-cell>
        </table:table-row>
        <table:table-row table:style-name="ro1">
          <table:table-cell office:value-type="float" office:value="113.25">
            <text:p>113.25</text:p>
          </table:table-cell>
          <table:table-cell office:value-type="float" office:value="-6.07">
            <text:p>-6.07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13.5">
            <text:p>113.5</text:p>
          </table:table-cell>
          <table:table-cell office:value-type="float" office:value="-6.07">
            <text:p>-6.07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13.75">
            <text:p>113.75</text:p>
          </table:table-cell>
          <table:table-cell office:value-type="float" office:value="-6.5">
            <text:p>-6.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-6.5">
            <text:p>-6.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14.25">
            <text:p>114.25</text:p>
          </table:table-cell>
          <table:table-cell office:value-type="float" office:value="-6.28">
            <text:p>-6.2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14.5">
            <text:p>114.5</text:p>
          </table:table-cell>
          <table:table-cell office:value-type="float" office:value="-6.28">
            <text:p>-6.2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14.75">
            <text:p>114.75</text:p>
          </table:table-cell>
          <table:table-cell office:value-type="float" office:value="-6.71">
            <text:p>-6.7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6.71">
            <text:p>-6.7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15.25">
            <text:p>115.25</text:p>
          </table:table-cell>
          <table:table-cell office:value-type="float" office:value="-6.71">
            <text:p>-6.71</text:p>
          </table:table-cell>
          <table:table-cell office:value-type="float" office:value="-30.26">
            <text:p>-30.26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115.5">
            <text:p>115.5</text:p>
          </table:table-cell>
          <table:table-cell office:value-type="float" office:value="-6.71">
            <text:p>-6.71</text:p>
          </table:table-cell>
          <table:table-cell office:value-type="float" office:value="-30.26">
            <text:p>-30.26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115.75">
            <text:p>115.75</text:p>
          </table:table-cell>
          <table:table-cell office:value-type="float" office:value="-5.64">
            <text:p>-5.64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-5.64">
            <text:p>-5.64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16.25">
            <text:p>116.25</text:p>
          </table:table-cell>
          <table:table-cell office:value-type="float" office:value="-6.5">
            <text:p>-6.5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16.5">
            <text:p>116.5</text:p>
          </table:table-cell>
          <table:table-cell office:value-type="float" office:value="-6.5">
            <text:p>-6.5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16.75">
            <text:p>116.75</text:p>
          </table:table-cell>
          <table:table-cell office:value-type="float" office:value="-5.96">
            <text:p>-5.96</text:p>
          </table:table-cell>
          <table:table-cell office:value-type="float" office:value="-29.4">
            <text:p>-29.4</text:p>
          </table:table-cell>
          <table:table-cell office:value-type="float" office:value="-30.05">
            <text:p>-30.0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-5.96">
            <text:p>-5.96</text:p>
          </table:table-cell>
          <table:table-cell office:value-type="float" office:value="-29.4">
            <text:p>-29.4</text:p>
          </table:table-cell>
          <table:table-cell office:value-type="float" office:value="-30.05">
            <text:p>-30.05</text:p>
          </table:table-cell>
        </table:table-row>
        <table:table-row table:style-name="ro1">
          <table:table-cell office:value-type="float" office:value="117.25">
            <text:p>117.25</text:p>
          </table:table-cell>
          <table:table-cell office:value-type="float" office:value="-5.96">
            <text:p>-5.9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17.5">
            <text:p>117.5</text:p>
          </table:table-cell>
          <table:table-cell office:value-type="float" office:value="-5.96">
            <text:p>-5.9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17.75">
            <text:p>117.75</text:p>
          </table:table-cell>
          <table:table-cell office:value-type="float" office:value="-6.93">
            <text:p>-6.93</text:p>
          </table:table-cell>
          <table:table-cell office:value-type="float" office:value="-30.37">
            <text:p>-30.37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-6.93">
            <text:p>-6.93</text:p>
          </table:table-cell>
          <table:table-cell office:value-type="float" office:value="-30.37">
            <text:p>-30.37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118.25">
            <text:p>118.25</text:p>
          </table:table-cell>
          <table:table-cell office:value-type="float" office:value="-6.07">
            <text:p>-6.07</text:p>
          </table:table-cell>
          <table:table-cell office:value-type="float" office:value="-30.26">
            <text:p>-30.26</text:p>
          </table:table-cell>
          <table:table-cell office:value-type="float" office:value="-28.86">
            <text:p>-28.86</text:p>
          </table:table-cell>
        </table:table-row>
        <table:table-row table:style-name="ro1">
          <table:table-cell office:value-type="float" office:value="118.5">
            <text:p>118.5</text:p>
          </table:table-cell>
          <table:table-cell office:value-type="float" office:value="-6.07">
            <text:p>-6.07</text:p>
          </table:table-cell>
          <table:table-cell office:value-type="float" office:value="-30.26">
            <text:p>-30.26</text:p>
          </table:table-cell>
          <table:table-cell office:value-type="float" office:value="-28.86">
            <text:p>-28.86</text:p>
          </table:table-cell>
        </table:table-row>
        <table:table-row table:style-name="ro1">
          <table:table-cell office:value-type="float" office:value="118.75">
            <text:p>118.75</text:p>
          </table:table-cell>
          <table:table-cell office:value-type="float" office:value="-6.71">
            <text:p>-6.7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-6.71">
            <text:p>-6.7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19.25">
            <text:p>119.25</text:p>
          </table:table-cell>
          <table:table-cell office:value-type="float" office:value="-6.18">
            <text:p>-6.18</text:p>
          </table:table-cell>
          <table:table-cell office:value-type="float" office:value="-30.15">
            <text:p>-30.15</text:p>
          </table:table-cell>
          <table:table-cell office:value-type="float" office:value="-29.83">
            <text:p>-29.83</text:p>
          </table:table-cell>
        </table:table-row>
        <table:table-row table:style-name="ro1">
          <table:table-cell office:value-type="float" office:value="119.5">
            <text:p>119.5</text:p>
          </table:table-cell>
          <table:table-cell office:value-type="float" office:value="-6.18">
            <text:p>-6.18</text:p>
          </table:table-cell>
          <table:table-cell office:value-type="float" office:value="-30.15">
            <text:p>-30.15</text:p>
          </table:table-cell>
          <table:table-cell office:value-type="float" office:value="-29.83">
            <text:p>-29.83</text:p>
          </table:table-cell>
        </table:table-row>
        <table:table-row table:style-name="ro1">
          <table:table-cell office:value-type="float" office:value="119.75">
            <text:p>119.75</text:p>
          </table:table-cell>
          <table:table-cell office:value-type="float" office:value="-5.75">
            <text:p>-5.7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-5.75">
            <text:p>-5.7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20.25">
            <text:p>120.25</text:p>
          </table:table-cell>
          <table:table-cell office:value-type="float" office:value="-6.18">
            <text:p>-6.18</text:p>
          </table:table-cell>
          <table:table-cell office:value-type="float" office:value="-30.37">
            <text:p>-30.37</text:p>
          </table:table-cell>
          <table:table-cell office:value-type="float" office:value="-30.05">
            <text:p>-30.05</text:p>
          </table:table-cell>
        </table:table-row>
        <table:table-row table:style-name="ro1">
          <table:table-cell office:value-type="float" office:value="120.5">
            <text:p>120.5</text:p>
          </table:table-cell>
          <table:table-cell office:value-type="float" office:value="-6.18">
            <text:p>-6.18</text:p>
          </table:table-cell>
          <table:table-cell office:value-type="float" office:value="-30.37">
            <text:p>-30.37</text:p>
          </table:table-cell>
          <table:table-cell office:value-type="float" office:value="-30.05">
            <text:p>-30.05</text:p>
          </table:table-cell>
        </table:table-row>
        <table:table-row table:style-name="ro1">
          <table:table-cell office:value-type="float" office:value="120.75">
            <text:p>120.75</text:p>
          </table:table-cell>
          <table:table-cell office:value-type="float" office:value="-4.24">
            <text:p>-4.24</text:p>
          </table:table-cell>
          <table:table-cell office:value-type="float" office:value="-30.37">
            <text:p>-30.37</text:p>
          </table:table-cell>
          <table:table-cell office:value-type="float" office:value="-30.05">
            <text:p>-30.0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4.24">
            <text:p>-4.24</text:p>
          </table:table-cell>
          <table:table-cell office:value-type="float" office:value="-30.37">
            <text:p>-30.37</text:p>
          </table:table-cell>
          <table:table-cell office:value-type="float" office:value="-30.05">
            <text:p>-30.05</text:p>
          </table:table-cell>
        </table:table-row>
        <table:table-row table:style-name="ro1">
          <table:table-cell office:value-type="float" office:value="121.25">
            <text:p>121.25</text:p>
          </table:table-cell>
          <table:table-cell office:value-type="float" office:value="-4.56">
            <text:p>-4.5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21.5">
            <text:p>121.5</text:p>
          </table:table-cell>
          <table:table-cell office:value-type="float" office:value="-4.56">
            <text:p>-4.5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21.75">
            <text:p>121.75</text:p>
          </table:table-cell>
          <table:table-cell office:value-type="float" office:value="-6.5">
            <text:p>-6.5</text:p>
          </table:table-cell>
          <table:table-cell office:value-type="float" office:value="-30.05">
            <text:p>-30.0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-6.5">
            <text:p>-6.5</text:p>
          </table:table-cell>
          <table:table-cell office:value-type="float" office:value="-30.05">
            <text:p>-30.0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22.25">
            <text:p>122.25</text:p>
          </table:table-cell>
          <table:table-cell office:value-type="float" office:value="-5.21">
            <text:p>-5.2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22.5">
            <text:p>122.5</text:p>
          </table:table-cell>
          <table:table-cell office:value-type="float" office:value="-5.21">
            <text:p>-5.2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22.75">
            <text:p>122.75</text:p>
          </table:table-cell>
          <table:table-cell office:value-type="float" office:value="-5.96">
            <text:p>-5.96</text:p>
          </table:table-cell>
          <table:table-cell office:value-type="float" office:value="-30.37">
            <text:p>-30.37</text:p>
          </table:table-cell>
          <table:table-cell office:value-type="float" office:value="-28.86">
            <text:p>-28.8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-5.96">
            <text:p>-5.96</text:p>
          </table:table-cell>
          <table:table-cell office:value-type="float" office:value="-30.37">
            <text:p>-30.37</text:p>
          </table:table-cell>
          <table:table-cell office:value-type="float" office:value="-28.86">
            <text:p>-28.86</text:p>
          </table:table-cell>
        </table:table-row>
        <table:table-row table:style-name="ro1">
          <table:table-cell office:value-type="float" office:value="123.25">
            <text:p>123.25</text:p>
          </table:table-cell>
          <table:table-cell office:value-type="float" office:value="-4.67">
            <text:p>-4.67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23.5">
            <text:p>123.5</text:p>
          </table:table-cell>
          <table:table-cell office:value-type="float" office:value="-4.67">
            <text:p>-4.67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23.75">
            <text:p>123.75</text:p>
          </table:table-cell>
          <table:table-cell office:value-type="float" office:value="-5.42">
            <text:p>-5.42</text:p>
          </table:table-cell>
          <table:table-cell office:value-type="float" office:value="-30.15">
            <text:p>-30.15</text:p>
          </table:table-cell>
          <table:table-cell office:value-type="float" office:value="-29.29">
            <text:p>-29.29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-5.42">
            <text:p>-5.42</text:p>
          </table:table-cell>
          <table:table-cell office:value-type="float" office:value="-30.15">
            <text:p>-30.15</text:p>
          </table:table-cell>
          <table:table-cell office:value-type="float" office:value="-29.29">
            <text:p>-29.29</text:p>
          </table:table-cell>
        </table:table-row>
        <table:table-row table:style-name="ro1">
          <table:table-cell office:value-type="float" office:value="124.25">
            <text:p>124.25</text:p>
          </table:table-cell>
          <table:table-cell office:value-type="float" office:value="-5.32">
            <text:p>-5.32</text:p>
          </table:table-cell>
          <table:table-cell office:value-type="float" office:value="-29.62">
            <text:p>-29.62</text:p>
          </table:table-cell>
          <table:table-cell office:value-type="float" office:value="-29.72">
            <text:p>-29.72</text:p>
          </table:table-cell>
        </table:table-row>
        <table:table-row table:style-name="ro1">
          <table:table-cell office:value-type="float" office:value="124.5">
            <text:p>124.5</text:p>
          </table:table-cell>
          <table:table-cell office:value-type="float" office:value="-5.32">
            <text:p>-5.32</text:p>
          </table:table-cell>
          <table:table-cell office:value-type="float" office:value="-29.62">
            <text:p>-29.62</text:p>
          </table:table-cell>
          <table:table-cell office:value-type="float" office:value="-29.72">
            <text:p>-29.72</text:p>
          </table:table-cell>
        </table:table-row>
        <table:table-row table:style-name="ro1">
          <table:table-cell office:value-type="float" office:value="124.75">
            <text:p>124.75</text:p>
          </table:table-cell>
          <table:table-cell office:value-type="float" office:value="-5.42">
            <text:p>-5.42</text:p>
          </table:table-cell>
          <table:table-cell office:value-type="float" office:value="-30.05">
            <text:p>-30.05</text:p>
          </table:table-cell>
          <table:table-cell office:value-type="float" office:value="-29.4">
            <text:p>-29.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5.42">
            <text:p>-5.42</text:p>
          </table:table-cell>
          <table:table-cell office:value-type="float" office:value="-30.05">
            <text:p>-30.05</text:p>
          </table:table-cell>
          <table:table-cell office:value-type="float" office:value="-29.4">
            <text:p>-29.4</text:p>
          </table:table-cell>
        </table:table-row>
        <table:table-row table:style-name="ro1">
          <table:table-cell office:value-type="float" office:value="125.25">
            <text:p>125.25</text:p>
          </table:table-cell>
          <table:table-cell office:value-type="float" office:value="-4.78">
            <text:p>-4.7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25.5">
            <text:p>125.5</text:p>
          </table:table-cell>
          <table:table-cell office:value-type="float" office:value="-4.78">
            <text:p>-4.78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25.75">
            <text:p>125.75</text:p>
          </table:table-cell>
          <table:table-cell office:value-type="float" office:value="-5.96">
            <text:p>-5.96</text:p>
          </table:table-cell>
          <table:table-cell office:value-type="float" office:value="-30.26">
            <text:p>-30.26</text:p>
          </table:table-cell>
          <table:table-cell office:value-type="float" office:value="-29.29">
            <text:p>-29.29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-5.96">
            <text:p>-5.96</text:p>
          </table:table-cell>
          <table:table-cell office:value-type="float" office:value="-30.26">
            <text:p>-30.26</text:p>
          </table:table-cell>
          <table:table-cell office:value-type="float" office:value="-29.29">
            <text:p>-29.29</text:p>
          </table:table-cell>
        </table:table-row>
        <table:table-row table:style-name="ro1">
          <table:table-cell office:value-type="float" office:value="126.25">
            <text:p>126.25</text:p>
          </table:table-cell>
          <table:table-cell office:value-type="float" office:value="-4.67">
            <text:p>-4.6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26.5">
            <text:p>126.5</text:p>
          </table:table-cell>
          <table:table-cell office:value-type="float" office:value="-4.67">
            <text:p>-4.6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26.75">
            <text:p>126.75</text:p>
          </table:table-cell>
          <table:table-cell office:value-type="float" office:value="-4.89">
            <text:p>-4.89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-4.89">
            <text:p>-4.89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27.25">
            <text:p>127.25</text:p>
          </table:table-cell>
          <table:table-cell office:value-type="float" office:value="-4.46">
            <text:p>-4.46</text:p>
          </table:table-cell>
          <table:table-cell office:value-type="float" office:value="-30.15">
            <text:p>-30.15</text:p>
          </table:table-cell>
          <table:table-cell office:value-type="float" office:value="-28.54">
            <text:p>-28.54</text:p>
          </table:table-cell>
        </table:table-row>
        <table:table-row table:style-name="ro1">
          <table:table-cell office:value-type="float" office:value="127.5">
            <text:p>127.5</text:p>
          </table:table-cell>
          <table:table-cell office:value-type="float" office:value="-4.46">
            <text:p>-4.46</text:p>
          </table:table-cell>
          <table:table-cell office:value-type="float" office:value="-30.15">
            <text:p>-30.15</text:p>
          </table:table-cell>
          <table:table-cell office:value-type="float" office:value="-28.54">
            <text:p>-28.54</text:p>
          </table:table-cell>
        </table:table-row>
        <table:table-row table:style-name="ro1">
          <table:table-cell office:value-type="float" office:value="127.75">
            <text:p>127.75</text:p>
          </table:table-cell>
          <table:table-cell office:value-type="float" office:value="-3.92">
            <text:p>-3.92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-3.92">
            <text:p>-3.92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28.25">
            <text:p>128.25</text:p>
          </table:table-cell>
          <table:table-cell office:value-type="float" office:value="-3.7">
            <text:p>-3.7</text:p>
          </table:table-cell>
          <table:table-cell office:value-type="float" office:value="-29.4">
            <text:p>-29.4</text:p>
          </table:table-cell>
          <table:table-cell office:value-type="float" office:value="-27.9">
            <text:p>-27.9</text:p>
          </table:table-cell>
        </table:table-row>
        <table:table-row table:style-name="ro1">
          <table:table-cell office:value-type="float" office:value="128.5">
            <text:p>128.5</text:p>
          </table:table-cell>
          <table:table-cell office:value-type="float" office:value="-3.7">
            <text:p>-3.7</text:p>
          </table:table-cell>
          <table:table-cell office:value-type="float" office:value="-29.4">
            <text:p>-29.4</text:p>
          </table:table-cell>
          <table:table-cell office:value-type="float" office:value="-27.9">
            <text:p>-27.9</text:p>
          </table:table-cell>
        </table:table-row>
        <table:table-row table:style-name="ro1">
          <table:table-cell office:value-type="float" office:value="128.75">
            <text:p>128.75</text:p>
          </table:table-cell>
          <table:table-cell office:value-type="float" office:value="-3.81">
            <text:p>-3.8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3.81">
            <text:p>-3.8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29.25">
            <text:p>129.25</text:p>
          </table:table-cell>
          <table:table-cell office:value-type="float" office:value="-3.92">
            <text:p>-3.92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29.5">
            <text:p>129.5</text:p>
          </table:table-cell>
          <table:table-cell office:value-type="float" office:value="-3.92">
            <text:p>-3.92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29.75">
            <text:p>129.75</text:p>
          </table:table-cell>
          <table:table-cell office:value-type="float" office:value="-3.06">
            <text:p>-3.0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3.06">
            <text:p>-3.0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30.25">
            <text:p>130.25</text:p>
          </table:table-cell>
          <table:table-cell office:value-type="float" office:value="-4.35">
            <text:p>-4.3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30.5">
            <text:p>130.5</text:p>
          </table:table-cell>
          <table:table-cell office:value-type="float" office:value="-4.35">
            <text:p>-4.3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30.75">
            <text:p>130.75</text:p>
          </table:table-cell>
          <table:table-cell office:value-type="float" office:value="-3.27">
            <text:p>-3.2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-3.27">
            <text:p>-3.2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31.25">
            <text:p>131.25</text:p>
          </table:table-cell>
          <table:table-cell office:value-type="float" office:value="-4.35">
            <text:p>-4.35</text:p>
          </table:table-cell>
          <table:table-cell table:number-columns-repeated="2" office:value-type="float" office:value="-30.15">
            <text:p>-30.15</text:p>
          </table:table-cell>
        </table:table-row>
        <table:table-row table:style-name="ro1">
          <table:table-cell office:value-type="float" office:value="131.5">
            <text:p>131.5</text:p>
          </table:table-cell>
          <table:table-cell office:value-type="float" office:value="-4.35">
            <text:p>-4.35</text:p>
          </table:table-cell>
          <table:table-cell table:number-columns-repeated="2" office:value-type="float" office:value="-30.15">
            <text:p>-30.15</text:p>
          </table:table-cell>
        </table:table-row>
        <table:table-row table:style-name="ro1">
          <table:table-cell office:value-type="float" office:value="131.75">
            <text:p>131.75</text:p>
          </table:table-cell>
          <table:table-cell office:value-type="float" office:value="-2.84">
            <text:p>-2.8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2.84">
            <text:p>-2.8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32.25">
            <text:p>132.25</text:p>
          </table:table-cell>
          <table:table-cell office:value-type="float" office:value="-1.12">
            <text:p>-1.12</text:p>
          </table:table-cell>
          <table:table-cell office:value-type="float" office:value="-29.72">
            <text:p>-29.72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132.5">
            <text:p>132.5</text:p>
          </table:table-cell>
          <table:table-cell office:value-type="float" office:value="-1.12">
            <text:p>-1.12</text:p>
          </table:table-cell>
          <table:table-cell office:value-type="float" office:value="-29.72">
            <text:p>-29.72</text:p>
          </table:table-cell>
          <table:table-cell office:value-type="float" office:value="-30.26">
            <text:p>-30.26</text:p>
          </table:table-cell>
        </table:table-row>
        <table:table-row table:style-name="ro1">
          <table:table-cell office:value-type="float" office:value="132.75">
            <text:p>132.75</text:p>
          </table:table-cell>
          <table:table-cell office:value-type="float" office:value="-2.84">
            <text:p>-2.84</text:p>
          </table:table-cell>
          <table:table-cell office:value-type="float" office:value="-30.37">
            <text:p>-30.37</text:p>
          </table:table-cell>
          <table:table-cell office:value-type="float" office:value="-29.62">
            <text:p>-29.6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2.84">
            <text:p>-2.84</text:p>
          </table:table-cell>
          <table:table-cell office:value-type="float" office:value="-30.37">
            <text:p>-30.37</text:p>
          </table:table-cell>
          <table:table-cell office:value-type="float" office:value="-29.62">
            <text:p>-29.62</text:p>
          </table:table-cell>
        </table:table-row>
        <table:table-row table:style-name="ro1">
          <table:table-cell office:value-type="float" office:value="133.25">
            <text:p>133.25</text:p>
          </table:table-cell>
          <table:table-cell office:value-type="float" office:value="-2.84">
            <text:p>-2.8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33.5">
            <text:p>133.5</text:p>
          </table:table-cell>
          <table:table-cell office:value-type="float" office:value="-2.84">
            <text:p>-2.8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33.75">
            <text:p>133.75</text:p>
          </table:table-cell>
          <table:table-cell office:value-type="float" office:value="-3.27">
            <text:p>-3.2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-3.27">
            <text:p>-3.2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34.25">
            <text:p>134.25</text:p>
          </table:table-cell>
          <table:table-cell office:value-type="float" office:value="-2.95">
            <text:p>-2.9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34.5">
            <text:p>134.5</text:p>
          </table:table-cell>
          <table:table-cell office:value-type="float" office:value="-2.95">
            <text:p>-2.95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34.75">
            <text:p>134.75</text:p>
          </table:table-cell>
          <table:table-cell office:value-type="float" office:value="-2.09">
            <text:p>-2.09</text:p>
          </table:table-cell>
          <table:table-cell office:value-type="float" office:value="-30.15">
            <text:p>-30.15</text:p>
          </table:table-cell>
          <table:table-cell office:value-type="float" office:value="-29.62">
            <text:p>-29.6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2.09">
            <text:p>-2.09</text:p>
          </table:table-cell>
          <table:table-cell office:value-type="float" office:value="-30.15">
            <text:p>-30.15</text:p>
          </table:table-cell>
          <table:table-cell office:value-type="float" office:value="-29.62">
            <text:p>-29.62</text:p>
          </table:table-cell>
        </table:table-row>
        <table:table-row table:style-name="ro1">
          <table:table-cell office:value-type="float" office:value="135.25">
            <text:p>135.25</text:p>
          </table:table-cell>
          <table:table-cell office:value-type="float" office:value="-1.45">
            <text:p>-1.45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35.5">
            <text:p>135.5</text:p>
          </table:table-cell>
          <table:table-cell office:value-type="float" office:value="-1.45">
            <text:p>-1.45</text:p>
          </table:table-cell>
          <table:table-cell office:value-type="float" office:value="-30.15">
            <text:p>-30.15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35.75">
            <text:p>135.75</text:p>
          </table:table-cell>
          <table:table-cell office:value-type="float" office:value="-2.74">
            <text:p>-2.74</text:p>
          </table:table-cell>
          <table:table-cell office:value-type="float" office:value="-30.37">
            <text:p>-30.37</text:p>
          </table:table-cell>
          <table:table-cell office:value-type="float" office:value="-29.72">
            <text:p>-29.7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-2.74">
            <text:p>-2.74</text:p>
          </table:table-cell>
          <table:table-cell office:value-type="float" office:value="-30.37">
            <text:p>-30.37</text:p>
          </table:table-cell>
          <table:table-cell office:value-type="float" office:value="-29.72">
            <text:p>-29.72</text:p>
          </table:table-cell>
        </table:table-row>
        <table:table-row table:style-name="ro1">
          <table:table-cell office:value-type="float" office:value="136.25">
            <text:p>136.25</text:p>
          </table:table-cell>
          <table:table-cell office:value-type="float" office:value="-1.55">
            <text:p>-1.55</text:p>
          </table:table-cell>
          <table:table-cell office:value-type="float" office:value="-29.83">
            <text:p>-29.83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136.5">
            <text:p>136.5</text:p>
          </table:table-cell>
          <table:table-cell office:value-type="float" office:value="-1.55">
            <text:p>-1.55</text:p>
          </table:table-cell>
          <table:table-cell office:value-type="float" office:value="-29.83">
            <text:p>-29.83</text:p>
          </table:table-cell>
          <table:table-cell office:value-type="float" office:value="-30.15">
            <text:p>-30.15</text:p>
          </table:table-cell>
        </table:table-row>
        <table:table-row table:style-name="ro1">
          <table:table-cell office:value-type="float" office:value="136.75">
            <text:p>136.75</text:p>
          </table:table-cell>
          <table:table-cell office:value-type="float" office:value="-1.55">
            <text:p>-1.55</text:p>
          </table:table-cell>
          <table:table-cell office:value-type="float" office:value="-30.37">
            <text:p>-30.37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-1.55">
            <text:p>-1.55</text:p>
          </table:table-cell>
          <table:table-cell office:value-type="float" office:value="-30.37">
            <text:p>-30.37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137.25">
            <text:p>137.25</text:p>
          </table:table-cell>
          <table:table-cell office:value-type="float" office:value="-0.91">
            <text:p>-0.9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37.5">
            <text:p>137.5</text:p>
          </table:table-cell>
          <table:table-cell office:value-type="float" office:value="-0.91">
            <text:p>-0.91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37.75">
            <text:p>137.75</text:p>
          </table:table-cell>
          <table:table-cell office:value-type="float" office:value="-1.77">
            <text:p>-1.7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-1.77">
            <text:p>-1.77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38.25">
            <text:p>138.25</text:p>
          </table:table-cell>
          <table:table-cell office:value-type="float" office:value="-1.66">
            <text:p>-1.6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38.5">
            <text:p>138.5</text:p>
          </table:table-cell>
          <table:table-cell office:value-type="float" office:value="-1.66">
            <text:p>-1.66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38.75">
            <text:p>138.75</text:p>
          </table:table-cell>
          <table:table-cell office:value-type="float" office:value="0.49">
            <text:p>0.49</text:p>
          </table:table-cell>
          <table:table-cell table:number-columns-repeated="2" office:value-type="float" office:value="-30.26">
            <text:p>-30.2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49">
            <text:p>0.49</text:p>
          </table:table-cell>
          <table:table-cell table:number-columns-repeated="2" office:value-type="float" office:value="-30.26">
            <text:p>-30.26</text:p>
          </table:table-cell>
        </table:table-row>
        <table:table-row table:style-name="ro1">
          <table:table-cell office:value-type="float" office:value="139.25">
            <text:p>139.25</text:p>
          </table:table-cell>
          <table:table-cell office:value-type="float" office:value="-0.91">
            <text:p>-0.91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39.5">
            <text:p>139.5</text:p>
          </table:table-cell>
          <table:table-cell office:value-type="float" office:value="-0.91">
            <text:p>-0.91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  <table:table-row table:style-name="ro1">
          <table:table-cell office:value-type="float" office:value="139.75">
            <text:p>139.75</text:p>
          </table:table-cell>
          <table:table-cell office:value-type="float" office:value="-1.02">
            <text:p>-1.02</text:p>
          </table:table-cell>
          <table:table-cell office:value-type="float" office:value="-30.05">
            <text:p>-30.05</text:p>
          </table:table-cell>
          <table:table-cell office:value-type="float" office:value="-29.62">
            <text:p>-29.6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1.02">
            <text:p>-1.02</text:p>
          </table:table-cell>
          <table:table-cell office:value-type="float" office:value="-30.05">
            <text:p>-30.05</text:p>
          </table:table-cell>
          <table:table-cell office:value-type="float" office:value="-29.62">
            <text:p>-29.62</text:p>
          </table:table-cell>
        </table:table-row>
        <table:table-row table:style-name="ro1">
          <table:table-cell office:value-type="float" office:value="140.25">
            <text:p>140.25</text:p>
          </table:table-cell>
          <table:table-cell office:value-type="float" office:value="0.7">
            <text:p>0.7</text:p>
          </table:table-cell>
          <table:table-cell office:value-type="float" office:value="-30.37">
            <text:p>-30.37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140.5">
            <text:p>140.5</text:p>
          </table:table-cell>
          <table:table-cell office:value-type="float" office:value="0.7">
            <text:p>0.7</text:p>
          </table:table-cell>
          <table:table-cell office:value-type="float" office:value="-30.37">
            <text:p>-30.37</text:p>
          </table:table-cell>
          <table:table-cell office:value-type="float" office:value="-29.94">
            <text:p>-29.94</text:p>
          </table:table-cell>
        </table:table-row>
        <table:table-row table:style-name="ro1">
          <table:table-cell office:value-type="float" office:value="140.75">
            <text:p>140.75</text:p>
          </table:table-cell>
          <table:table-cell office:value-type="float" office:value="-1.34">
            <text:p>-1.3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1.34">
            <text:p>-1.3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41.25">
            <text:p>141.25</text:p>
          </table:table-cell>
          <table:table-cell office:value-type="float" office:value="-1.34">
            <text:p>-1.3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41.5">
            <text:p>141.5</text:p>
          </table:table-cell>
          <table:table-cell office:value-type="float" office:value="-1.34">
            <text:p>-1.34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41.75">
            <text:p>141.75</text:p>
          </table:table-cell>
          <table:table-cell office:value-type="float" office:value="-1.23">
            <text:p>-1.23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-1.23">
            <text:p>-1.23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42.25">
            <text:p>142.25</text:p>
          </table:table-cell>
          <table:table-cell office:value-type="float" office:value="-2.52">
            <text:p>-2.52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42.5">
            <text:p>142.5</text:p>
          </table:table-cell>
          <table:table-cell office:value-type="float" office:value="-2.52">
            <text:p>-2.52</text:p>
          </table:table-cell>
          <table:table-cell table:number-columns-repeated="2" office:value-type="float" office:value="-30.37">
            <text:p>-30.37</text:p>
          </table:table-cell>
        </table:table-row>
        <table:table-row table:style-name="ro1">
          <table:table-cell office:value-type="float" office:value="142.75">
            <text:p>142.75</text:p>
          </table:table-cell>
          <table:table-cell office:value-type="float" office:value="-2.09">
            <text:p>-2.09</text:p>
          </table:table-cell>
          <table:table-cell office:value-type="float" office:value="-30.26">
            <text:p>-30.26</text:p>
          </table:table-cell>
          <table:table-cell office:value-type="float" office:value="-30.37">
            <text:p>-30.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3T17:58:03.29</dc:date>
    <meta:generator>LibreOffice/4.0.4.2$Windows_x86 LibreOffice_project/9e9821abd0ffdbc09cd8c52eaa574fa09eb08f2</meta:generator>
    <meta:editing-duration>PT1M13S</meta:editing-duration>
    <meta:editing-cycles>2</meta:editing-cycles>
    <meta:document-statistic meta:table-count="1" meta:cell-count="22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735cm" svg:height="15.494cm" xlink:href=".." xlink:type="simple" chart:class="chart:scatter" chart:style-name="ch1">
        <chart:title svg:x="7.418cm" svg:y="0.445cm" chart:style-name="ch2">
          <text:p>Propane Injector Soleniod Valve Temperature</text:p>
        </chart:title>
        <chart:plot-area chart:style-name="ch3" table:cell-range-address="Sheet1.A1:Sheet1.B573" chart:data-source-has-labels="row" svg:x="1.512cm" svg:y="2.151cm" svg:width="21.275cm" svg:height="12.026cm">
          <chartooo:coordinate-region svg:x="2.239cm" svg:y="2.363cm" svg:width="20.268cm" svg:height="11.602cm"/>
          <chart:axis chart:dimension="x" chart:name="primary-x" chart:style-name="ch4">
            <chart:title svg:x="11.311cm" svg:y="14.487cm" chart:style-name="ch5">
              <text:p>Time (sec)</text:p>
            </chart:title>
          </chart:axis>
          <chart:axis chart:dimension="y" chart:name="primary-y" chart:style-name="ch4">
            <chart:title svg:x="0.451cm" svg:y="9.491cm" chart:style-name="ch6">
              <text:p>Temperature (°C)</text:p>
            </chart:title>
            <chart:grid chart:style-name="ch7" chart:class="major"/>
          </chart:axis>
          <chart:series chart:style-name="ch8" chart:values-cell-range-address="Sheet1.B2:Sheet1.B573" chart:label-cell-address="Sheet1.B1:Sheet1.B1" chart:class="chart:scatter">
            <chart:domain table:cell-range-address="Sheet1.A2:Sheet1.A573"/>
            <chart:data-point chart:repeated="5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ve Temp °C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73</svg:desc>
                </draw:g>
              </table:table-cell>
              <table:table-cell office:value-type="float" office:value="0">
                <text:p>0</text:p>
                <draw:g>
                  <svg:desc>Sheet1.B2:Sheet1.B5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5">
                <text:p>4.25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">
                <text:p>4.5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5">
                <text:p>4.7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5">
                <text:p>5.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5">
                <text:p>5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5">
                <text:p>6.2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5">
                <text:p>7.75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5">
                <text:p>8.2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5">
                <text:p>8.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5">
                <text:p>8.7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5">
                <text:p>9.2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5">
                <text:p>9.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75">
                <text:p>9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25">
                <text:p>10.2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5">
                <text:p>10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75">
                <text:p>10.7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25">
                <text:p>11.2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5">
                <text:p>11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5">
                <text:p>11.75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5">
                <text:p>12.2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5">
                <text:p>12.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5">
                <text:p>12.7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25">
                <text:p>13.2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5">
                <text:p>13.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75">
                <text:p>13.75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25">
                <text:p>14.2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5">
                <text:p>14.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75">
                <text:p>14.7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25">
                <text:p>15.2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5">
                <text:p>15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75">
                <text:p>15.75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25">
                <text:p>16.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5">
                <text:p>16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75">
                <text:p>16.75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">
                <text:p>17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25">
                <text:p>17.2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5">
                <text:p>17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75">
                <text:p>17.7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25">
                <text:p>18.2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5">
                <text:p>18.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75">
                <text:p>18.7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25">
                <text:p>19.25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5">
                <text:p>19.5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75">
                <text:p>19.7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25">
                <text:p>20.25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5">
                <text:p>20.5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75">
                <text:p>20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">
                <text:p>21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25">
                <text:p>21.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5">
                <text:p>21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.75">
                <text:p>21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25">
                <text:p>22.2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.5">
                <text:p>22.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.75">
                <text:p>22.7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">
                <text:p>23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25">
                <text:p>23.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.5">
                <text:p>23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.75">
                <text:p>23.7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25">
                <text:p>24.25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5">
                <text:p>24.5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.75">
                <text:p>24.7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">
                <text:p>2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25">
                <text:p>25.2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5">
                <text:p>25.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75">
                <text:p>25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">
                <text:p>26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25">
                <text:p>26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5">
                <text:p>26.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.75">
                <text:p>26.7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">
                <text:p>27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25">
                <text:p>27.2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.5">
                <text:p>27.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.75">
                <text:p>27.7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">
                <text:p>28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25">
                <text:p>28.2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.5">
                <text:p>28.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.75">
                <text:p>28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">
                <text:p>29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25">
                <text:p>29.25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.5">
                <text:p>29.5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.75">
                <text:p>29.7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">
                <text:p>30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.25">
                <text:p>30.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.5">
                <text:p>30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.75">
                <text:p>30.7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">
                <text:p>31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.25">
                <text:p>31.2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.5">
                <text:p>31.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.75">
                <text:p>31.7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">
                <text:p>32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.25">
                <text:p>32.2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.5">
                <text:p>32.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.75">
                <text:p>32.7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">
                <text:p>33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25">
                <text:p>33.2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.5">
                <text:p>33.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.75">
                <text:p>33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">
                <text:p>34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25">
                <text:p>34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.5">
                <text:p>34.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.75">
                <text:p>34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">
                <text:p>3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25">
                <text:p>35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.5">
                <text:p>35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.75">
                <text:p>35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">
                <text:p>36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25">
                <text:p>36.2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5">
                <text:p>36.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75">
                <text:p>36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">
                <text:p>37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.25">
                <text:p>37.2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.5">
                <text:p>37.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.75">
                <text:p>37.7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">
                <text:p>3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25">
                <text:p>38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.5">
                <text:p>38.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.75">
                <text:p>38.7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">
                <text:p>39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25">
                <text:p>39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5">
                <text:p>39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75">
                <text:p>39.7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">
                <text:p>40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25">
                <text:p>40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.5">
                <text:p>40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.75">
                <text:p>40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">
                <text:p>41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.25">
                <text:p>41.2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.5">
                <text:p>41.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.75">
                <text:p>41.7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">
                <text:p>42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.25">
                <text:p>42.2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.5">
                <text:p>42.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.75">
                <text:p>42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">
                <text:p>43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.25">
                <text:p>43.2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.5">
                <text:p>43.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.75">
                <text:p>43.7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">
                <text:p>44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.25">
                <text:p>44.25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.5">
                <text:p>44.5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.75">
                <text:p>44.75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">
                <text:p>4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.25">
                <text:p>45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.5">
                <text:p>45.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.75">
                <text:p>45.7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">
                <text:p>46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.25">
                <text:p>46.2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6.5">
                <text:p>46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6.75">
                <text:p>46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">
                <text:p>47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.25">
                <text:p>47.2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.5">
                <text:p>47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.75">
                <text:p>47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">
                <text:p>48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.25">
                <text:p>48.2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.5">
                <text:p>48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8.75">
                <text:p>48.7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">
                <text:p>49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25">
                <text:p>49.25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.5">
                <text:p>49.5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.75">
                <text:p>49.75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">
                <text:p>50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.25">
                <text:p>50.2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.5">
                <text:p>50.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.75">
                <text:p>50.7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">
                <text:p>51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.25">
                <text:p>51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.5">
                <text:p>51.5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.75">
                <text:p>51.75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">
                <text:p>52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25">
                <text:p>52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.5">
                <text:p>52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.75">
                <text:p>52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">
                <text:p>53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.25">
                <text:p>53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.5">
                <text:p>53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3.75">
                <text:p>53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">
                <text:p>54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25">
                <text:p>54.2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4.5">
                <text:p>54.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4.75">
                <text:p>54.7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">
                <text:p>55</text:p>
              </table:table-cell>
              <table:table-cell office:value-type="float" office:value="15.97">
                <text:p>15.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25">
                <text:p>55.25</text:p>
              </table:table-cell>
              <table:table-cell office:value-type="float" office:value="15.97">
                <text:p>15.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5.5">
                <text:p>55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5.75">
                <text:p>55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">
                <text:p>56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25">
                <text:p>56.2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.5">
                <text:p>56.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6.75">
                <text:p>56.7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">
                <text:p>57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.25">
                <text:p>57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7.5">
                <text:p>57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7.75">
                <text:p>57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">
                <text:p>58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25">
                <text:p>58.2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.5">
                <text:p>58.5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8.75">
                <text:p>58.75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">
                <text:p>59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25">
                <text:p>59.2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.5">
                <text:p>59.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.75">
                <text:p>59.7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">
                <text:p>60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.25">
                <text:p>60.2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0.5">
                <text:p>60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.75">
                <text:p>60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">
                <text:p>61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.25">
                <text:p>61.25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1.5">
                <text:p>61.5</text:p>
              </table:table-cell>
              <table:table-cell office:value-type="float" office:value="17.69">
                <text:p>17.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1.75">
                <text:p>61.75</text:p>
              </table:table-cell>
              <table:table-cell office:value-type="float" office:value="17.69">
                <text:p>17.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">
                <text:p>62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.25">
                <text:p>62.25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.5">
                <text:p>62.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.75">
                <text:p>62.7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25">
                <text:p>63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.5">
                <text:p>63.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.75">
                <text:p>63.7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">
                <text:p>64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.25">
                <text:p>64.2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4.5">
                <text:p>64.5</text:p>
              </table:table-cell>
              <table:table-cell office:value-type="float" office:value="18.34">
                <text:p>18.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4.75">
                <text:p>64.75</text:p>
              </table:table-cell>
              <table:table-cell office:value-type="float" office:value="18.34">
                <text:p>18.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">
                <text:p>65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5.25">
                <text:p>65.25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5.5">
                <text:p>65.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5.75">
                <text:p>65.7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">
                <text:p>66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.25">
                <text:p>66.2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6.5">
                <text:p>66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6.75">
                <text:p>66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7">
                <text:p>67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7.25">
                <text:p>67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7.5">
                <text:p>67.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7.75">
                <text:p>67.7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8">
                <text:p>6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.25">
                <text:p>68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8.5">
                <text:p>68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8.75">
                <text:p>68.7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">
                <text:p>69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.25">
                <text:p>69.2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9.5">
                <text:p>69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9.75">
                <text:p>69.7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">
                <text:p>70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.25">
                <text:p>70.2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0.5">
                <text:p>70.5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0.75">
                <text:p>70.75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">
                <text:p>71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.25">
                <text:p>71.25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.5">
                <text:p>71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1.75">
                <text:p>71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">
                <text:p>72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.25">
                <text:p>72.25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2.5">
                <text:p>72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2.75">
                <text:p>72.7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">
                <text:p>73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.25">
                <text:p>73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3.5">
                <text:p>73.5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3.75">
                <text:p>73.75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">
                <text:p>74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.25">
                <text:p>74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4.5">
                <text:p>74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.75">
                <text:p>74.7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5">
                <text:p>7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5.25">
                <text:p>75.2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5.5">
                <text:p>75.5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.75">
                <text:p>75.75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">
                <text:p>76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.25">
                <text:p>76.25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6.5">
                <text:p>76.5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6.75">
                <text:p>76.75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">
                <text:p>77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.25">
                <text:p>77.25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7.5">
                <text:p>77.5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7.75">
                <text:p>77.75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8">
                <text:p>78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.25">
                <text:p>78.25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8.5">
                <text:p>78.5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8.75">
                <text:p>78.75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9">
                <text:p>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.25">
                <text:p>79.2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9.5">
                <text:p>79.5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9.75">
                <text:p>79.75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">
                <text:p>8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.25">
                <text:p>80.25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0.5">
                <text:p>80.5</text:p>
              </table:table-cell>
              <table:table-cell office:value-type="float" office:value="12.42">
                <text:p>12.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0.75">
                <text:p>80.75</text:p>
              </table:table-cell>
              <table:table-cell office:value-type="float" office:value="12.42">
                <text:p>12.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">
                <text:p>81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.25">
                <text:p>81.2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1.5">
                <text:p>81.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1.75">
                <text:p>81.7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">
                <text:p>82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.25">
                <text:p>82.2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2.5">
                <text:p>82.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2.75">
                <text:p>82.7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">
                <text:p>83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3.25">
                <text:p>83.25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3.5">
                <text:p>83.5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3.75">
                <text:p>83.75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">
                <text:p>84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4.25">
                <text:p>84.25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4.5">
                <text:p>84.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4.75">
                <text:p>84.7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">
                <text:p>85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.25">
                <text:p>85.25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5.5">
                <text:p>85.5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5.75">
                <text:p>85.75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6">
                <text:p>8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.25">
                <text:p>86.2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6.5">
                <text:p>86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6.75">
                <text:p>86.7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7">
                <text:p>87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.25">
                <text:p>87.2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7.5">
                <text:p>87.5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7.75">
                <text:p>87.75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8">
                <text:p>88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.25">
                <text:p>88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8.5">
                <text:p>88.5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8.75">
                <text:p>88.75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">
                <text:p>89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.25">
                <text:p>89.25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9.5">
                <text:p>89.5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9.75">
                <text:p>89.75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">
                <text:p>90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.25">
                <text:p>90.2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.5">
                <text:p>90.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0.75">
                <text:p>90.7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">
                <text:p>91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1.25">
                <text:p>91.2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1.5">
                <text:p>91.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1.75">
                <text:p>91.7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2">
                <text:p>92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2.25">
                <text:p>92.25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2.5">
                <text:p>92.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2.75">
                <text:p>92.7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3">
                <text:p>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3.25">
                <text:p>93.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3.5">
                <text:p>93.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3.75">
                <text:p>93.7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4">
                <text:p>9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4.25">
                <text:p>94.2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4.5">
                <text:p>94.5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4.75">
                <text:p>94.75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5">
                <text:p>95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5.25">
                <text:p>95.25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5.5">
                <text:p>95.5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5.75">
                <text:p>95.75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">
                <text:p>96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6.25">
                <text:p>96.25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6.5">
                <text:p>96.5</text:p>
              </table:table-cell>
              <table:table-cell office:value-type="float" office:value="-2.63">
                <text:p>-2.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6.75">
                <text:p>96.75</text:p>
              </table:table-cell>
              <table:table-cell office:value-type="float" office:value="-2.63">
                <text:p>-2.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">
                <text:p>97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.25">
                <text:p>97.25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7.5">
                <text:p>97.5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7.75">
                <text:p>97.75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8">
                <text:p>98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8.25">
                <text:p>98.25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8.5">
                <text:p>98.5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8.75">
                <text:p>98.75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">
                <text:p>99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.25">
                <text:p>99.25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9.5">
                <text:p>99.5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9.75">
                <text:p>99.75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">
                <text:p>100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.25">
                <text:p>100.2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0.5">
                <text:p>100.5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0.75">
                <text:p>100.75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1">
                <text:p>101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1.25">
                <text:p>101.25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1.5">
                <text:p>101.5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1.75">
                <text:p>101.75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2">
                <text:p>102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2.25">
                <text:p>102.2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2.5">
                <text:p>102.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2.75">
                <text:p>102.7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3">
                <text:p>103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.25">
                <text:p>103.25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3.5">
                <text:p>103.5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3.75">
                <text:p>103.75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4">
                <text:p>104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4.25">
                <text:p>104.25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4.5">
                <text:p>104.5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4.75">
                <text:p>104.75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5">
                <text:p>105</text:p>
              </table:table-cell>
              <table:table-cell office:value-type="float" office:value="-4.56">
                <text:p>-4.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5.25">
                <text:p>105.25</text:p>
              </table:table-cell>
              <table:table-cell office:value-type="float" office:value="-4.56">
                <text:p>-4.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5.5">
                <text:p>105.5</text:p>
              </table:table-cell>
              <table:table-cell office:value-type="float" office:value="-4.56">
                <text:p>-4.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5.75">
                <text:p>105.75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6">
                <text:p>106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6.25">
                <text:p>106.25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6.5">
                <text:p>106.5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6.75">
                <text:p>106.7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7">
                <text:p>107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7.25">
                <text:p>107.2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7.5">
                <text:p>107.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7.75">
                <text:p>107.75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8">
                <text:p>108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8.25">
                <text:p>108.2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8.5">
                <text:p>108.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8.75">
                <text:p>108.7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9">
                <text:p>109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9.25">
                <text:p>109.25</text:p>
              </table:table-cell>
              <table:table-cell office:value-type="float" office:value="-6.07">
                <text:p>-6.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9.5">
                <text:p>109.5</text:p>
              </table:table-cell>
              <table:table-cell office:value-type="float" office:value="-6.07">
                <text:p>-6.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9.75">
                <text:p>109.7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0">
                <text:p>110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0.25">
                <text:p>110.25</text:p>
              </table:table-cell>
              <table:table-cell office:value-type="float" office:value="-6.61">
                <text:p>-6.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0.5">
                <text:p>110.5</text:p>
              </table:table-cell>
              <table:table-cell office:value-type="float" office:value="-6.61">
                <text:p>-6.6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0.75">
                <text:p>110.75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1">
                <text:p>111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1.25">
                <text:p>111.25</text:p>
              </table:table-cell>
              <table:table-cell office:value-type="float" office:value="-6.82">
                <text:p>-6.8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1.5">
                <text:p>111.5</text:p>
              </table:table-cell>
              <table:table-cell office:value-type="float" office:value="-6.82">
                <text:p>-6.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1.75">
                <text:p>111.75</text:p>
              </table:table-cell>
              <table:table-cell office:value-type="float" office:value="-5.85">
                <text:p>-5.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2">
                <text:p>112</text:p>
              </table:table-cell>
              <table:table-cell office:value-type="float" office:value="-5.85">
                <text:p>-5.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2.25">
                <text:p>112.25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2.5">
                <text:p>112.5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2.75">
                <text:p>112.7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3">
                <text:p>113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3.25">
                <text:p>113.25</text:p>
              </table:table-cell>
              <table:table-cell office:value-type="float" office:value="-6.07">
                <text:p>-6.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3.5">
                <text:p>113.5</text:p>
              </table:table-cell>
              <table:table-cell office:value-type="float" office:value="-6.07">
                <text:p>-6.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3.75">
                <text:p>113.7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4">
                <text:p>114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4.25">
                <text:p>114.25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4.5">
                <text:p>114.5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4.75">
                <text:p>114.7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5">
                <text:p>11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5.25">
                <text:p>115.2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5.5">
                <text:p>115.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5.75">
                <text:p>115.75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6">
                <text:p>116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6.25">
                <text:p>116.2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6.5">
                <text:p>116.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6.75">
                <text:p>116.75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7">
                <text:p>117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7.25">
                <text:p>117.25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7.5">
                <text:p>117.5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7.75">
                <text:p>117.75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8">
                <text:p>118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8.25">
                <text:p>118.25</text:p>
              </table:table-cell>
              <table:table-cell office:value-type="float" office:value="-6.07">
                <text:p>-6.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8.5">
                <text:p>118.5</text:p>
              </table:table-cell>
              <table:table-cell office:value-type="float" office:value="-6.07">
                <text:p>-6.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8.75">
                <text:p>118.7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9">
                <text:p>119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9.25">
                <text:p>119.25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9.5">
                <text:p>119.5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9.75">
                <text:p>119.7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0">
                <text:p>120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0.25">
                <text:p>120.25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0.5">
                <text:p>120.5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0.75">
                <text:p>120.75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1">
                <text:p>121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1.25">
                <text:p>121.25</text:p>
              </table:table-cell>
              <table:table-cell office:value-type="float" office:value="-4.56">
                <text:p>-4.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1.5">
                <text:p>121.5</text:p>
              </table:table-cell>
              <table:table-cell office:value-type="float" office:value="-4.56">
                <text:p>-4.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1.75">
                <text:p>121.7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2">
                <text:p>122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2.25">
                <text:p>122.25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2.5">
                <text:p>122.5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2.75">
                <text:p>122.75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3">
                <text:p>123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3.25">
                <text:p>123.25</text:p>
              </table:table-cell>
              <table:table-cell office:value-type="float" office:value="-4.67">
                <text:p>-4.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3.5">
                <text:p>123.5</text:p>
              </table:table-cell>
              <table:table-cell office:value-type="float" office:value="-4.67">
                <text:p>-4.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3.75">
                <text:p>123.75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4">
                <text:p>124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4.25">
                <text:p>124.25</text:p>
              </table:table-cell>
              <table:table-cell office:value-type="float" office:value="-5.32">
                <text:p>-5.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4.5">
                <text:p>124.5</text:p>
              </table:table-cell>
              <table:table-cell office:value-type="float" office:value="-5.32">
                <text:p>-5.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4.75">
                <text:p>124.75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5">
                <text:p>125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5.25">
                <text:p>125.25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5.5">
                <text:p>125.5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5.75">
                <text:p>125.75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6">
                <text:p>126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6.25">
                <text:p>126.25</text:p>
              </table:table-cell>
              <table:table-cell office:value-type="float" office:value="-4.67">
                <text:p>-4.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6.5">
                <text:p>126.5</text:p>
              </table:table-cell>
              <table:table-cell office:value-type="float" office:value="-4.67">
                <text:p>-4.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6.75">
                <text:p>126.75</text:p>
              </table:table-cell>
              <table:table-cell office:value-type="float" office:value="-4.89">
                <text:p>-4.8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7">
                <text:p>127</text:p>
              </table:table-cell>
              <table:table-cell office:value-type="float" office:value="-4.89">
                <text:p>-4.8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7.25">
                <text:p>127.25</text:p>
              </table:table-cell>
              <table:table-cell office:value-type="float" office:value="-4.46">
                <text:p>-4.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7.5">
                <text:p>127.5</text:p>
              </table:table-cell>
              <table:table-cell office:value-type="float" office:value="-4.46">
                <text:p>-4.4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7.75">
                <text:p>127.75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8">
                <text:p>128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8.25">
                <text:p>128.25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8.5">
                <text:p>128.5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8.75">
                <text:p>128.75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9">
                <text:p>129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9.25">
                <text:p>129.25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9.5">
                <text:p>129.5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9.75">
                <text:p>129.75</text:p>
              </table:table-cell>
              <table:table-cell office:value-type="float" office:value="-3.06">
                <text:p>-3.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0">
                <text:p>130</text:p>
              </table:table-cell>
              <table:table-cell office:value-type="float" office:value="-3.06">
                <text:p>-3.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0.25">
                <text:p>130.25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0.5">
                <text:p>130.5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0.75">
                <text:p>130.75</text:p>
              </table:table-cell>
              <table:table-cell office:value-type="float" office:value="-3.27">
                <text:p>-3.2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1">
                <text:p>131</text:p>
              </table:table-cell>
              <table:table-cell office:value-type="float" office:value="-3.27">
                <text:p>-3.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1.25">
                <text:p>131.25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1.5">
                <text:p>131.5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1.75">
                <text:p>131.75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2">
                <text:p>132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2.25">
                <text:p>132.25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2.5">
                <text:p>132.5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2.75">
                <text:p>132.75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3">
                <text:p>133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3.25">
                <text:p>133.25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3.5">
                <text:p>133.5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3.75">
                <text:p>133.75</text:p>
              </table:table-cell>
              <table:table-cell office:value-type="float" office:value="-3.27">
                <text:p>-3.2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4">
                <text:p>134</text:p>
              </table:table-cell>
              <table:table-cell office:value-type="float" office:value="-3.27">
                <text:p>-3.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4.25">
                <text:p>134.25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4.5">
                <text:p>134.5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4.75">
                <text:p>134.75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5">
                <text:p>135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5.25">
                <text:p>135.25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5.5">
                <text:p>135.5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5.75">
                <text:p>135.75</text:p>
              </table:table-cell>
              <table:table-cell office:value-type="float" office:value="-2.74">
                <text:p>-2.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6">
                <text:p>136</text:p>
              </table:table-cell>
              <table:table-cell office:value-type="float" office:value="-2.74">
                <text:p>-2.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6.25">
                <text:p>136.25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6.5">
                <text:p>136.5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6.75">
                <text:p>136.75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7">
                <text:p>137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7.25">
                <text:p>137.25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7.5">
                <text:p>137.5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7.75">
                <text:p>137.75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8">
                <text:p>138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8.25">
                <text:p>138.25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8.5">
                <text:p>138.5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8.75">
                <text:p>138.7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9">
                <text:p>13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9.25">
                <text:p>139.25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9.5">
                <text:p>139.5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9.75">
                <text:p>139.7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0">
                <text:p>140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0.25">
                <text:p>140.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0.5">
                <text:p>140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0.75">
                <text:p>140.75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1">
                <text:p>141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1.25">
                <text:p>141.25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1.5">
                <text:p>141.5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1.75">
                <text:p>141.75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2">
                <text:p>142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2.25">
                <text:p>142.25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2.5">
                <text:p>142.5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2.75">
                <text:p>142.75</text:p>
              </table:table-cell>
              <table:table-cell office:value-type="float" office:value="-2.09">
                <text:p>-2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735cm" svg:height="15.494cm" xlink:href=".." xlink:type="simple" chart:class="chart:scatter" chart:style-name="ch1">
        <chart:title svg:x="8.106cm" svg:y="0.445cm" chart:style-name="ch2">
          <text:p>Propane Injector Soleniod Valve Temp</text:p>
        </chart:title>
        <chart:plot-area chart:style-name="ch3" table:cell-range-address="Sheet1.A2:Sheet1.B573 Sheet1.B1:Sheet1.B1" chart:data-source-has-labels="row" svg:x="1.512cm" svg:y="2.151cm" svg:width="21.275cm" svg:height="12.026cm">
          <chartooo:coordinate-region svg:x="2.239cm" svg:y="2.363cm" svg:width="20.268cm" svg:height="11.602cm"/>
          <chart:axis chart:dimension="x" chart:name="primary-x" chart:style-name="ch4">
            <chart:title svg:x="11.311cm" svg:y="14.487cm" chart:style-name="ch5">
              <text:p>Time (sec)</text:p>
            </chart:title>
          </chart:axis>
          <chart:axis chart:dimension="y" chart:name="primary-y" chart:style-name="ch4">
            <chart:title svg:x="0.451cm" svg:y="9.491cm" chart:style-name="ch6">
              <text:p>Temperature (°C)</text:p>
            </chart:title>
            <chart:grid chart:style-name="ch7" chart:class="major"/>
          </chart:axis>
          <chart:series chart:style-name="ch8" chart:values-cell-range-address="Sheet1.B2:Sheet1.B573" chart:label-cell-address="Sheet1.B1:Sheet1.B1" chart:class="chart:scatter">
            <chart:domain table:cell-range-address="Sheet1.A2:Sheet1.A573"/>
            <chart:data-point chart:repeated="5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ve Temp °C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73</svg:desc>
                </draw:g>
              </table:table-cell>
              <table:table-cell office:value-type="float" office:value="0">
                <text:p>0</text:p>
                <draw:g>
                  <svg:desc>Sheet1.B2:Sheet1.B5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5">
                <text:p>4.25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">
                <text:p>4.5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5">
                <text:p>4.7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5">
                <text:p>5.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5">
                <text:p>5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5">
                <text:p>6.2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5">
                <text:p>7.75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5">
                <text:p>8.2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5">
                <text:p>8.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5">
                <text:p>8.7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5">
                <text:p>9.2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5">
                <text:p>9.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75">
                <text:p>9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25">
                <text:p>10.2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5">
                <text:p>10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75">
                <text:p>10.7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25">
                <text:p>11.2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5">
                <text:p>11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5">
                <text:p>11.75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5">
                <text:p>12.2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5">
                <text:p>12.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5">
                <text:p>12.7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25">
                <text:p>13.2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5">
                <text:p>13.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75">
                <text:p>13.75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25">
                <text:p>14.2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5">
                <text:p>14.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75">
                <text:p>14.7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25">
                <text:p>15.2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5">
                <text:p>15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75">
                <text:p>15.75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25">
                <text:p>16.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5">
                <text:p>16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75">
                <text:p>16.75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">
                <text:p>17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25">
                <text:p>17.2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5">
                <text:p>17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75">
                <text:p>17.7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25">
                <text:p>18.2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5">
                <text:p>18.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75">
                <text:p>18.7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25">
                <text:p>19.25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5">
                <text:p>19.5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75">
                <text:p>19.7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25">
                <text:p>20.25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5">
                <text:p>20.5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75">
                <text:p>20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">
                <text:p>21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25">
                <text:p>21.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5">
                <text:p>21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.75">
                <text:p>21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25">
                <text:p>22.2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.5">
                <text:p>22.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.75">
                <text:p>22.7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">
                <text:p>23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25">
                <text:p>23.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.5">
                <text:p>23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.75">
                <text:p>23.7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25">
                <text:p>24.25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5">
                <text:p>24.5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.75">
                <text:p>24.7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">
                <text:p>2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25">
                <text:p>25.2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5">
                <text:p>25.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75">
                <text:p>25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">
                <text:p>26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25">
                <text:p>26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5">
                <text:p>26.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.75">
                <text:p>26.7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">
                <text:p>27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25">
                <text:p>27.2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.5">
                <text:p>27.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.75">
                <text:p>27.7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">
                <text:p>28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25">
                <text:p>28.2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.5">
                <text:p>28.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.75">
                <text:p>28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">
                <text:p>29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25">
                <text:p>29.25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.5">
                <text:p>29.5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.75">
                <text:p>29.7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">
                <text:p>30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.25">
                <text:p>30.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.5">
                <text:p>30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.75">
                <text:p>30.7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">
                <text:p>31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.25">
                <text:p>31.2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.5">
                <text:p>31.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.75">
                <text:p>31.7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">
                <text:p>32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.25">
                <text:p>32.2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.5">
                <text:p>32.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.75">
                <text:p>32.7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">
                <text:p>33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25">
                <text:p>33.2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.5">
                <text:p>33.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.75">
                <text:p>33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">
                <text:p>34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25">
                <text:p>34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.5">
                <text:p>34.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.75">
                <text:p>34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">
                <text:p>3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25">
                <text:p>35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.5">
                <text:p>35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.75">
                <text:p>35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">
                <text:p>36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25">
                <text:p>36.2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5">
                <text:p>36.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75">
                <text:p>36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">
                <text:p>37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.25">
                <text:p>37.2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.5">
                <text:p>37.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.75">
                <text:p>37.7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">
                <text:p>3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25">
                <text:p>38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.5">
                <text:p>38.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.75">
                <text:p>38.7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">
                <text:p>39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25">
                <text:p>39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5">
                <text:p>39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75">
                <text:p>39.7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">
                <text:p>40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25">
                <text:p>40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.5">
                <text:p>40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.75">
                <text:p>40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">
                <text:p>41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.25">
                <text:p>41.2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.5">
                <text:p>41.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.75">
                <text:p>41.7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">
                <text:p>42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.25">
                <text:p>42.2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.5">
                <text:p>42.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.75">
                <text:p>42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">
                <text:p>43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.25">
                <text:p>43.2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.5">
                <text:p>43.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.75">
                <text:p>43.7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">
                <text:p>44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.25">
                <text:p>44.25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.5">
                <text:p>44.5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.75">
                <text:p>44.75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">
                <text:p>4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.25">
                <text:p>45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.5">
                <text:p>45.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.75">
                <text:p>45.7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">
                <text:p>46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.25">
                <text:p>46.2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6.5">
                <text:p>46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6.75">
                <text:p>46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">
                <text:p>47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.25">
                <text:p>47.2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.5">
                <text:p>47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.75">
                <text:p>47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">
                <text:p>48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.25">
                <text:p>48.2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.5">
                <text:p>48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8.75">
                <text:p>48.7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">
                <text:p>49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25">
                <text:p>49.25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.5">
                <text:p>49.5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.75">
                <text:p>49.75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">
                <text:p>50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.25">
                <text:p>50.2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.5">
                <text:p>50.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.75">
                <text:p>50.7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">
                <text:p>51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.25">
                <text:p>51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.5">
                <text:p>51.5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.75">
                <text:p>51.75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">
                <text:p>52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25">
                <text:p>52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.5">
                <text:p>52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.75">
                <text:p>52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">
                <text:p>53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.25">
                <text:p>53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.5">
                <text:p>53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3.75">
                <text:p>53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">
                <text:p>54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25">
                <text:p>54.2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4.5">
                <text:p>54.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4.75">
                <text:p>54.7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">
                <text:p>55</text:p>
              </table:table-cell>
              <table:table-cell office:value-type="float" office:value="15.97">
                <text:p>15.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25">
                <text:p>55.25</text:p>
              </table:table-cell>
              <table:table-cell office:value-type="float" office:value="15.97">
                <text:p>15.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5.5">
                <text:p>55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5.75">
                <text:p>55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">
                <text:p>56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25">
                <text:p>56.2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.5">
                <text:p>56.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6.75">
                <text:p>56.7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">
                <text:p>57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.25">
                <text:p>57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7.5">
                <text:p>57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7.75">
                <text:p>57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">
                <text:p>58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25">
                <text:p>58.2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.5">
                <text:p>58.5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8.75">
                <text:p>58.75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">
                <text:p>59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25">
                <text:p>59.2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.5">
                <text:p>59.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.75">
                <text:p>59.7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">
                <text:p>60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.25">
                <text:p>60.2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0.5">
                <text:p>60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.75">
                <text:p>60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">
                <text:p>61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.25">
                <text:p>61.25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1.5">
                <text:p>61.5</text:p>
              </table:table-cell>
              <table:table-cell office:value-type="float" office:value="17.69">
                <text:p>17.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1.75">
                <text:p>61.75</text:p>
              </table:table-cell>
              <table:table-cell office:value-type="float" office:value="17.69">
                <text:p>17.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">
                <text:p>62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.25">
                <text:p>62.25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.5">
                <text:p>62.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.75">
                <text:p>62.7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25">
                <text:p>63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.5">
                <text:p>63.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.75">
                <text:p>63.7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">
                <text:p>64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.25">
                <text:p>64.2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4.5">
                <text:p>64.5</text:p>
              </table:table-cell>
              <table:table-cell office:value-type="float" office:value="18.34">
                <text:p>18.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4.75">
                <text:p>64.75</text:p>
              </table:table-cell>
              <table:table-cell office:value-type="float" office:value="18.34">
                <text:p>18.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">
                <text:p>65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5.25">
                <text:p>65.25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5.5">
                <text:p>65.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5.75">
                <text:p>65.7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">
                <text:p>66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.25">
                <text:p>66.2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6.5">
                <text:p>66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6.75">
                <text:p>66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7">
                <text:p>67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7.25">
                <text:p>67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7.5">
                <text:p>67.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7.75">
                <text:p>67.7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8">
                <text:p>6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.25">
                <text:p>68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8.5">
                <text:p>68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8.75">
                <text:p>68.7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">
                <text:p>69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.25">
                <text:p>69.2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9.5">
                <text:p>69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9.75">
                <text:p>69.7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">
                <text:p>70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.25">
                <text:p>70.2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0.5">
                <text:p>70.5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0.75">
                <text:p>70.75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">
                <text:p>71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.25">
                <text:p>71.25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.5">
                <text:p>71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1.75">
                <text:p>71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">
                <text:p>72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.25">
                <text:p>72.25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2.5">
                <text:p>72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2.75">
                <text:p>72.7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">
                <text:p>73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.25">
                <text:p>73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3.5">
                <text:p>73.5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3.75">
                <text:p>73.75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">
                <text:p>74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.25">
                <text:p>74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4.5">
                <text:p>74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.75">
                <text:p>74.7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5">
                <text:p>7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5.25">
                <text:p>75.2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5.5">
                <text:p>75.5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.75">
                <text:p>75.75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">
                <text:p>76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.25">
                <text:p>76.25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6.5">
                <text:p>76.5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6.75">
                <text:p>76.75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">
                <text:p>77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.25">
                <text:p>77.25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7.5">
                <text:p>77.5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7.75">
                <text:p>77.75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8">
                <text:p>78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.25">
                <text:p>78.25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8.5">
                <text:p>78.5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8.75">
                <text:p>78.75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9">
                <text:p>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.25">
                <text:p>79.2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9.5">
                <text:p>79.5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9.75">
                <text:p>79.75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">
                <text:p>8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.25">
                <text:p>80.25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0.5">
                <text:p>80.5</text:p>
              </table:table-cell>
              <table:table-cell office:value-type="float" office:value="12.42">
                <text:p>12.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0.75">
                <text:p>80.75</text:p>
              </table:table-cell>
              <table:table-cell office:value-type="float" office:value="12.42">
                <text:p>12.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">
                <text:p>81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.25">
                <text:p>81.2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1.5">
                <text:p>81.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1.75">
                <text:p>81.7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">
                <text:p>82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.25">
                <text:p>82.2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2.5">
                <text:p>82.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2.75">
                <text:p>82.7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">
                <text:p>83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3.25">
                <text:p>83.25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3.5">
                <text:p>83.5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3.75">
                <text:p>83.75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">
                <text:p>84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4.25">
                <text:p>84.25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4.5">
                <text:p>84.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4.75">
                <text:p>84.7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">
                <text:p>85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.25">
                <text:p>85.25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5.5">
                <text:p>85.5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5.75">
                <text:p>85.75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6">
                <text:p>8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.25">
                <text:p>86.2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6.5">
                <text:p>86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6.75">
                <text:p>86.7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7">
                <text:p>87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.25">
                <text:p>87.2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7.5">
                <text:p>87.5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7.75">
                <text:p>87.75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8">
                <text:p>88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.25">
                <text:p>88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8.5">
                <text:p>88.5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8.75">
                <text:p>88.75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">
                <text:p>89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.25">
                <text:p>89.25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9.5">
                <text:p>89.5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9.75">
                <text:p>89.75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">
                <text:p>90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.25">
                <text:p>90.2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.5">
                <text:p>90.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0.75">
                <text:p>90.7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">
                <text:p>91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1.25">
                <text:p>91.2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1.5">
                <text:p>91.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1.75">
                <text:p>91.7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2">
                <text:p>92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2.25">
                <text:p>92.25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2.5">
                <text:p>92.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2.75">
                <text:p>92.7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3">
                <text:p>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3.25">
                <text:p>93.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3.5">
                <text:p>93.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3.75">
                <text:p>93.7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4">
                <text:p>9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4.25">
                <text:p>94.2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4.5">
                <text:p>94.5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4.75">
                <text:p>94.75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5">
                <text:p>95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5.25">
                <text:p>95.25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5.5">
                <text:p>95.5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5.75">
                <text:p>95.75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">
                <text:p>96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6.25">
                <text:p>96.25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6.5">
                <text:p>96.5</text:p>
              </table:table-cell>
              <table:table-cell office:value-type="float" office:value="-2.63">
                <text:p>-2.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6.75">
                <text:p>96.75</text:p>
              </table:table-cell>
              <table:table-cell office:value-type="float" office:value="-2.63">
                <text:p>-2.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">
                <text:p>97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.25">
                <text:p>97.25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7.5">
                <text:p>97.5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7.75">
                <text:p>97.75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8">
                <text:p>98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8.25">
                <text:p>98.25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8.5">
                <text:p>98.5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8.75">
                <text:p>98.75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">
                <text:p>99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.25">
                <text:p>99.25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9.5">
                <text:p>99.5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9.75">
                <text:p>99.75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">
                <text:p>100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.25">
                <text:p>100.2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0.5">
                <text:p>100.5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0.75">
                <text:p>100.75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1">
                <text:p>101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1.25">
                <text:p>101.25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1.5">
                <text:p>101.5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1.75">
                <text:p>101.75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2">
                <text:p>102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2.25">
                <text:p>102.2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2.5">
                <text:p>102.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2.75">
                <text:p>102.7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3">
                <text:p>103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.25">
                <text:p>103.25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3.5">
                <text:p>103.5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3.75">
                <text:p>103.75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4">
                <text:p>104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4.25">
                <text:p>104.25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4.5">
                <text:p>104.5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4.75">
                <text:p>104.75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5">
                <text:p>105</text:p>
              </table:table-cell>
              <table:table-cell office:value-type="float" office:value="-4.56">
                <text:p>-4.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5.25">
                <text:p>105.25</text:p>
              </table:table-cell>
              <table:table-cell office:value-type="float" office:value="-4.56">
                <text:p>-4.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5.5">
                <text:p>105.5</text:p>
              </table:table-cell>
              <table:table-cell office:value-type="float" office:value="-4.56">
                <text:p>-4.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5.75">
                <text:p>105.75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6">
                <text:p>106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6.25">
                <text:p>106.25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6.5">
                <text:p>106.5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6.75">
                <text:p>106.7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7">
                <text:p>107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7.25">
                <text:p>107.2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7.5">
                <text:p>107.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7.75">
                <text:p>107.75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8">
                <text:p>108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8.25">
                <text:p>108.2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8.5">
                <text:p>108.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8.75">
                <text:p>108.7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9">
                <text:p>109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9.25">
                <text:p>109.25</text:p>
              </table:table-cell>
              <table:table-cell office:value-type="float" office:value="-6.07">
                <text:p>-6.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9.5">
                <text:p>109.5</text:p>
              </table:table-cell>
              <table:table-cell office:value-type="float" office:value="-6.07">
                <text:p>-6.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9.75">
                <text:p>109.7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0">
                <text:p>110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0.25">
                <text:p>110.25</text:p>
              </table:table-cell>
              <table:table-cell office:value-type="float" office:value="-6.61">
                <text:p>-6.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0.5">
                <text:p>110.5</text:p>
              </table:table-cell>
              <table:table-cell office:value-type="float" office:value="-6.61">
                <text:p>-6.6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0.75">
                <text:p>110.75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1">
                <text:p>111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1.25">
                <text:p>111.25</text:p>
              </table:table-cell>
              <table:table-cell office:value-type="float" office:value="-6.82">
                <text:p>-6.8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1.5">
                <text:p>111.5</text:p>
              </table:table-cell>
              <table:table-cell office:value-type="float" office:value="-6.82">
                <text:p>-6.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1.75">
                <text:p>111.75</text:p>
              </table:table-cell>
              <table:table-cell office:value-type="float" office:value="-5.85">
                <text:p>-5.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2">
                <text:p>112</text:p>
              </table:table-cell>
              <table:table-cell office:value-type="float" office:value="-5.85">
                <text:p>-5.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2.25">
                <text:p>112.25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2.5">
                <text:p>112.5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2.75">
                <text:p>112.7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3">
                <text:p>113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3.25">
                <text:p>113.25</text:p>
              </table:table-cell>
              <table:table-cell office:value-type="float" office:value="-6.07">
                <text:p>-6.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3.5">
                <text:p>113.5</text:p>
              </table:table-cell>
              <table:table-cell office:value-type="float" office:value="-6.07">
                <text:p>-6.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3.75">
                <text:p>113.7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4">
                <text:p>114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4.25">
                <text:p>114.25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4.5">
                <text:p>114.5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4.75">
                <text:p>114.7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5">
                <text:p>11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5.25">
                <text:p>115.2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5.5">
                <text:p>115.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5.75">
                <text:p>115.75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6">
                <text:p>116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6.25">
                <text:p>116.2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6.5">
                <text:p>116.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6.75">
                <text:p>116.75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7">
                <text:p>117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7.25">
                <text:p>117.25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7.5">
                <text:p>117.5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7.75">
                <text:p>117.75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8">
                <text:p>118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8.25">
                <text:p>118.25</text:p>
              </table:table-cell>
              <table:table-cell office:value-type="float" office:value="-6.07">
                <text:p>-6.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8.5">
                <text:p>118.5</text:p>
              </table:table-cell>
              <table:table-cell office:value-type="float" office:value="-6.07">
                <text:p>-6.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8.75">
                <text:p>118.7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9">
                <text:p>119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9.25">
                <text:p>119.25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9.5">
                <text:p>119.5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9.75">
                <text:p>119.7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0">
                <text:p>120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0.25">
                <text:p>120.25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0.5">
                <text:p>120.5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0.75">
                <text:p>120.75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1">
                <text:p>121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1.25">
                <text:p>121.25</text:p>
              </table:table-cell>
              <table:table-cell office:value-type="float" office:value="-4.56">
                <text:p>-4.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1.5">
                <text:p>121.5</text:p>
              </table:table-cell>
              <table:table-cell office:value-type="float" office:value="-4.56">
                <text:p>-4.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1.75">
                <text:p>121.7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2">
                <text:p>122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2.25">
                <text:p>122.25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2.5">
                <text:p>122.5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2.75">
                <text:p>122.75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3">
                <text:p>123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3.25">
                <text:p>123.25</text:p>
              </table:table-cell>
              <table:table-cell office:value-type="float" office:value="-4.67">
                <text:p>-4.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3.5">
                <text:p>123.5</text:p>
              </table:table-cell>
              <table:table-cell office:value-type="float" office:value="-4.67">
                <text:p>-4.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3.75">
                <text:p>123.75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4">
                <text:p>124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4.25">
                <text:p>124.25</text:p>
              </table:table-cell>
              <table:table-cell office:value-type="float" office:value="-5.32">
                <text:p>-5.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4.5">
                <text:p>124.5</text:p>
              </table:table-cell>
              <table:table-cell office:value-type="float" office:value="-5.32">
                <text:p>-5.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4.75">
                <text:p>124.75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5">
                <text:p>125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5.25">
                <text:p>125.25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5.5">
                <text:p>125.5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5.75">
                <text:p>125.75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6">
                <text:p>126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6.25">
                <text:p>126.25</text:p>
              </table:table-cell>
              <table:table-cell office:value-type="float" office:value="-4.67">
                <text:p>-4.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6.5">
                <text:p>126.5</text:p>
              </table:table-cell>
              <table:table-cell office:value-type="float" office:value="-4.67">
                <text:p>-4.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6.75">
                <text:p>126.75</text:p>
              </table:table-cell>
              <table:table-cell office:value-type="float" office:value="-4.89">
                <text:p>-4.8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7">
                <text:p>127</text:p>
              </table:table-cell>
              <table:table-cell office:value-type="float" office:value="-4.89">
                <text:p>-4.8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7.25">
                <text:p>127.25</text:p>
              </table:table-cell>
              <table:table-cell office:value-type="float" office:value="-4.46">
                <text:p>-4.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7.5">
                <text:p>127.5</text:p>
              </table:table-cell>
              <table:table-cell office:value-type="float" office:value="-4.46">
                <text:p>-4.4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7.75">
                <text:p>127.75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8">
                <text:p>128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8.25">
                <text:p>128.25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8.5">
                <text:p>128.5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8.75">
                <text:p>128.75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9">
                <text:p>129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9.25">
                <text:p>129.25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9.5">
                <text:p>129.5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9.75">
                <text:p>129.75</text:p>
              </table:table-cell>
              <table:table-cell office:value-type="float" office:value="-3.06">
                <text:p>-3.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0">
                <text:p>130</text:p>
              </table:table-cell>
              <table:table-cell office:value-type="float" office:value="-3.06">
                <text:p>-3.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0.25">
                <text:p>130.25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0.5">
                <text:p>130.5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0.75">
                <text:p>130.75</text:p>
              </table:table-cell>
              <table:table-cell office:value-type="float" office:value="-3.27">
                <text:p>-3.2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1">
                <text:p>131</text:p>
              </table:table-cell>
              <table:table-cell office:value-type="float" office:value="-3.27">
                <text:p>-3.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1.25">
                <text:p>131.25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1.5">
                <text:p>131.5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1.75">
                <text:p>131.75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2">
                <text:p>132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2.25">
                <text:p>132.25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2.5">
                <text:p>132.5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2.75">
                <text:p>132.75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3">
                <text:p>133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3.25">
                <text:p>133.25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3.5">
                <text:p>133.5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3.75">
                <text:p>133.75</text:p>
              </table:table-cell>
              <table:table-cell office:value-type="float" office:value="-3.27">
                <text:p>-3.2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4">
                <text:p>134</text:p>
              </table:table-cell>
              <table:table-cell office:value-type="float" office:value="-3.27">
                <text:p>-3.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4.25">
                <text:p>134.25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4.5">
                <text:p>134.5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4.75">
                <text:p>134.75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5">
                <text:p>135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5.25">
                <text:p>135.25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5.5">
                <text:p>135.5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5.75">
                <text:p>135.75</text:p>
              </table:table-cell>
              <table:table-cell office:value-type="float" office:value="-2.74">
                <text:p>-2.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6">
                <text:p>136</text:p>
              </table:table-cell>
              <table:table-cell office:value-type="float" office:value="-2.74">
                <text:p>-2.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6.25">
                <text:p>136.25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6.5">
                <text:p>136.5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6.75">
                <text:p>136.75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7">
                <text:p>137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7.25">
                <text:p>137.25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7.5">
                <text:p>137.5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7.75">
                <text:p>137.75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8">
                <text:p>138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8.25">
                <text:p>138.25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8.5">
                <text:p>138.5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8.75">
                <text:p>138.7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9">
                <text:p>13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9.25">
                <text:p>139.25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9.5">
                <text:p>139.5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9.75">
                <text:p>139.7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0">
                <text:p>140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0.25">
                <text:p>140.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0.5">
                <text:p>140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0.75">
                <text:p>140.75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1">
                <text:p>141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1.25">
                <text:p>141.25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1.5">
                <text:p>141.5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1.75">
                <text:p>141.75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2">
                <text:p>142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2.25">
                <text:p>142.25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2.5">
                <text:p>142.5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2.75">
                <text:p>142.75</text:p>
              </table:table-cell>
              <table:table-cell office:value-type="float" office:value="-2.09">
                <text:p>-2.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735cm" svg:height="15.494cm" xlink:href=".." xlink:type="simple" chart:class="chart:scatter" chart:style-name="ch1">
        <chart:title svg:x="7.418cm" svg:y="0.445cm" chart:style-name="ch2">
          <text:p>Propane Injector Soleniod Valve Temperature</text:p>
        </chart:title>
        <chart:plot-area chart:style-name="ch3" table:cell-range-address="Sheet1.A2:Sheet1.B573 Sheet1.B1:Sheet1.B1" chart:data-source-has-labels="row" svg:x="1.512cm" svg:y="2.151cm" svg:width="21.275cm" svg:height="12.026cm">
          <chartooo:coordinate-region svg:x="2.239cm" svg:y="2.363cm" svg:width="20.268cm" svg:height="11.602cm"/>
          <chart:axis chart:dimension="x" chart:name="primary-x" chart:style-name="ch4">
            <chart:title svg:x="11.311cm" svg:y="14.487cm" chart:style-name="ch5">
              <text:p>Time (sec)</text:p>
            </chart:title>
          </chart:axis>
          <chart:axis chart:dimension="y" chart:name="primary-y" chart:style-name="ch4">
            <chart:title svg:x="0.451cm" svg:y="9.491cm" chart:style-name="ch6">
              <text:p>Temperature (°C)</text:p>
            </chart:title>
            <chart:grid chart:style-name="ch7" chart:class="major"/>
          </chart:axis>
          <chart:series chart:style-name="ch8" chart:values-cell-range-address="Sheet1.B2:Sheet1.B573" chart:label-cell-address="Sheet1.B1:Sheet1.B1" chart:class="chart:scatter">
            <chart:domain table:cell-range-address="Sheet1.A2:Sheet1.A573"/>
            <chart:data-point chart:repeated="5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ve Temp °C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73</svg:desc>
                </draw:g>
              </table:table-cell>
              <table:table-cell office:value-type="float" office:value="0">
                <text:p>0</text:p>
                <draw:g>
                  <svg:desc>Sheet1.B2:Sheet1.B5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5">
                <text:p>4.25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">
                <text:p>4.5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5">
                <text:p>4.7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5">
                <text:p>5.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5">
                <text:p>5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5">
                <text:p>6.2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5">
                <text:p>7.75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5">
                <text:p>8.2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5">
                <text:p>8.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5">
                <text:p>8.7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5">
                <text:p>9.2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5">
                <text:p>9.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75">
                <text:p>9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25">
                <text:p>10.2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5">
                <text:p>10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75">
                <text:p>10.7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25">
                <text:p>11.2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5">
                <text:p>11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5">
                <text:p>11.75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5">
                <text:p>12.2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5">
                <text:p>12.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5">
                <text:p>12.7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25">
                <text:p>13.2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5">
                <text:p>13.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75">
                <text:p>13.75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25">
                <text:p>14.2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5">
                <text:p>14.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75">
                <text:p>14.7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25">
                <text:p>15.2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5">
                <text:p>15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75">
                <text:p>15.75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25">
                <text:p>16.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5">
                <text:p>16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75">
                <text:p>16.75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">
                <text:p>17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25">
                <text:p>17.2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5">
                <text:p>17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75">
                <text:p>17.7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25">
                <text:p>18.2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5">
                <text:p>18.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75">
                <text:p>18.7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25">
                <text:p>19.25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5">
                <text:p>19.5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75">
                <text:p>19.7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25">
                <text:p>20.25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5">
                <text:p>20.5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75">
                <text:p>20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">
                <text:p>21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25">
                <text:p>21.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5">
                <text:p>21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.75">
                <text:p>21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25">
                <text:p>22.2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.5">
                <text:p>22.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.75">
                <text:p>22.7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">
                <text:p>23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25">
                <text:p>23.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.5">
                <text:p>23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.75">
                <text:p>23.7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25">
                <text:p>24.25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5">
                <text:p>24.5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.75">
                <text:p>24.7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">
                <text:p>2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25">
                <text:p>25.2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5">
                <text:p>25.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75">
                <text:p>25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">
                <text:p>26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25">
                <text:p>26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5">
                <text:p>26.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.75">
                <text:p>26.7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">
                <text:p>27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25">
                <text:p>27.2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.5">
                <text:p>27.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.75">
                <text:p>27.7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">
                <text:p>28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25">
                <text:p>28.2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.5">
                <text:p>28.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.75">
                <text:p>28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">
                <text:p>29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25">
                <text:p>29.25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.5">
                <text:p>29.5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.75">
                <text:p>29.7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">
                <text:p>30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.25">
                <text:p>30.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.5">
                <text:p>30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.75">
                <text:p>30.7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">
                <text:p>31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.25">
                <text:p>31.2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.5">
                <text:p>31.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.75">
                <text:p>31.7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">
                <text:p>32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.25">
                <text:p>32.2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.5">
                <text:p>32.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.75">
                <text:p>32.7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">
                <text:p>33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25">
                <text:p>33.2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.5">
                <text:p>33.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.75">
                <text:p>33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">
                <text:p>34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25">
                <text:p>34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.5">
                <text:p>34.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.75">
                <text:p>34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">
                <text:p>3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25">
                <text:p>35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.5">
                <text:p>35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.75">
                <text:p>35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">
                <text:p>36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25">
                <text:p>36.2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5">
                <text:p>36.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.75">
                <text:p>36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">
                <text:p>37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.25">
                <text:p>37.2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.5">
                <text:p>37.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.75">
                <text:p>37.7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">
                <text:p>3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25">
                <text:p>38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.5">
                <text:p>38.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.75">
                <text:p>38.7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">
                <text:p>39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25">
                <text:p>39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5">
                <text:p>39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75">
                <text:p>39.7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">
                <text:p>40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25">
                <text:p>40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.5">
                <text:p>40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.75">
                <text:p>40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">
                <text:p>41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.25">
                <text:p>41.2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.5">
                <text:p>41.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.75">
                <text:p>41.7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">
                <text:p>42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.25">
                <text:p>42.2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.5">
                <text:p>42.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.75">
                <text:p>42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">
                <text:p>43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.25">
                <text:p>43.2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.5">
                <text:p>43.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.75">
                <text:p>43.7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">
                <text:p>44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.25">
                <text:p>44.25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.5">
                <text:p>44.5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.75">
                <text:p>44.75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">
                <text:p>4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.25">
                <text:p>45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.5">
                <text:p>45.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.75">
                <text:p>45.7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">
                <text:p>46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.25">
                <text:p>46.2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6.5">
                <text:p>46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6.75">
                <text:p>46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">
                <text:p>47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.25">
                <text:p>47.2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.5">
                <text:p>47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.75">
                <text:p>47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">
                <text:p>48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.25">
                <text:p>48.2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.5">
                <text:p>48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8.75">
                <text:p>48.7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">
                <text:p>49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25">
                <text:p>49.25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.5">
                <text:p>49.5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.75">
                <text:p>49.75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">
                <text:p>50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.25">
                <text:p>50.2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.5">
                <text:p>50.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.75">
                <text:p>50.7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">
                <text:p>51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.25">
                <text:p>51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.5">
                <text:p>51.5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.75">
                <text:p>51.75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">
                <text:p>52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25">
                <text:p>52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.5">
                <text:p>52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.75">
                <text:p>52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">
                <text:p>53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.25">
                <text:p>53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.5">
                <text:p>53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3.75">
                <text:p>53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">
                <text:p>54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25">
                <text:p>54.2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4.5">
                <text:p>54.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4.75">
                <text:p>54.7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">
                <text:p>55</text:p>
              </table:table-cell>
              <table:table-cell office:value-type="float" office:value="15.97">
                <text:p>15.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25">
                <text:p>55.25</text:p>
              </table:table-cell>
              <table:table-cell office:value-type="float" office:value="15.97">
                <text:p>15.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5.5">
                <text:p>55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5.75">
                <text:p>55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">
                <text:p>56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25">
                <text:p>56.2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.5">
                <text:p>56.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6.75">
                <text:p>56.7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">
                <text:p>57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.25">
                <text:p>57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7.5">
                <text:p>57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7.75">
                <text:p>57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">
                <text:p>58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25">
                <text:p>58.2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.5">
                <text:p>58.5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8.75">
                <text:p>58.75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">
                <text:p>59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25">
                <text:p>59.2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.5">
                <text:p>59.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.75">
                <text:p>59.7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">
                <text:p>60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.25">
                <text:p>60.2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0.5">
                <text:p>60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.75">
                <text:p>60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">
                <text:p>61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.25">
                <text:p>61.25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1.5">
                <text:p>61.5</text:p>
              </table:table-cell>
              <table:table-cell office:value-type="float" office:value="17.69">
                <text:p>17.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1.75">
                <text:p>61.75</text:p>
              </table:table-cell>
              <table:table-cell office:value-type="float" office:value="17.69">
                <text:p>17.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">
                <text:p>62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.25">
                <text:p>62.25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.5">
                <text:p>62.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.75">
                <text:p>62.7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25">
                <text:p>63.2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.5">
                <text:p>63.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.75">
                <text:p>63.75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">
                <text:p>64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.25">
                <text:p>64.2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4.5">
                <text:p>64.5</text:p>
              </table:table-cell>
              <table:table-cell office:value-type="float" office:value="18.34">
                <text:p>18.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4.75">
                <text:p>64.75</text:p>
              </table:table-cell>
              <table:table-cell office:value-type="float" office:value="18.34">
                <text:p>18.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">
                <text:p>65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5.25">
                <text:p>65.25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5.5">
                <text:p>65.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5.75">
                <text:p>65.7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">
                <text:p>66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.25">
                <text:p>66.25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6.5">
                <text:p>66.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6.75">
                <text:p>66.7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7">
                <text:p>67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7.25">
                <text:p>67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7.5">
                <text:p>67.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7.75">
                <text:p>67.75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8">
                <text:p>6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.25">
                <text:p>68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8.5">
                <text:p>68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8.75">
                <text:p>68.7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">
                <text:p>69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.25">
                <text:p>69.25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9.5">
                <text:p>69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9.75">
                <text:p>69.7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">
                <text:p>70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.25">
                <text:p>70.2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0.5">
                <text:p>70.5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0.75">
                <text:p>70.75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">
                <text:p>71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.25">
                <text:p>71.25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.5">
                <text:p>71.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1.75">
                <text:p>71.75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">
                <text:p>72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.25">
                <text:p>72.25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2.5">
                <text:p>72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2.75">
                <text:p>72.7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">
                <text:p>73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.25">
                <text:p>73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3.5">
                <text:p>73.5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3.75">
                <text:p>73.75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">
                <text:p>74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.25">
                <text:p>74.2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4.5">
                <text:p>74.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.75">
                <text:p>74.7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5">
                <text:p>7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5.25">
                <text:p>75.2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5.5">
                <text:p>75.5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.75">
                <text:p>75.75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">
                <text:p>76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.25">
                <text:p>76.25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6.5">
                <text:p>76.5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6.75">
                <text:p>76.75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">
                <text:p>77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.25">
                <text:p>77.25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7.5">
                <text:p>77.5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7.75">
                <text:p>77.75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8">
                <text:p>78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.25">
                <text:p>78.25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8.5">
                <text:p>78.5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8.75">
                <text:p>78.75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9">
                <text:p>7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.25">
                <text:p>79.2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9.5">
                <text:p>79.5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9.75">
                <text:p>79.75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">
                <text:p>8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.25">
                <text:p>80.25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0.5">
                <text:p>80.5</text:p>
              </table:table-cell>
              <table:table-cell office:value-type="float" office:value="12.42">
                <text:p>12.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0.75">
                <text:p>80.75</text:p>
              </table:table-cell>
              <table:table-cell office:value-type="float" office:value="12.42">
                <text:p>12.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">
                <text:p>81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.25">
                <text:p>81.2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1.5">
                <text:p>81.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1.75">
                <text:p>81.7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">
                <text:p>82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.25">
                <text:p>82.2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2.5">
                <text:p>82.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2.75">
                <text:p>82.7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">
                <text:p>83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3.25">
                <text:p>83.25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3.5">
                <text:p>83.5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3.75">
                <text:p>83.75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">
                <text:p>84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4.25">
                <text:p>84.25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4.5">
                <text:p>84.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4.75">
                <text:p>84.7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">
                <text:p>85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.25">
                <text:p>85.25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5.5">
                <text:p>85.5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5.75">
                <text:p>85.75</text:p>
              </table:table-cell>
              <table:table-cell office:value-type="float" office:value="9.63">
                <text:p>9.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6">
                <text:p>8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.25">
                <text:p>86.2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6.5">
                <text:p>86.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6.75">
                <text:p>86.7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7">
                <text:p>87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.25">
                <text:p>87.2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7.5">
                <text:p>87.5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7.75">
                <text:p>87.75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8">
                <text:p>88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.25">
                <text:p>88.25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8.5">
                <text:p>88.5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8.75">
                <text:p>88.75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">
                <text:p>89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.25">
                <text:p>89.25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9.5">
                <text:p>89.5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9.75">
                <text:p>89.75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">
                <text:p>90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.25">
                <text:p>90.2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.5">
                <text:p>90.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0.75">
                <text:p>90.7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">
                <text:p>91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1.25">
                <text:p>91.2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1.5">
                <text:p>91.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1.75">
                <text:p>91.7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2">
                <text:p>92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2.25">
                <text:p>92.25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2.5">
                <text:p>92.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2.75">
                <text:p>92.7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3">
                <text:p>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3.25">
                <text:p>93.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3.5">
                <text:p>93.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3.75">
                <text:p>93.7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4">
                <text:p>9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4.25">
                <text:p>94.2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4.5">
                <text:p>94.5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4.75">
                <text:p>94.75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5">
                <text:p>95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5.25">
                <text:p>95.25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5.5">
                <text:p>95.5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5.75">
                <text:p>95.75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">
                <text:p>96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6.25">
                <text:p>96.25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6.5">
                <text:p>96.5</text:p>
              </table:table-cell>
              <table:table-cell office:value-type="float" office:value="-2.63">
                <text:p>-2.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6.75">
                <text:p>96.75</text:p>
              </table:table-cell>
              <table:table-cell office:value-type="float" office:value="-2.63">
                <text:p>-2.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">
                <text:p>97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.25">
                <text:p>97.25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7.5">
                <text:p>97.5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7.75">
                <text:p>97.75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8">
                <text:p>98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8.25">
                <text:p>98.25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8.5">
                <text:p>98.5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8.75">
                <text:p>98.75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">
                <text:p>99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.25">
                <text:p>99.25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9.5">
                <text:p>99.5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9.75">
                <text:p>99.75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">
                <text:p>100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.25">
                <text:p>100.2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0.5">
                <text:p>100.5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0.75">
                <text:p>100.75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1">
                <text:p>101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1.25">
                <text:p>101.25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1.5">
                <text:p>101.5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1.75">
                <text:p>101.75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2">
                <text:p>102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2.25">
                <text:p>102.2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2.5">
                <text:p>102.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2.75">
                <text:p>102.7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3">
                <text:p>103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.25">
                <text:p>103.25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3.5">
                <text:p>103.5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3.75">
                <text:p>103.75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4">
                <text:p>104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4.25">
                <text:p>104.25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4.5">
                <text:p>104.5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4.75">
                <text:p>104.75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5">
                <text:p>105</text:p>
              </table:table-cell>
              <table:table-cell office:value-type="float" office:value="-4.56">
                <text:p>-4.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5.25">
                <text:p>105.25</text:p>
              </table:table-cell>
              <table:table-cell office:value-type="float" office:value="-4.56">
                <text:p>-4.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5.5">
                <text:p>105.5</text:p>
              </table:table-cell>
              <table:table-cell office:value-type="float" office:value="-4.56">
                <text:p>-4.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5.75">
                <text:p>105.75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6">
                <text:p>106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6.25">
                <text:p>106.25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6.5">
                <text:p>106.5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6.75">
                <text:p>106.7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7">
                <text:p>107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7.25">
                <text:p>107.2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7.5">
                <text:p>107.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7.75">
                <text:p>107.75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8">
                <text:p>108</text:p>
              </table:table-cell>
              <table:table-cell office:value-type="float" office:value="-6.39">
                <text:p>-6.3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8.25">
                <text:p>108.2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8.5">
                <text:p>108.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8.75">
                <text:p>108.7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9">
                <text:p>109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9.25">
                <text:p>109.25</text:p>
              </table:table-cell>
              <table:table-cell office:value-type="float" office:value="-6.07">
                <text:p>-6.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9.5">
                <text:p>109.5</text:p>
              </table:table-cell>
              <table:table-cell office:value-type="float" office:value="-6.07">
                <text:p>-6.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9.75">
                <text:p>109.7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0">
                <text:p>110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0.25">
                <text:p>110.25</text:p>
              </table:table-cell>
              <table:table-cell office:value-type="float" office:value="-6.61">
                <text:p>-6.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0.5">
                <text:p>110.5</text:p>
              </table:table-cell>
              <table:table-cell office:value-type="float" office:value="-6.61">
                <text:p>-6.6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0.75">
                <text:p>110.75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1">
                <text:p>111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1.25">
                <text:p>111.25</text:p>
              </table:table-cell>
              <table:table-cell office:value-type="float" office:value="-6.82">
                <text:p>-6.8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1.5">
                <text:p>111.5</text:p>
              </table:table-cell>
              <table:table-cell office:value-type="float" office:value="-6.82">
                <text:p>-6.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1.75">
                <text:p>111.75</text:p>
              </table:table-cell>
              <table:table-cell office:value-type="float" office:value="-5.85">
                <text:p>-5.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2">
                <text:p>112</text:p>
              </table:table-cell>
              <table:table-cell office:value-type="float" office:value="-5.85">
                <text:p>-5.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2.25">
                <text:p>112.25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2.5">
                <text:p>112.5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2.75">
                <text:p>112.7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3">
                <text:p>113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3.25">
                <text:p>113.25</text:p>
              </table:table-cell>
              <table:table-cell office:value-type="float" office:value="-6.07">
                <text:p>-6.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3.5">
                <text:p>113.5</text:p>
              </table:table-cell>
              <table:table-cell office:value-type="float" office:value="-6.07">
                <text:p>-6.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3.75">
                <text:p>113.7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4">
                <text:p>114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4.25">
                <text:p>114.25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4.5">
                <text:p>114.5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4.75">
                <text:p>114.7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5">
                <text:p>11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5.25">
                <text:p>115.2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5.5">
                <text:p>115.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5.75">
                <text:p>115.75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6">
                <text:p>116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6.25">
                <text:p>116.2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6.5">
                <text:p>116.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6.75">
                <text:p>116.75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7">
                <text:p>117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7.25">
                <text:p>117.25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7.5">
                <text:p>117.5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7.75">
                <text:p>117.75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8">
                <text:p>118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8.25">
                <text:p>118.25</text:p>
              </table:table-cell>
              <table:table-cell office:value-type="float" office:value="-6.07">
                <text:p>-6.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8.5">
                <text:p>118.5</text:p>
              </table:table-cell>
              <table:table-cell office:value-type="float" office:value="-6.07">
                <text:p>-6.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8.75">
                <text:p>118.75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9">
                <text:p>119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9.25">
                <text:p>119.25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9.5">
                <text:p>119.5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9.75">
                <text:p>119.7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0">
                <text:p>120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0.25">
                <text:p>120.25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0.5">
                <text:p>120.5</text:p>
              </table:table-cell>
              <table:table-cell office:value-type="float" office:value="-6.18">
                <text:p>-6.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0.75">
                <text:p>120.75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1">
                <text:p>121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1.25">
                <text:p>121.25</text:p>
              </table:table-cell>
              <table:table-cell office:value-type="float" office:value="-4.56">
                <text:p>-4.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1.5">
                <text:p>121.5</text:p>
              </table:table-cell>
              <table:table-cell office:value-type="float" office:value="-4.56">
                <text:p>-4.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1.75">
                <text:p>121.7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2">
                <text:p>122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2.25">
                <text:p>122.25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2.5">
                <text:p>122.5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2.75">
                <text:p>122.75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3">
                <text:p>123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3.25">
                <text:p>123.25</text:p>
              </table:table-cell>
              <table:table-cell office:value-type="float" office:value="-4.67">
                <text:p>-4.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3.5">
                <text:p>123.5</text:p>
              </table:table-cell>
              <table:table-cell office:value-type="float" office:value="-4.67">
                <text:p>-4.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3.75">
                <text:p>123.75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4">
                <text:p>124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4.25">
                <text:p>124.25</text:p>
              </table:table-cell>
              <table:table-cell office:value-type="float" office:value="-5.32">
                <text:p>-5.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4.5">
                <text:p>124.5</text:p>
              </table:table-cell>
              <table:table-cell office:value-type="float" office:value="-5.32">
                <text:p>-5.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4.75">
                <text:p>124.75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5">
                <text:p>125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5.25">
                <text:p>125.25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5.5">
                <text:p>125.5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5.75">
                <text:p>125.75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6">
                <text:p>126</text:p>
              </table:table-cell>
              <table:table-cell office:value-type="float" office:value="-5.96">
                <text:p>-5.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6.25">
                <text:p>126.25</text:p>
              </table:table-cell>
              <table:table-cell office:value-type="float" office:value="-4.67">
                <text:p>-4.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6.5">
                <text:p>126.5</text:p>
              </table:table-cell>
              <table:table-cell office:value-type="float" office:value="-4.67">
                <text:p>-4.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6.75">
                <text:p>126.75</text:p>
              </table:table-cell>
              <table:table-cell office:value-type="float" office:value="-4.89">
                <text:p>-4.8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7">
                <text:p>127</text:p>
              </table:table-cell>
              <table:table-cell office:value-type="float" office:value="-4.89">
                <text:p>-4.8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7.25">
                <text:p>127.25</text:p>
              </table:table-cell>
              <table:table-cell office:value-type="float" office:value="-4.46">
                <text:p>-4.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7.5">
                <text:p>127.5</text:p>
              </table:table-cell>
              <table:table-cell office:value-type="float" office:value="-4.46">
                <text:p>-4.4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7.75">
                <text:p>127.75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8">
                <text:p>128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8.25">
                <text:p>128.25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8.5">
                <text:p>128.5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8.75">
                <text:p>128.75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9">
                <text:p>129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9.25">
                <text:p>129.25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9.5">
                <text:p>129.5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9.75">
                <text:p>129.75</text:p>
              </table:table-cell>
              <table:table-cell office:value-type="float" office:value="-3.06">
                <text:p>-3.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0">
                <text:p>130</text:p>
              </table:table-cell>
              <table:table-cell office:value-type="float" office:value="-3.06">
                <text:p>-3.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0.25">
                <text:p>130.25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0.5">
                <text:p>130.5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0.75">
                <text:p>130.75</text:p>
              </table:table-cell>
              <table:table-cell office:value-type="float" office:value="-3.27">
                <text:p>-3.2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1">
                <text:p>131</text:p>
              </table:table-cell>
              <table:table-cell office:value-type="float" office:value="-3.27">
                <text:p>-3.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1.25">
                <text:p>131.25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1.5">
                <text:p>131.5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1.75">
                <text:p>131.75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2">
                <text:p>132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2.25">
                <text:p>132.25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2.5">
                <text:p>132.5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2.75">
                <text:p>132.75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3">
                <text:p>133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3.25">
                <text:p>133.25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3.5">
                <text:p>133.5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3.75">
                <text:p>133.75</text:p>
              </table:table-cell>
              <table:table-cell office:value-type="float" office:value="-3.27">
                <text:p>-3.2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4">
                <text:p>134</text:p>
              </table:table-cell>
              <table:table-cell office:value-type="float" office:value="-3.27">
                <text:p>-3.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4.25">
                <text:p>134.25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4.5">
                <text:p>134.5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4.75">
                <text:p>134.75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5">
                <text:p>135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5.25">
                <text:p>135.25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5.5">
                <text:p>135.5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5.75">
                <text:p>135.75</text:p>
              </table:table-cell>
              <table:table-cell office:value-type="float" office:value="-2.74">
                <text:p>-2.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6">
                <text:p>136</text:p>
              </table:table-cell>
              <table:table-cell office:value-type="float" office:value="-2.74">
                <text:p>-2.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6.25">
                <text:p>136.25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6.5">
                <text:p>136.5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6.75">
                <text:p>136.75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7">
                <text:p>137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7.25">
                <text:p>137.25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7.5">
                <text:p>137.5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7.75">
                <text:p>137.75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8">
                <text:p>138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8.25">
                <text:p>138.25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8.5">
                <text:p>138.5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8.75">
                <text:p>138.7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9">
                <text:p>13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9.25">
                <text:p>139.25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9.5">
                <text:p>139.5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9.75">
                <text:p>139.7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0">
                <text:p>140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0.25">
                <text:p>140.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0.5">
                <text:p>140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0.75">
                <text:p>140.75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1">
                <text:p>141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1.25">
                <text:p>141.25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1.5">
                <text:p>141.5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1.75">
                <text:p>141.75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2">
                <text:p>142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2.25">
                <text:p>142.25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2.5">
                <text:p>142.5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2.75">
                <text:p>142.75</text:p>
              </table:table-cell>
              <table:table-cell office:value-type="float" office:value="-2.09">
                <text:p>-2.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